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1" style:family="paragraph" style:parent-style-name="Standard">
      <style:paragraph-properties fo:line-height="100%"/>
      <style:text-properties officeooo:rsid="00144d8d" officeooo:paragraph-rsid="00144d8d"/>
    </style:style>
    <style:style style:name="P22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a029" officeooo:paragraph-rsid="00929e66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7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24ee7c9" officeooo:paragraph-rsid="00324593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officeooo:rsid="0018f3c7" officeooo:paragraph-rsid="00144d8d"/>
    </style:style>
    <style:style style:name="P266" style:family="paragraph" style:parent-style-name="Standard">
      <style:paragraph-properties fo:line-height="100%"/>
      <style:text-properties officeooo:rsid="001b7ac1" officeooo:paragraph-rsid="001623e4"/>
    </style:style>
    <style:style style:name="P267" style:family="paragraph" style:parent-style-name="Standard">
      <style:paragraph-properties fo:line-height="100%"/>
      <style:text-properties officeooo:rsid="0028ac76" officeooo:paragraph-rsid="001748b6"/>
    </style:style>
    <style:style style:name="P268" style:family="paragraph" style:parent-style-name="Standard">
      <style:paragraph-properties fo:line-height="100%"/>
      <style:text-properties officeooo:rsid="00327fc5" officeooo:paragraph-rsid="001623e4"/>
    </style:style>
    <style:style style:name="P269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0" style:family="paragraph" style:parent-style-name="Standard">
      <style:paragraph-properties fo:line-height="100%"/>
    </style:style>
    <style:style style:name="P281" style:family="paragraph" style:parent-style-name="Standard">
      <style:paragraph-properties fo:line-height="100%"/>
      <style:text-properties officeooo:paragraph-rsid="001623e4"/>
    </style:style>
    <style:style style:name="P282" style:family="paragraph" style:parent-style-name="Standard">
      <style:paragraph-properties fo:line-height="100%"/>
      <style:text-properties officeooo:paragraph-rsid="00144d8d"/>
    </style:style>
    <style:style style:name="P283" style:family="paragraph" style:parent-style-name="Standard">
      <style:paragraph-properties fo:line-height="100%"/>
      <style:text-properties officeooo:paragraph-rsid="001748b6"/>
    </style:style>
    <style:style style:name="P284" style:family="paragraph" style:parent-style-name="Standard">
      <style:paragraph-properties fo:line-height="100%"/>
      <style:text-properties officeooo:paragraph-rsid="0017d2f4"/>
    </style:style>
    <style:style style:name="P285" style:family="paragraph" style:parent-style-name="Standard">
      <style:paragraph-properties fo:line-height="100%"/>
      <style:text-properties officeooo:paragraph-rsid="0018df9e"/>
    </style:style>
    <style:style style:name="P286" style:family="paragraph" style:parent-style-name="Standard">
      <style:paragraph-properties fo:line-height="100%"/>
      <style:text-properties officeooo:paragraph-rsid="00196101"/>
    </style:style>
    <style:style style:name="P287" style:family="paragraph" style:parent-style-name="Standard">
      <style:paragraph-properties fo:line-height="100%"/>
      <style:text-properties officeooo:paragraph-rsid="001b77f9"/>
    </style:style>
    <style:style style:name="P288" style:family="paragraph" style:parent-style-name="Standard">
      <style:paragraph-properties fo:line-height="100%"/>
      <style:text-properties officeooo:paragraph-rsid="001ba41b"/>
    </style:style>
    <style:style style:name="P289" style:family="paragraph" style:parent-style-name="Standard">
      <style:paragraph-properties fo:line-height="100%"/>
      <style:text-properties officeooo:paragraph-rsid="001ce3a2"/>
    </style:style>
    <style:style style:name="P290" style:family="paragraph" style:parent-style-name="Standard">
      <style:paragraph-properties fo:line-height="100%"/>
      <style:text-properties officeooo:paragraph-rsid="00271607"/>
    </style:style>
    <style:style style:name="P291" style:family="paragraph" style:parent-style-name="Standard">
      <style:paragraph-properties fo:line-height="100%"/>
      <style:text-properties officeooo:paragraph-rsid="00271a97"/>
    </style:style>
    <style:style style:name="P292" style:family="paragraph" style:parent-style-name="Standard">
      <style:paragraph-properties fo:line-height="100%"/>
      <style:text-properties officeooo:paragraph-rsid="0028ef64"/>
    </style:style>
    <style:style style:name="P293" style:family="paragraph" style:parent-style-name="Standard">
      <style:paragraph-properties fo:line-height="100%"/>
      <style:text-properties officeooo:paragraph-rsid="002cfd73"/>
    </style:style>
    <style:style style:name="P294" style:family="paragraph" style:parent-style-name="Standard">
      <style:paragraph-properties fo:line-height="100%"/>
      <style:text-properties officeooo:paragraph-rsid="002e9bd9"/>
    </style:style>
    <style:style style:name="P295" style:family="paragraph" style:parent-style-name="Standard">
      <style:paragraph-properties fo:line-height="100%"/>
      <style:text-properties officeooo:paragraph-rsid="002f718c"/>
    </style:style>
    <style:style style:name="P296" style:family="paragraph" style:parent-style-name="Standard">
      <style:paragraph-properties fo:line-height="100%"/>
      <style:text-properties officeooo:paragraph-rsid="0030c188"/>
    </style:style>
    <style:style style:name="P297" style:family="paragraph" style:parent-style-name="Standard">
      <style:paragraph-properties fo:line-height="100%"/>
      <style:text-properties officeooo:paragraph-rsid="00324593"/>
    </style:style>
    <style:style style:name="P298" style:family="paragraph" style:parent-style-name="Standard">
      <style:paragraph-properties fo:line-height="100%"/>
      <style:text-properties officeooo:paragraph-rsid="0033f5fb"/>
    </style:style>
    <style:style style:name="P299" style:family="paragraph" style:parent-style-name="Standard">
      <style:paragraph-properties fo:line-height="100%"/>
      <style:text-properties officeooo:paragraph-rsid="00364074"/>
    </style:style>
    <style:style style:name="P300" style:family="paragraph" style:parent-style-name="Standard">
      <style:paragraph-properties fo:line-height="100%"/>
      <style:text-properties officeooo:paragraph-rsid="003acc15"/>
    </style:style>
    <style:style style:name="P301" style:family="paragraph" style:parent-style-name="Standard">
      <style:paragraph-properties fo:line-height="100%"/>
      <style:text-properties officeooo:paragraph-rsid="003bdd63"/>
    </style:style>
    <style:style style:name="P302" style:family="paragraph" style:parent-style-name="Standard">
      <style:paragraph-properties fo:line-height="100%"/>
      <style:text-properties officeooo:paragraph-rsid="003db4c9"/>
    </style:style>
    <style:style style:name="P303" style:family="paragraph" style:parent-style-name="Standard">
      <style:paragraph-properties fo:line-height="100%"/>
      <style:text-properties officeooo:paragraph-rsid="00409ee8"/>
    </style:style>
    <style:style style:name="P304" style:family="paragraph" style:parent-style-name="Standard">
      <style:paragraph-properties fo:line-height="100%"/>
      <style:text-properties officeooo:paragraph-rsid="00424a9e"/>
    </style:style>
    <style:style style:name="P305" style:family="paragraph" style:parent-style-name="Standard">
      <style:paragraph-properties fo:line-height="100%"/>
      <style:text-properties officeooo:paragraph-rsid="00428107"/>
    </style:style>
    <style:style style:name="P306" style:family="paragraph" style:parent-style-name="Standard">
      <style:paragraph-properties fo:line-height="100%"/>
      <style:text-properties officeooo:paragraph-rsid="00433b6c"/>
    </style:style>
    <style:style style:name="P307" style:family="paragraph" style:parent-style-name="Standard">
      <style:paragraph-properties fo:line-height="100%"/>
      <style:text-properties officeooo:paragraph-rsid="00468df8"/>
    </style:style>
    <style:style style:name="P308" style:family="paragraph" style:parent-style-name="Standard">
      <style:paragraph-properties fo:line-height="100%"/>
      <style:text-properties officeooo:paragraph-rsid="0049c10c"/>
    </style:style>
    <style:style style:name="P309" style:family="paragraph" style:parent-style-name="Standard">
      <style:paragraph-properties fo:line-height="100%"/>
      <style:text-properties officeooo:paragraph-rsid="004d0c80"/>
    </style:style>
    <style:style style:name="P310" style:family="paragraph" style:parent-style-name="Standard">
      <style:paragraph-properties fo:line-height="100%"/>
      <style:text-properties officeooo:paragraph-rsid="00534db1"/>
    </style:style>
    <style:style style:name="P311" style:family="paragraph" style:parent-style-name="Standard">
      <style:paragraph-properties fo:line-height="100%"/>
      <style:text-properties officeooo:paragraph-rsid="00551a7e"/>
    </style:style>
    <style:style style:name="P312" style:family="paragraph" style:parent-style-name="Standard">
      <style:paragraph-properties fo:line-height="100%"/>
      <style:text-properties officeooo:paragraph-rsid="0056e4e9"/>
    </style:style>
    <style:style style:name="P313" style:family="paragraph" style:parent-style-name="Standard">
      <style:paragraph-properties fo:line-height="100%"/>
      <style:text-properties officeooo:paragraph-rsid="005999cd"/>
    </style:style>
    <style:style style:name="P314" style:family="paragraph" style:parent-style-name="Standard">
      <style:paragraph-properties fo:line-height="100%"/>
      <style:text-properties officeooo:paragraph-rsid="006f7183"/>
    </style:style>
    <style:style style:name="P315" style:family="paragraph" style:parent-style-name="Standard">
      <style:paragraph-properties fo:line-height="100%"/>
      <style:text-properties officeooo:paragraph-rsid="007f5996"/>
    </style:style>
    <style:style style:name="P316" style:family="paragraph" style:parent-style-name="Standard">
      <style:paragraph-properties fo:line-height="100%"/>
      <style:text-properties officeooo:paragraph-rsid="0086b2be"/>
    </style:style>
    <style:style style:name="P317" style:family="paragraph" style:parent-style-name="Standard">
      <style:paragraph-properties fo:line-height="100%"/>
      <style:text-properties officeooo:paragraph-rsid="00929e66"/>
    </style:style>
    <style:style style:name="P318" style:family="paragraph" style:parent-style-name="Standard">
      <style:paragraph-properties fo:line-height="100%"/>
      <style:text-properties officeooo:paragraph-rsid="00318ccd"/>
    </style:style>
    <style:style style:name="P319" style:family="paragraph" style:parent-style-name="Standard">
      <style:paragraph-properties fo:line-height="100%"/>
      <style:text-properties officeooo:rsid="003952b0" officeooo:paragraph-rsid="001623e4"/>
    </style:style>
    <style:style style:name="P320" style:family="paragraph" style:parent-style-name="Standard">
      <style:paragraph-properties fo:line-height="100%"/>
      <style:text-properties officeooo:rsid="00495423" officeooo:paragraph-rsid="00196101"/>
    </style:style>
    <style:style style:name="P321" style:family="paragraph" style:parent-style-name="Standard">
      <style:paragraph-properties fo:line-height="100%"/>
      <style:text-properties officeooo:rsid="005e617e" officeooo:paragraph-rsid="001b77f9"/>
    </style:style>
    <style:style style:name="P322" style:family="paragraph" style:parent-style-name="Standard">
      <style:paragraph-properties fo:line-height="100%"/>
      <style:text-properties officeooo:rsid="00602e5b" officeooo:paragraph-rsid="001b77f9"/>
    </style:style>
    <style:style style:name="P323" style:family="paragraph" style:parent-style-name="Standard">
      <style:paragraph-properties fo:line-height="100%"/>
      <style:text-properties officeooo:rsid="0069c514" officeooo:paragraph-rsid="001b77f9"/>
    </style:style>
    <style:style style:name="P324" style:family="paragraph" style:parent-style-name="Standard">
      <style:paragraph-properties fo:line-height="100%"/>
      <style:text-properties officeooo:rsid="00745134" officeooo:paragraph-rsid="001b77f9"/>
    </style:style>
    <style:style style:name="P325" style:family="paragraph" style:parent-style-name="Standard">
      <style:paragraph-properties fo:line-height="100%"/>
      <style:text-properties officeooo:rsid="00745134" officeooo:paragraph-rsid="001ba41b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3" style:family="paragraph" style:parent-style-name="Standard">
      <style:paragraph-properties fo:line-height="100%"/>
      <style:text-properties style:use-window-font-color="true" officeooo:paragraph-rsid="001b77f9"/>
    </style:style>
    <style:style style:name="P374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8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9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0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officeooo:rsid="007739a0" officeooo:paragraph-rsid="001b77f9"/>
    </style:style>
    <style:style style:name="P427" style:family="paragraph" style:parent-style-name="Standard">
      <style:paragraph-properties fo:line-height="100%"/>
      <style:text-properties officeooo:rsid="007aa141" officeooo:paragraph-rsid="001ba41b"/>
    </style:style>
    <style:style style:name="P428" style:family="paragraph" style:parent-style-name="Standard">
      <style:paragraph-properties fo:line-height="100%"/>
      <style:text-properties officeooo:rsid="0091b213" officeooo:paragraph-rsid="001ba41b"/>
    </style:style>
    <style:style style:name="P429" style:family="paragraph" style:parent-style-name="Standard">
      <style:paragraph-properties fo:line-height="100%"/>
      <style:text-properties officeooo:rsid="009600b6" officeooo:paragraph-rsid="001ba41b"/>
    </style:style>
    <style:style style:name="P430" style:family="paragraph" style:parent-style-name="Standard">
      <style:paragraph-properties fo:line-height="100%"/>
      <style:text-properties officeooo:rsid="00b5bbf4" officeooo:paragraph-rsid="001ce3a2"/>
    </style:style>
    <style:style style:name="P431" style:family="paragraph" style:parent-style-name="Standard">
      <style:paragraph-properties fo:line-height="100%"/>
      <style:text-properties officeooo:rsid="00baaa8f" officeooo:paragraph-rsid="001ce3a2"/>
    </style:style>
    <style:style style:name="P432" style:family="paragraph" style:parent-style-name="Standard">
      <style:paragraph-properties fo:line-height="100%"/>
      <style:text-properties officeooo:rsid="0026384b" officeooo:paragraph-rsid="00271607"/>
    </style:style>
    <style:style style:name="P433" style:family="paragraph" style:parent-style-name="Standard">
      <style:paragraph-properties fo:line-height="100%"/>
      <style:text-properties officeooo:rsid="00d58808" officeooo:paragraph-rsid="00271607"/>
    </style:style>
    <style:style style:name="P434" style:family="paragraph" style:parent-style-name="Standard">
      <style:paragraph-properties fo:line-height="100%"/>
      <style:text-properties officeooo:rsid="0195759d" officeooo:paragraph-rsid="0028ef64"/>
    </style:style>
    <style:style style:name="P435" style:family="paragraph" style:parent-style-name="Standard">
      <style:paragraph-properties fo:line-height="100%"/>
      <style:text-properties officeooo:rsid="019715a7" officeooo:paragraph-rsid="002cfd73"/>
    </style:style>
    <style:style style:name="P436" style:family="paragraph" style:parent-style-name="Standard">
      <style:paragraph-properties fo:line-height="100%"/>
      <style:text-properties officeooo:rsid="019e8d3a" officeooo:paragraph-rsid="002cfd73"/>
    </style:style>
    <style:style style:name="P437" style:family="paragraph" style:parent-style-name="Standard">
      <style:paragraph-properties fo:line-height="100%"/>
      <style:text-properties officeooo:rsid="01a00fa0" officeooo:paragraph-rsid="002cfd73"/>
    </style:style>
    <style:style style:name="P438" style:family="paragraph" style:parent-style-name="Standard">
      <style:paragraph-properties fo:line-height="100%"/>
      <style:text-properties officeooo:rsid="01b46c19" officeooo:paragraph-rsid="002cfd73"/>
    </style:style>
    <style:style style:name="P439" style:family="paragraph" style:parent-style-name="Standard">
      <style:paragraph-properties fo:line-height="100%"/>
      <style:text-properties officeooo:rsid="01bef01a" officeooo:paragraph-rsid="002cfd73"/>
    </style:style>
    <style:style style:name="P440" style:family="paragraph" style:parent-style-name="Standard">
      <style:paragraph-properties fo:line-height="100%"/>
      <style:text-properties officeooo:rsid="01c3f677" officeooo:paragraph-rsid="002cfd73"/>
    </style:style>
    <style:style style:name="P441" style:family="paragraph" style:parent-style-name="Standard">
      <style:paragraph-properties fo:line-height="100%"/>
      <style:text-properties officeooo:rsid="01e49296" officeooo:paragraph-rsid="002e9bd9"/>
    </style:style>
    <style:style style:name="P442" style:family="paragraph" style:parent-style-name="Standard">
      <style:paragraph-properties fo:line-height="100%"/>
      <style:text-properties officeooo:rsid="0248313e" officeooo:paragraph-rsid="00324593"/>
    </style:style>
    <style:style style:name="P443" style:family="paragraph" style:parent-style-name="Standard">
      <style:paragraph-properties fo:line-height="100%"/>
      <style:text-properties officeooo:rsid="0264a88e" officeooo:paragraph-rsid="0033f5fb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3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5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6" style:family="paragraph" style:parent-style-name="Standard">
      <style:paragraph-properties fo:line-height="100%"/>
      <style:text-properties officeooo:rsid="02dbac17" officeooo:paragraph-rsid="00424a9e"/>
    </style:style>
    <style:style style:name="P517" style:family="paragraph" style:parent-style-name="Standard">
      <style:paragraph-properties fo:line-height="100%"/>
      <style:text-properties officeooo:rsid="02d28670" officeooo:paragraph-rsid="00424a9e"/>
    </style:style>
    <style:style style:name="P518" style:family="paragraph" style:parent-style-name="Standard">
      <style:text-properties officeooo:paragraph-rsid="00424a9e"/>
    </style:style>
    <style:style style:name="P519" style:family="paragraph" style:parent-style-name="Standard">
      <style:paragraph-properties fo:line-height="100%"/>
      <style:text-properties officeooo:rsid="02e1b98d" officeooo:paragraph-rsid="00424a9e"/>
    </style:style>
    <style:style style:name="P520" style:family="paragraph" style:parent-style-name="Standard">
      <style:paragraph-properties fo:line-height="100%"/>
      <style:text-properties officeooo:rsid="032a4ddc" officeooo:paragraph-rsid="00468df8"/>
    </style:style>
    <style:style style:name="P521" style:family="paragraph" style:parent-style-name="Standard">
      <style:paragraph-properties fo:line-height="100%"/>
      <style:text-properties officeooo:rsid="001d5f67" officeooo:paragraph-rsid="001d5f67"/>
    </style:style>
    <style:style style:name="P522" style:family="paragraph" style:parent-style-name="Standard">
      <style:paragraph-properties fo:line-height="100%"/>
      <style:text-properties officeooo:rsid="00685481" officeooo:paragraph-rsid="001b77f9"/>
    </style:style>
    <style:style style:name="P523" style:family="paragraph" style:parent-style-name="Standard">
      <style:paragraph-properties fo:line-height="100%"/>
      <style:text-properties officeooo:rsid="00a9ceec" officeooo:paragraph-rsid="001ce3a2"/>
    </style:style>
    <style:style style:name="P524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5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8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9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7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8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9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40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41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42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3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4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5" style:family="paragraph" style:parent-style-name="Standard">
      <style:paragraph-properties fo:line-height="100%" fo:break-before="page"/>
      <style:text-properties fo:font-style="normal" officeooo:rsid="01d3a7f4" officeooo:paragraph-rsid="002cfd73" style:font-style-asian="normal" style:font-style-complex="normal"/>
    </style:style>
    <style:style style:name="P546" style:family="paragraph" style:parent-style-name="Standard">
      <style:paragraph-properties fo:line-height="100%" fo:break-before="page"/>
      <style:text-properties officeooo:paragraph-rsid="003bdd63"/>
    </style:style>
    <style:style style:name="P547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8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9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50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51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52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53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4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5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6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7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8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9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60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61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62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63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4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5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566" style:family="paragraph" style:parent-style-name="Standard">
      <style:paragraph-properties fo:line-height="100%"/>
      <style:text-properties fo:font-style="normal" officeooo:rsid="00a12a4f" officeooo:paragraph-rsid="00a12a4f" style:font-style-asian="normal" style:font-style-complex="normal"/>
    </style:style>
    <style:style style:name="P567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8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9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70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71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72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4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5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6" style:family="paragraph" style:parent-style-name="Standard" style:list-style-name="L3">
      <style:paragraph-properties fo:line-height="100%"/>
      <style:text-properties officeooo:paragraph-rsid="001b77f9"/>
    </style:style>
    <style:style style:name="P577" style:family="paragraph" style:parent-style-name="Standard" style:list-style-name="L4">
      <style:paragraph-properties fo:line-height="100%"/>
      <style:text-properties officeooo:paragraph-rsid="001ba41b"/>
    </style:style>
    <style:style style:name="P578" style:family="paragraph" style:parent-style-name="Standard" style:list-style-name="L5">
      <style:paragraph-properties fo:line-height="100%"/>
      <style:text-properties officeooo:paragraph-rsid="00271607"/>
    </style:style>
    <style:style style:name="P579" style:family="paragraph" style:parent-style-name="Standard" style:list-style-name="L6">
      <style:paragraph-properties fo:line-height="100%"/>
      <style:text-properties officeooo:paragraph-rsid="00271607"/>
    </style:style>
    <style:style style:name="P580" style:family="paragraph" style:parent-style-name="Standard" style:list-style-name="L14">
      <style:paragraph-properties fo:line-height="100%"/>
      <style:text-properties officeooo:paragraph-rsid="002f718c"/>
    </style:style>
    <style:style style:name="P581" style:family="paragraph" style:parent-style-name="Standard" style:list-style-name="L19">
      <style:paragraph-properties fo:line-height="100%"/>
      <style:text-properties officeooo:paragraph-rsid="0033f5fb"/>
    </style:style>
    <style:style style:name="P582" style:family="paragraph" style:parent-style-name="Standard" style:list-style-name="L29">
      <style:paragraph-properties fo:line-height="100%"/>
      <style:text-properties officeooo:paragraph-rsid="00409ee8"/>
    </style:style>
    <style:style style:name="P583" style:family="paragraph" style:parent-style-name="Standard" style:list-style-name="L30">
      <style:paragraph-properties fo:line-height="100%"/>
      <style:text-properties officeooo:paragraph-rsid="00409ee8"/>
    </style:style>
    <style:style style:name="P584" style:family="paragraph" style:parent-style-name="Standard" style:list-style-name="L31">
      <style:paragraph-properties fo:line-height="100%"/>
      <style:text-properties officeooo:paragraph-rsid="00409ee8"/>
    </style:style>
    <style:style style:name="P585" style:family="paragraph" style:parent-style-name="Standard" style:list-style-name="L32">
      <style:paragraph-properties fo:line-height="100%"/>
      <style:text-properties officeooo:paragraph-rsid="00409ee8"/>
    </style:style>
    <style:style style:name="P586" style:family="paragraph" style:parent-style-name="Standard" style:list-style-name="L40">
      <style:paragraph-properties fo:line-height="100%"/>
      <style:text-properties officeooo:paragraph-rsid="00424a9e"/>
    </style:style>
    <style:style style:name="P587" style:family="paragraph" style:parent-style-name="Standard" style:list-style-name="L42">
      <style:paragraph-properties fo:line-height="100%"/>
      <style:text-properties officeooo:paragraph-rsid="00424a9e"/>
    </style:style>
    <style:style style:name="P588" style:family="paragraph" style:parent-style-name="Standard" style:list-style-name="L46">
      <style:paragraph-properties fo:line-height="100%"/>
      <style:text-properties officeooo:paragraph-rsid="0043971c"/>
    </style:style>
    <style:style style:name="P589" style:family="paragraph" style:parent-style-name="Standard" style:list-style-name="L46">
      <style:paragraph-properties fo:line-height="100%"/>
      <style:text-properties officeooo:paragraph-rsid="006370fe"/>
    </style:style>
    <style:style style:name="P590" style:family="paragraph" style:parent-style-name="Standard" style:list-style-name="L16">
      <style:paragraph-properties fo:line-height="100%"/>
      <style:text-properties officeooo:paragraph-rsid="00324593"/>
    </style:style>
    <style:style style:name="P591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2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3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4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5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6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7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8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9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600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1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2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3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7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8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9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2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3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4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5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6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7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8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19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0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1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2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4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5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6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28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29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0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1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3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3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3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35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6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7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8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39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0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1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42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43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44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45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46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47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48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49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50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51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52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officeooo:rsid="0070de42" style:font-style-asian="normal" style:font-style-complex="normal"/>
    </style:style>
    <style:style style:name="T188" style:family="text">
      <style:text-properties fo:font-style="normal" officeooo:rsid="01df2599" style:font-style-asian="normal" style:font-style-complex="normal"/>
    </style:style>
    <style:style style:name="T189" style:family="text">
      <style:text-properties fo:font-style="normal" officeooo:rsid="0087ad32" style:font-style-asian="normal" style:font-style-complex="normal"/>
    </style:style>
    <style:style style:name="T190" style:family="text">
      <style:text-properties fo:font-style="normal" officeooo:rsid="00929e66" style:font-style-asian="normal" style:font-style-complex="normal"/>
    </style:style>
    <style:style style:name="T191" style:family="text">
      <style:text-properties fo:font-style="normal" officeooo:rsid="0094ffc1" style:font-style-asian="normal" style:font-style-complex="normal"/>
    </style:style>
    <style:style style:name="T192" style:family="text">
      <style:text-properties fo:font-style="normal" officeooo:rsid="0099ea6f" style:font-style-asian="normal" style:font-style-complex="normal"/>
    </style:style>
    <style:style style:name="T193" style:family="text">
      <style:text-properties fo:font-style="normal" officeooo:rsid="009bcef7" style:font-style-asian="normal" style:font-style-complex="normal"/>
    </style:style>
    <style:style style:name="T194" style:family="text">
      <style:text-properties fo:font-style="normal" officeooo:rsid="023f2d17" style:font-style-asian="normal" style:font-style-complex="normal"/>
    </style:style>
    <style:style style:name="T195" style:family="text">
      <style:text-properties fo:font-style="normal" officeooo:rsid="009f5d36" style:font-style-asian="normal" style:font-style-complex="normal"/>
    </style:style>
    <style:style style:name="T196" style:family="text">
      <style:text-properties fo:font-style="normal" officeooo:rsid="009f67cc" style:font-style-asian="normal" style:font-style-complex="normal"/>
    </style:style>
    <style:style style:name="T197" style:family="text">
      <style:text-properties fo:font-style="normal" officeooo:rsid="00a12a4f" style:font-style-asian="normal" style:font-style-complex="normal"/>
    </style:style>
    <style:style style:name="T1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45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46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48" style:family="text">
      <style:text-properties fo:font-style="normal" style:text-underline-style="none" style:font-style-asian="normal" style:font-style-complex="normal"/>
    </style:style>
    <style:style style:name="T249" style:family="text">
      <style:text-properties fo:font-style="normal" style:text-underline-style="none" officeooo:rsid="0244b51e" style:font-style-asian="normal" style:font-style-complex="normal"/>
    </style:style>
    <style:style style:name="T250" style:family="text">
      <style:text-properties fo:font-style="normal" style:text-underline-style="none" officeooo:rsid="0334a575" style:font-style-asian="normal" style:font-style-complex="normal"/>
    </style:style>
    <style:style style:name="T251" style:family="text">
      <style:text-properties fo:font-style="normal" style:text-underline-style="none" officeooo:rsid="0334aa07" style:font-style-asian="normal" style:font-style-complex="normal"/>
    </style:style>
    <style:style style:name="T252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53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58" style:family="text">
      <style:text-properties officeooo:rsid="0028ac76"/>
    </style:style>
    <style:style style:name="T259" style:family="text">
      <style:text-properties officeooo:rsid="009e97f3"/>
    </style:style>
    <style:style style:name="T260" style:family="text">
      <style:text-properties officeooo:rsid="009ef892"/>
    </style:style>
    <style:style style:name="T261" style:family="text">
      <style:text-properties officeooo:rsid="002ab5f6"/>
    </style:style>
    <style:style style:name="T262" style:family="text">
      <style:text-properties officeooo:rsid="002995de"/>
    </style:style>
    <style:style style:name="T263" style:family="text">
      <style:text-properties officeooo:rsid="002c393c"/>
    </style:style>
    <style:style style:name="T264" style:family="text">
      <style:text-properties officeooo:rsid="004a998d"/>
    </style:style>
    <style:style style:name="T265" style:family="text">
      <style:text-properties officeooo:rsid="002e1600"/>
    </style:style>
    <style:style style:name="T266" style:family="text">
      <style:text-properties fo:font-weight="normal" style:font-weight-asian="normal" style:font-weight-complex="normal"/>
    </style:style>
    <style:style style:name="T267" style:family="text">
      <style:text-properties fo:font-weight="normal" officeooo:rsid="002e1600" style:font-weight-asian="normal" style:font-weight-complex="normal"/>
    </style:style>
    <style:style style:name="T268" style:family="text">
      <style:text-properties fo:font-weight="normal" officeooo:rsid="0031063a" style:font-weight-asian="normal" style:font-weight-complex="normal"/>
    </style:style>
    <style:style style:name="T269" style:family="text">
      <style:text-properties fo:font-weight="normal" officeooo:rsid="00632e51" style:font-weight-asian="normal" style:font-weight-complex="normal"/>
    </style:style>
    <style:style style:name="T270" style:family="text">
      <style:text-properties fo:font-weight="normal" officeooo:rsid="0041315f" style:font-weight-asian="normal" style:font-weight-complex="normal"/>
    </style:style>
    <style:style style:name="T271" style:family="text">
      <style:text-properties fo:font-weight="normal" officeooo:rsid="0041ce35" style:font-weight-asian="normal" style:font-weight-complex="normal"/>
    </style:style>
    <style:style style:name="T272" style:family="text">
      <style:text-properties fo:font-weight="normal" officeooo:rsid="005fae66" style:font-weight-asian="normal" style:font-weight-complex="normal"/>
    </style:style>
    <style:style style:name="T273" style:family="text">
      <style:text-properties fo:font-weight="normal" officeooo:rsid="00467a6f" style:font-weight-asian="normal" style:font-weight-complex="normal"/>
    </style:style>
    <style:style style:name="T274" style:family="text">
      <style:text-properties fo:font-weight="normal" officeooo:rsid="004876da" style:font-weight-asian="normal" style:font-weight-complex="normal"/>
    </style:style>
    <style:style style:name="T275" style:family="text">
      <style:text-properties fo:font-weight="normal" officeooo:rsid="00495423" style:font-weight-asian="normal" style:font-weight-complex="normal"/>
    </style:style>
    <style:style style:name="T276" style:family="text">
      <style:text-properties fo:font-weight="normal" officeooo:rsid="00196101" style:font-weight-asian="normal" style:font-weight-complex="normal"/>
    </style:style>
    <style:style style:name="T277" style:family="text">
      <style:text-properties fo:font-weight="normal" officeooo:rsid="00863738" style:font-weight-asian="normal" style:font-weight-complex="normal"/>
    </style:style>
    <style:style style:name="T278" style:family="text">
      <style:text-properties fo:font-weight="normal" officeooo:rsid="0082ba18" style:font-weight-asian="normal" style:font-weight-complex="normal"/>
    </style:style>
    <style:style style:name="T279" style:family="text">
      <style:text-properties fo:font-weight="normal" officeooo:rsid="009ab1ff" style:font-weight-asian="normal" style:font-weight-complex="normal"/>
    </style:style>
    <style:style style:name="T280" style:family="text">
      <style:text-properties fo:font-weight="normal" officeooo:rsid="009bf1d4" style:font-weight-asian="normal" style:font-weight-complex="normal"/>
    </style:style>
    <style:style style:name="T281" style:family="text">
      <style:text-properties fo:font-weight="normal" officeooo:rsid="0083140b" style:font-weight-asian="normal" style:font-weight-complex="normal"/>
    </style:style>
    <style:style style:name="T282" style:family="text">
      <style:text-properties fo:font-weight="normal" officeooo:rsid="00aea48b" style:font-weight-asian="normal" style:font-weight-complex="normal"/>
    </style:style>
    <style:style style:name="T283" style:family="text">
      <style:text-properties fo:font-weight="normal" officeooo:rsid="00b56a82" style:font-weight-asian="normal" style:font-weight-complex="normal"/>
    </style:style>
    <style:style style:name="T284" style:family="text">
      <style:text-properties fo:font-weight="normal" officeooo:rsid="00afb9b1" style:font-weight-asian="normal" style:font-weight-complex="normal"/>
    </style:style>
    <style:style style:name="T285" style:family="text">
      <style:text-properties fo:font-weight="normal" officeooo:rsid="00b38348" style:font-weight-asian="normal" style:font-weight-complex="normal"/>
    </style:style>
    <style:style style:name="T286" style:family="text">
      <style:text-properties fo:font-weight="normal" officeooo:rsid="00b69a4a" style:font-weight-asian="normal" style:font-weight-complex="normal"/>
    </style:style>
    <style:style style:name="T287" style:family="text">
      <style:text-properties fo:font-weight="normal" officeooo:rsid="001ce3a2" style:font-weight-asian="normal" style:font-weight-complex="normal"/>
    </style:style>
    <style:style style:name="T288" style:family="text">
      <style:text-properties fo:font-weight="normal" officeooo:rsid="01b07b18" style:font-weight-asian="normal" style:font-weight-complex="normal"/>
    </style:style>
    <style:style style:name="T289" style:family="text">
      <style:text-properties fo:font-weight="normal" officeooo:rsid="01bef01a" style:font-weight-asian="normal" style:font-weight-complex="normal"/>
    </style:style>
    <style:style style:name="T290" style:family="text">
      <style:text-properties fo:font-weight="normal" officeooo:rsid="024888ae" style:font-weight-asian="normal" style:font-weight-complex="normal"/>
    </style:style>
    <style:style style:name="T291" style:family="text">
      <style:text-properties fo:font-weight="normal" officeooo:rsid="025457b9" style:font-weight-asian="normal" style:font-weight-complex="normal"/>
    </style:style>
    <style:style style:name="T292" style:family="text">
      <style:text-properties fo:font-weight="normal" officeooo:rsid="0255b347" style:font-weight-asian="normal" style:font-weight-complex="normal"/>
    </style:style>
    <style:style style:name="T293" style:family="text">
      <style:text-properties fo:font-weight="normal" officeooo:rsid="025f521f" style:font-weight-asian="normal" style:font-weight-complex="normal"/>
    </style:style>
    <style:style style:name="T294" style:family="text">
      <style:text-properties fo:font-weight="normal" officeooo:rsid="025c47d1" style:font-weight-asian="normal" style:font-weight-complex="normal"/>
    </style:style>
    <style:style style:name="T295" style:family="text">
      <style:text-properties fo:font-weight="normal" officeooo:rsid="025ca15a" style:font-weight-asian="normal" style:font-weight-complex="normal"/>
    </style:style>
    <style:style style:name="T296" style:family="text">
      <style:text-properties fo:font-weight="normal" officeooo:rsid="025c1edd" style:font-weight-asian="normal" style:font-weight-complex="normal"/>
    </style:style>
    <style:style style:name="T297" style:family="text">
      <style:text-properties fo:font-weight="normal" officeooo:rsid="0264a88e" style:font-weight-asian="normal" style:font-weight-complex="normal"/>
    </style:style>
    <style:style style:name="T298" style:family="text">
      <style:text-properties fo:font-weight="normal" officeooo:rsid="0264d8eb" style:font-weight-asian="normal" style:font-weight-complex="normal"/>
    </style:style>
    <style:style style:name="T299" style:family="text">
      <style:text-properties fo:font-weight="normal" officeooo:rsid="027e77a9" style:font-weight-asian="normal" style:font-weight-complex="normal"/>
    </style:style>
    <style:style style:name="T300" style:family="text">
      <style:text-properties fo:font-weight="normal" officeooo:rsid="0269ddcc" style:font-weight-asian="normal" style:font-weight-complex="normal"/>
    </style:style>
    <style:style style:name="T301" style:family="text">
      <style:text-properties fo:font-weight="normal" officeooo:rsid="026d91be" style:font-weight-asian="normal" style:font-weight-complex="normal"/>
    </style:style>
    <style:style style:name="T302" style:family="text">
      <style:text-properties fo:font-weight="normal" officeooo:rsid="0275f1bd" style:font-weight-asian="normal" style:font-weight-complex="normal"/>
    </style:style>
    <style:style style:name="T303" style:family="text">
      <style:text-properties fo:font-weight="normal" officeooo:rsid="02734a54" style:font-weight-asian="normal" style:font-weight-complex="normal"/>
    </style:style>
    <style:style style:name="T304" style:family="text">
      <style:text-properties fo:font-weight="normal" officeooo:rsid="027a81b3" style:font-weight-asian="normal" style:font-weight-complex="normal"/>
    </style:style>
    <style:style style:name="T305" style:family="text">
      <style:text-properties fo:font-weight="normal" officeooo:rsid="0286868f" style:font-weight-asian="normal" style:font-weight-complex="normal"/>
    </style:style>
    <style:style style:name="T306" style:family="text">
      <style:text-properties fo:font-weight="normal" officeooo:rsid="028513af" style:font-weight-asian="normal" style:font-weight-complex="normal"/>
    </style:style>
    <style:style style:name="T307" style:family="text">
      <style:text-properties fo:font-weight="normal" officeooo:rsid="02daa313" style:font-weight-asian="normal" style:font-weight-complex="normal"/>
    </style:style>
    <style:style style:name="T308" style:family="text">
      <style:text-properties fo:font-weight="normal" officeooo:rsid="02dd74c8" style:font-weight-asian="normal" style:font-weight-complex="normal"/>
    </style:style>
    <style:style style:name="T309" style:family="text">
      <style:text-properties fo:font-weight="normal" officeooo:rsid="02e1b98d" style:font-weight-asian="normal" style:font-weight-complex="normal"/>
    </style:style>
    <style:style style:name="T310" style:family="text">
      <style:text-properties officeooo:rsid="003366c6"/>
    </style:style>
    <style:style style:name="T311" style:family="text">
      <style:text-properties officeooo:rsid="005e617e"/>
    </style:style>
    <style:style style:name="T312" style:family="text">
      <style:text-properties officeooo:rsid="00632e51"/>
    </style:style>
    <style:style style:name="T313" style:family="text">
      <style:text-properties officeooo:rsid="0041315f"/>
    </style:style>
    <style:style style:name="T314" style:family="text">
      <style:text-properties officeooo:rsid="0041ce35"/>
    </style:style>
    <style:style style:name="T315" style:family="text">
      <style:text-properties officeooo:rsid="005fae66"/>
    </style:style>
    <style:style style:name="T316" style:family="text">
      <style:text-properties officeooo:rsid="00196101"/>
    </style:style>
    <style:style style:name="T317" style:family="text">
      <style:text-properties officeooo:rsid="00495423"/>
    </style:style>
    <style:style style:name="T318" style:family="text">
      <style:text-properties officeooo:rsid="004961a2"/>
    </style:style>
    <style:style style:name="T319" style:family="text">
      <style:text-properties officeooo:rsid="00579098"/>
    </style:style>
    <style:style style:name="T320" style:family="text">
      <style:text-properties officeooo:rsid="0050044a"/>
    </style:style>
    <style:style style:name="T321" style:family="text">
      <style:text-properties officeooo:rsid="0050643a"/>
    </style:style>
    <style:style style:name="T322" style:family="text">
      <style:text-properties officeooo:rsid="00566b9a"/>
    </style:style>
    <style:style style:name="T323" style:family="text">
      <style:text-properties officeooo:rsid="00595b66"/>
    </style:style>
    <style:style style:name="T324" style:family="text">
      <style:text-properties officeooo:rsid="00523632"/>
    </style:style>
    <style:style style:name="T325" style:family="text">
      <style:text-properties style:text-underline-style="none"/>
    </style:style>
    <style:style style:name="T326" style:family="text">
      <style:text-properties style:text-underline-style="none" officeooo:rsid="0050643a"/>
    </style:style>
    <style:style style:name="T327" style:family="text">
      <style:text-properties style:text-underline-style="none" officeooo:rsid="01e0794a"/>
    </style:style>
    <style:style style:name="T328" style:family="text">
      <style:text-properties style:text-underline-style="none" officeooo:rsid="01e2099a"/>
    </style:style>
    <style:style style:name="T329" style:family="text">
      <style:text-properties style:text-underline-style="none" fo:font-weight="bold" officeooo:rsid="01e2099a" style:font-weight-asian="bold" style:font-weight-complex="bold"/>
    </style:style>
    <style:style style:name="T330" style:family="text">
      <style:text-properties style:text-underline-style="none" fo:font-weight="bold" officeooo:rsid="01e0794a" style:font-weight-asian="bold" style:font-weight-complex="bold"/>
    </style:style>
    <style:style style:name="T331" style:family="text">
      <style:text-properties style:text-underline-style="none" fo:font-weight="bold" officeooo:rsid="024888ae" style:font-weight-asian="bold" style:font-weight-complex="bold"/>
    </style:style>
    <style:style style:name="T332" style:family="text">
      <style:text-properties style:text-underline-style="none" officeooo:rsid="024888ae"/>
    </style:style>
    <style:style style:name="T333" style:family="text">
      <style:text-properties style:text-underline-style="none" officeooo:rsid="0255b347"/>
    </style:style>
    <style:style style:name="T334" style:family="text">
      <style:text-properties style:text-underline-style="none" officeooo:rsid="00929e66"/>
    </style:style>
    <style:style style:name="T335" style:family="text">
      <style:text-properties officeooo:rsid="001a60cc"/>
    </style:style>
    <style:style style:name="T336" style:family="text">
      <style:text-properties officeooo:rsid="006b15e0"/>
    </style:style>
    <style:style style:name="T337" style:family="text">
      <style:text-properties officeooo:rsid="00756d32"/>
    </style:style>
    <style:style style:name="T338" style:family="text">
      <style:text-properties officeooo:rsid="006b5675"/>
    </style:style>
    <style:style style:name="T339" style:family="text">
      <style:text-properties officeooo:rsid="006cc84d"/>
    </style:style>
    <style:style style:name="T340" style:family="text">
      <style:text-properties officeooo:rsid="006e3a09"/>
    </style:style>
    <style:style style:name="T341" style:family="text">
      <style:text-properties officeooo:rsid="007037b8"/>
    </style:style>
    <style:style style:name="T342" style:family="text">
      <style:text-properties officeooo:rsid="001b77f9"/>
    </style:style>
    <style:style style:name="T343" style:family="text">
      <style:text-properties officeooo:rsid="0079265a"/>
    </style:style>
    <style:style style:name="T344" style:family="text">
      <style:text-properties officeooo:rsid="008fde9c"/>
    </style:style>
    <style:style style:name="T345" style:family="text">
      <style:text-properties officeooo:rsid="0091b213"/>
    </style:style>
    <style:style style:name="T346" style:family="text">
      <style:text-properties officeooo:rsid="008909b1"/>
    </style:style>
    <style:style style:name="T347" style:family="text">
      <style:text-properties officeooo:rsid="007aa141"/>
    </style:style>
    <style:style style:name="T348" style:family="text">
      <style:text-properties officeooo:rsid="007d1779"/>
    </style:style>
    <style:style style:name="T349" style:family="text">
      <style:text-properties officeooo:rsid="00685481"/>
    </style:style>
    <style:style style:name="T350" style:family="text">
      <style:text-properties style:use-window-font-color="true"/>
    </style:style>
    <style:style style:name="T351" style:family="text">
      <style:text-properties style:use-window-font-color="true" fo:font-style="normal" officeooo:rsid="0143c3ef" style:font-style-asian="normal" style:font-style-complex="normal"/>
    </style:style>
    <style:style style:name="T352" style:family="text">
      <style:text-properties style:use-window-font-color="true" fo:font-style="normal" officeooo:rsid="00ee8692" style:font-style-asian="normal" style:font-style-complex="normal"/>
    </style:style>
    <style:style style:name="T353" style:family="text">
      <style:text-properties style:use-window-font-color="true" fo:font-style="normal" officeooo:rsid="00ec7646" style:font-style-asian="normal" style:font-style-complex="normal"/>
    </style:style>
    <style:style style:name="T354" style:family="text">
      <style:text-properties style:use-window-font-color="true" fo:font-style="normal" officeooo:rsid="0101a62b" style:font-style-asian="normal" style:font-style-complex="normal"/>
    </style:style>
    <style:style style:name="T355" style:family="text">
      <style:text-properties style:use-window-font-color="true" fo:font-style="normal" officeooo:rsid="01030c93" style:font-style-asian="normal" style:font-style-complex="normal"/>
    </style:style>
    <style:style style:name="T356" style:family="text">
      <style:text-properties style:use-window-font-color="true" fo:font-style="normal" officeooo:rsid="01045e2b" style:font-style-asian="normal" style:font-style-complex="normal"/>
    </style:style>
    <style:style style:name="T357" style:family="text">
      <style:text-properties style:use-window-font-color="true" fo:font-style="normal" officeooo:rsid="0103ab09" style:font-style-asian="normal" style:font-style-complex="normal"/>
    </style:style>
    <style:style style:name="T358" style:family="text">
      <style:text-properties style:use-window-font-color="true" fo:font-style="normal" officeooo:rsid="0104ab26" style:font-style-asian="normal" style:font-style-complex="normal"/>
    </style:style>
    <style:style style:name="T359" style:family="text">
      <style:text-properties style:use-window-font-color="true" fo:font-style="normal" officeooo:rsid="0129e716" style:font-style-asian="normal" style:font-style-complex="normal"/>
    </style:style>
    <style:style style:name="T360" style:family="text">
      <style:text-properties style:use-window-font-color="true" fo:font-style="normal" officeooo:rsid="012ce0e6" style:font-style-asian="normal" style:font-style-complex="normal"/>
    </style:style>
    <style:style style:name="T361" style:family="text">
      <style:text-properties style:use-window-font-color="true" fo:font-style="normal" officeooo:rsid="012e0c58" style:font-style-asian="normal" style:font-style-complex="normal"/>
    </style:style>
    <style:style style:name="T362" style:family="text">
      <style:text-properties style:use-window-font-color="true" fo:font-style="normal" officeooo:rsid="00271607" style:font-style-asian="normal" style:font-style-complex="normal"/>
    </style:style>
    <style:style style:name="T363" style:family="text">
      <style:text-properties style:use-window-font-color="true" fo:font-style="normal" officeooo:rsid="00ccac5e" style:font-style-asian="normal" style:font-style-complex="normal"/>
    </style:style>
    <style:style style:name="T364" style:family="text">
      <style:text-properties style:use-window-font-color="true" fo:font-style="normal" officeooo:rsid="01309713" style:font-style-asian="normal" style:font-style-complex="normal"/>
    </style:style>
    <style:style style:name="T365" style:family="text">
      <style:text-properties style:use-window-font-color="true" fo:font-style="normal" officeooo:rsid="013b4b0d" style:font-style-asian="normal" style:font-style-complex="normal"/>
    </style:style>
    <style:style style:name="T366" style:family="text">
      <style:text-properties style:use-window-font-color="true" fo:font-style="normal" officeooo:rsid="013ddfc0" style:font-style-asian="normal" style:font-style-complex="normal"/>
    </style:style>
    <style:style style:name="T367" style:family="text">
      <style:text-properties style:use-window-font-color="true" fo:font-style="normal" officeooo:rsid="013d6fbb" style:font-style-asian="normal" style:font-style-complex="normal"/>
    </style:style>
    <style:style style:name="T368" style:family="text">
      <style:text-properties style:use-window-font-color="true" fo:font-style="normal" officeooo:rsid="013c52d4" style:font-style-asian="normal" style:font-style-complex="normal"/>
    </style:style>
    <style:style style:name="T369" style:family="text">
      <style:text-properties style:use-window-font-color="true" fo:font-style="normal" officeooo:rsid="013f1034" style:font-style-asian="normal" style:font-style-complex="normal"/>
    </style:style>
    <style:style style:name="T370" style:family="text">
      <style:text-properties style:use-window-font-color="true" fo:font-style="normal" officeooo:rsid="0140086d" style:font-style-asian="normal" style:font-style-complex="normal"/>
    </style:style>
    <style:style style:name="T371" style:family="text">
      <style:text-properties style:use-window-font-color="true" fo:font-style="normal" officeooo:rsid="014cf324" style:font-style-asian="normal" style:font-style-complex="normal"/>
    </style:style>
    <style:style style:name="T372" style:family="text">
      <style:text-properties style:use-window-font-color="true" fo:font-style="normal" officeooo:rsid="0028ef64" style:font-style-asian="normal" style:font-style-complex="normal"/>
    </style:style>
    <style:style style:name="T373" style:family="text">
      <style:text-properties style:use-window-font-color="true" fo:font-style="normal" officeooo:rsid="014e8694" style:font-style-asian="normal" style:font-style-complex="normal"/>
    </style:style>
    <style:style style:name="T374" style:family="text">
      <style:text-properties style:use-window-font-color="true" fo:font-style="normal" officeooo:rsid="014e87b3" style:font-style-asian="normal" style:font-style-complex="normal"/>
    </style:style>
    <style:style style:name="T375" style:family="text">
      <style:text-properties style:use-window-font-color="true" fo:font-style="normal" officeooo:rsid="0162a1a6" style:font-style-asian="normal" style:font-style-complex="normal"/>
    </style:style>
    <style:style style:name="T376" style:family="text">
      <style:text-properties style:use-window-font-color="true" fo:font-style="normal" officeooo:rsid="01648ccb" style:font-style-asian="normal" style:font-style-complex="normal"/>
    </style:style>
    <style:style style:name="T377" style:family="text">
      <style:text-properties style:use-window-font-color="true" fo:font-style="normal" officeooo:rsid="01731cf9" style:font-style-asian="normal" style:font-style-complex="normal"/>
    </style:style>
    <style:style style:name="T378" style:family="text">
      <style:text-properties style:use-window-font-color="true" fo:font-style="normal" officeooo:rsid="017440d5" style:font-style-asian="normal" style:font-style-complex="normal"/>
    </style:style>
    <style:style style:name="T379" style:family="text">
      <style:text-properties style:use-window-font-color="true" fo:font-style="normal" officeooo:rsid="01736d00" style:font-style-asian="normal" style:font-style-complex="normal"/>
    </style:style>
    <style:style style:name="T380" style:family="text">
      <style:text-properties style:use-window-font-color="true" fo:font-style="normal" officeooo:rsid="017b1e57" style:font-style-asian="normal" style:font-style-complex="normal"/>
    </style:style>
    <style:style style:name="T381" style:family="text">
      <style:text-properties style:use-window-font-color="true" fo:font-style="normal" officeooo:rsid="0189b6bf" style:font-style-asian="normal" style:font-style-complex="normal"/>
    </style:style>
    <style:style style:name="T382" style:family="text">
      <style:text-properties style:use-window-font-color="true" fo:font-style="normal" officeooo:rsid="0189bd5a" style:font-style-asian="normal" style:font-style-complex="normal"/>
    </style:style>
    <style:style style:name="T383" style:family="text">
      <style:text-properties style:use-window-font-color="true" fo:font-style="normal" officeooo:rsid="02c47bce" style:font-style-asian="normal" style:font-style-complex="normal"/>
    </style:style>
    <style:style style:name="T384" style:family="text">
      <style:text-properties style:use-window-font-color="true" fo:font-style="normal" officeooo:rsid="02c93e61" style:font-style-asian="normal" style:font-style-complex="normal"/>
    </style:style>
    <style:style style:name="T385" style:family="text">
      <style:text-properties style:use-window-font-color="true" fo:font-style="normal" officeooo:rsid="02caa66e" style:font-style-asian="normal" style:font-style-complex="normal"/>
    </style:style>
    <style:style style:name="T386" style:family="text">
      <style:text-properties style:use-window-font-color="true" fo:font-style="normal" officeooo:rsid="01648e77" style:font-style-asian="normal" style:font-style-complex="normal"/>
    </style:style>
    <style:style style:name="T387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88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9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90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91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92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93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94" style:family="text">
      <style:text-properties style:use-window-font-color="true" fo:font-style="italic" style:font-style-asian="italic" style:font-style-complex="italic"/>
    </style:style>
    <style:style style:name="T395" style:family="text">
      <style:text-properties style:use-window-font-color="true" fo:font-style="italic" officeooo:rsid="0101a62b" style:font-style-asian="italic" style:font-style-complex="italic"/>
    </style:style>
    <style:style style:name="T396" style:family="text">
      <style:text-properties style:use-window-font-color="true" fo:font-style="italic" officeooo:rsid="0165fb24" style:font-style-asian="italic" style:font-style-complex="italic"/>
    </style:style>
    <style:style style:name="T397" style:family="text">
      <style:text-properties style:use-window-font-color="true" fo:font-style="italic" officeooo:rsid="01736d00" style:font-style-asian="italic" style:font-style-complex="italic"/>
    </style:style>
    <style:style style:name="T398" style:family="text">
      <style:text-properties style:use-window-font-color="true" fo:font-style="italic" officeooo:rsid="017440d5" style:font-style-asian="italic" style:font-style-complex="italic"/>
    </style:style>
    <style:style style:name="T399" style:family="text">
      <style:text-properties style:use-window-font-color="true" fo:font-style="italic" officeooo:rsid="0189b6bf" style:font-style-asian="italic" style:font-style-complex="italic"/>
    </style:style>
    <style:style style:name="T400" style:family="text">
      <style:text-properties style:use-window-font-color="true" fo:font-style="italic" officeooo:rsid="01c0a50b" style:font-style-asian="italic" style:font-style-complex="italic"/>
    </style:style>
    <style:style style:name="T401" style:family="text">
      <style:text-properties style:use-window-font-color="true" fo:font-style="italic" officeooo:rsid="01ca64d7" style:font-style-asian="italic" style:font-style-complex="italic"/>
    </style:style>
    <style:style style:name="T402" style:family="text">
      <style:text-properties style:use-window-font-color="true" fo:font-style="italic" officeooo:rsid="00687220" style:font-style-asian="italic" style:font-style-complex="italic"/>
    </style:style>
    <style:style style:name="T403" style:family="text">
      <style:text-properties style:use-window-font-color="true" fo:font-style="italic" officeooo:rsid="01648e77" style:font-style-asian="italic" style:font-style-complex="italic"/>
    </style:style>
    <style:style style:name="T404" style:family="text">
      <style:text-properties style:use-window-font-color="true" fo:font-style="italic" officeooo:rsid="00551a7e" style:font-style-asian="italic" style:font-style-complex="italic"/>
    </style:style>
    <style:style style:name="T405" style:family="text">
      <style:text-properties style:use-window-font-color="true" fo:font-style="italic" officeooo:rsid="007e3b9e" style:font-style-asian="italic" style:font-style-complex="italic"/>
    </style:style>
    <style:style style:name="T406" style:family="text">
      <style:text-properties style:use-window-font-color="true" fo:font-style="italic" officeooo:rsid="01731cf9" style:font-style-asian="italic" style:font-style-complex="italic"/>
    </style:style>
    <style:style style:name="T407" style:family="text">
      <style:text-properties style:use-window-font-color="true" fo:font-style="italic" officeooo:rsid="007f5996" style:font-style-asian="italic" style:font-style-complex="italic"/>
    </style:style>
    <style:style style:name="T408" style:family="text">
      <style:text-properties style:use-window-font-color="true" fo:font-style="italic" officeooo:rsid="0080b4c9" style:font-style-asian="italic" style:font-style-complex="italic"/>
    </style:style>
    <style:style style:name="T409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10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11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12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14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15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16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17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18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19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20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21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22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23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24" style:family="text">
      <style:text-properties style:use-window-font-color="true" officeooo:rsid="00c92fae"/>
    </style:style>
    <style:style style:name="T425" style:family="text">
      <style:text-properties style:use-window-font-color="true" officeooo:rsid="010f38a8"/>
    </style:style>
    <style:style style:name="T426" style:family="text">
      <style:text-properties style:use-window-font-color="true" officeooo:rsid="0110c1de"/>
    </style:style>
    <style:style style:name="T427" style:family="text">
      <style:text-properties style:use-window-font-color="true" officeooo:rsid="00271607"/>
    </style:style>
    <style:style style:name="T428" style:family="text">
      <style:text-properties style:use-window-font-color="true" officeooo:rsid="013ddfc0"/>
    </style:style>
    <style:style style:name="T429" style:family="text">
      <style:text-properties style:use-window-font-color="true" officeooo:rsid="0141ae5e"/>
    </style:style>
    <style:style style:name="T430" style:family="text">
      <style:text-properties style:use-window-font-color="true" fo:font-weight="bold" style:font-weight-asian="bold" style:font-weight-complex="bold"/>
    </style:style>
    <style:style style:name="T431" style:family="text">
      <style:text-properties style:use-window-font-color="true" fo:font-weight="bold" officeooo:rsid="013ddfc0" style:font-weight-asian="bold" style:font-weight-complex="bold"/>
    </style:style>
    <style:style style:name="T432" style:family="text">
      <style:text-properties style:use-window-font-color="true" fo:font-weight="bold" officeooo:rsid="0140086d" style:font-weight-asian="bold" style:font-weight-complex="bold"/>
    </style:style>
    <style:style style:name="T433" style:family="text">
      <style:text-properties style:use-window-font-color="true" fo:font-weight="bold" officeooo:rsid="014818a8" style:font-weight-asian="bold" style:font-weight-complex="bold"/>
    </style:style>
    <style:style style:name="T434" style:family="text">
      <style:text-properties style:use-window-font-color="true" officeooo:rsid="014b75d0"/>
    </style:style>
    <style:style style:name="T435" style:family="text">
      <style:text-properties style:use-window-font-color="true" officeooo:rsid="014818a8"/>
    </style:style>
    <style:style style:name="T436" style:family="text">
      <style:text-properties style:use-window-font-color="true" style:text-underline-style="solid" style:text-underline-width="auto" style:text-underline-color="font-color"/>
    </style:style>
    <style:style style:name="T437" style:family="text">
      <style:text-properties style:use-window-font-color="true" officeooo:rsid="00c90504"/>
    </style:style>
    <style:style style:name="T438" style:family="text">
      <style:text-properties style:use-window-font-color="true" officeooo:rsid="00c8bca2"/>
    </style:style>
    <style:style style:name="T439" style:family="text">
      <style:text-properties style:use-window-font-color="true" officeooo:rsid="010f9373"/>
    </style:style>
    <style:style style:name="T440" style:family="text">
      <style:text-properties style:use-window-font-color="true" officeooo:rsid="00cd3655"/>
    </style:style>
    <style:style style:name="T441" style:family="text">
      <style:text-properties style:use-window-font-color="true" officeooo:rsid="002cfd73"/>
    </style:style>
    <style:style style:name="T442" style:family="text">
      <style:text-properties style:use-window-font-color="true" fo:font-weight="normal" style:font-weight-asian="normal" style:font-weight-complex="normal"/>
    </style:style>
    <style:style style:name="T443" style:family="text">
      <style:text-properties style:use-window-font-color="true" fo:font-weight="normal" officeooo:rsid="02403027" style:font-weight-asian="normal" style:font-weight-complex="normal"/>
    </style:style>
    <style:style style:name="T444" style:family="text">
      <style:text-properties style:use-window-font-color="true" fo:font-weight="normal" officeooo:rsid="0030c188" style:font-weight-asian="normal" style:font-weight-complex="normal"/>
    </style:style>
    <style:style style:name="T445" style:family="text">
      <style:text-properties style:use-window-font-color="true" fo:font-weight="normal" officeooo:rsid="00745134" style:font-weight-asian="normal" style:font-weight-complex="normal"/>
    </style:style>
    <style:style style:name="T446" style:family="text">
      <style:text-properties style:use-window-font-color="true" style:text-underline-style="none" fo:font-weight="normal" style:font-weight-asian="normal" style:font-weight-complex="normal"/>
    </style:style>
    <style:style style:name="T447" style:family="text">
      <style:text-properties style:use-window-font-color="true" officeooo:rsid="024888ae"/>
    </style:style>
    <style:style style:name="T448" style:family="text">
      <style:text-properties style:use-window-font-color="true" officeooo:rsid="024bb64b"/>
    </style:style>
    <style:style style:name="T449" style:family="text">
      <style:text-properties style:use-window-font-color="true" officeooo:rsid="0264d8eb"/>
    </style:style>
    <style:style style:name="T450" style:family="text">
      <style:text-properties style:use-window-font-color="true" officeooo:rsid="026830e1"/>
    </style:style>
    <style:style style:name="T451" style:family="text">
      <style:text-properties style:use-window-font-color="true" officeooo:rsid="00364074"/>
    </style:style>
    <style:style style:name="T452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53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54" style:family="text">
      <style:text-properties style:use-window-font-color="true" officeooo:rsid="02871e5d"/>
    </style:style>
    <style:style style:name="T455" style:family="text">
      <style:text-properties style:use-window-font-color="true" officeooo:rsid="02c47bce"/>
    </style:style>
    <style:style style:name="T456" style:family="text">
      <style:text-properties style:use-window-font-color="true" officeooo:rsid="02d71380"/>
    </style:style>
    <style:style style:name="T457" style:family="text">
      <style:text-properties style:use-window-font-color="true" officeooo:rsid="02de548b"/>
    </style:style>
    <style:style style:name="T458" style:family="text">
      <style:text-properties officeooo:rsid="009bfb06"/>
    </style:style>
    <style:style style:name="T459" style:family="text">
      <style:text-properties officeooo:rsid="009bf1d4"/>
    </style:style>
    <style:style style:name="T460" style:family="text">
      <style:text-properties officeooo:rsid="0083140b"/>
    </style:style>
    <style:style style:name="T461" style:family="text">
      <style:text-properties officeooo:rsid="00bd40d6"/>
    </style:style>
    <style:style style:name="T462" style:family="text">
      <style:text-properties officeooo:rsid="007fd98a"/>
    </style:style>
    <style:style style:name="T463" style:family="text">
      <style:text-properties officeooo:rsid="0082e30a"/>
    </style:style>
    <style:style style:name="T464" style:family="text">
      <style:text-properties officeooo:rsid="00936952"/>
    </style:style>
    <style:style style:name="T465" style:family="text">
      <style:text-properties officeooo:rsid="00940908"/>
    </style:style>
    <style:style style:name="T466" style:family="text">
      <style:text-properties officeooo:rsid="009600b6"/>
    </style:style>
    <style:style style:name="T467" style:family="text">
      <style:text-properties officeooo:rsid="0097a1b6"/>
    </style:style>
    <style:style style:name="T468" style:family="text">
      <style:text-properties officeooo:rsid="001ba41b"/>
    </style:style>
    <style:style style:name="T469" style:family="text">
      <style:text-properties officeooo:rsid="00a4ffd5"/>
    </style:style>
    <style:style style:name="T470" style:family="text">
      <style:text-properties officeooo:rsid="00a1b2bb"/>
    </style:style>
    <style:style style:name="T471" style:family="text">
      <style:text-properties officeooo:rsid="00bf6ad5"/>
    </style:style>
    <style:style style:name="T472" style:family="text">
      <style:text-properties officeooo:rsid="00a38197"/>
    </style:style>
    <style:style style:name="T473" style:family="text">
      <style:text-properties style:text-underline-style="solid" style:text-underline-width="auto" style:text-underline-color="font-color"/>
    </style:style>
    <style:style style:name="T474" style:family="text">
      <style:text-properties style:text-underline-style="solid" style:text-underline-width="auto" style:text-underline-color="font-color" officeooo:rsid="024888ae"/>
    </style:style>
    <style:style style:name="T475" style:family="text">
      <style:text-properties style:text-underline-style="solid" style:text-underline-width="auto" style:text-underline-color="font-color" officeooo:rsid="0255b347"/>
    </style:style>
    <style:style style:name="T476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77" style:family="text">
      <style:text-properties style:text-underline-style="solid" style:text-underline-width="auto" style:text-underline-color="font-color" officeooo:rsid="02ff4001"/>
    </style:style>
    <style:style style:name="T478" style:family="text">
      <style:text-properties officeooo:rsid="00b56a82"/>
    </style:style>
    <style:style style:name="T479" style:family="text">
      <style:text-properties officeooo:rsid="00aea48b"/>
    </style:style>
    <style:style style:name="T480" style:family="text">
      <style:text-properties officeooo:rsid="00b87274"/>
    </style:style>
    <style:style style:name="T481" style:family="text">
      <style:text-properties officeooo:rsid="00b9b7b2"/>
    </style:style>
    <style:style style:name="T482" style:family="text">
      <style:text-properties officeooo:rsid="00baaa8f"/>
    </style:style>
    <style:style style:name="T483" style:family="text">
      <style:text-properties officeooo:rsid="001ce3a2"/>
    </style:style>
    <style:style style:name="T484" style:family="text">
      <style:text-properties officeooo:rsid="00cde4ff"/>
    </style:style>
    <style:style style:name="T485" style:family="text">
      <style:text-properties officeooo:rsid="00cedaef"/>
    </style:style>
    <style:style style:name="T486" style:family="text">
      <style:text-properties officeooo:rsid="00d58808"/>
    </style:style>
    <style:style style:name="T487" style:family="text">
      <style:text-properties officeooo:rsid="00df0165"/>
    </style:style>
    <style:style style:name="T488" style:family="text">
      <style:text-properties officeooo:rsid="00d0573d"/>
    </style:style>
    <style:style style:name="T489" style:family="text">
      <style:text-properties officeooo:rsid="00cf36db"/>
    </style:style>
    <style:style style:name="T490" style:family="text">
      <style:text-properties officeooo:rsid="00d6098b"/>
    </style:style>
    <style:style style:name="T491" style:family="text">
      <style:text-properties officeooo:rsid="00d76e33"/>
    </style:style>
    <style:style style:name="T492" style:family="text">
      <style:text-properties officeooo:rsid="0126b205"/>
    </style:style>
    <style:style style:name="T493" style:family="text">
      <style:text-properties officeooo:rsid="00da4493"/>
    </style:style>
    <style:style style:name="T494" style:family="text">
      <style:text-properties officeooo:rsid="00f2d0b5"/>
    </style:style>
    <style:style style:name="T495" style:family="text">
      <style:text-properties officeooo:rsid="010ebfd9"/>
    </style:style>
    <style:style style:name="T496" style:family="text">
      <style:text-properties officeooo:rsid="010f38a8"/>
    </style:style>
    <style:style style:name="T497" style:family="text">
      <style:text-properties officeooo:rsid="01114cd3"/>
    </style:style>
    <style:style style:name="T498" style:family="text">
      <style:text-properties officeooo:rsid="010a99ca"/>
    </style:style>
    <style:style style:name="T499" style:family="text">
      <style:text-properties officeooo:rsid="00e7346c"/>
    </style:style>
    <style:style style:name="T500" style:family="text">
      <style:text-properties officeooo:rsid="00f58c93"/>
    </style:style>
    <style:style style:name="T501" style:family="text">
      <style:text-properties officeooo:rsid="0101a62b"/>
    </style:style>
    <style:style style:name="T502" style:family="text">
      <style:text-properties officeooo:rsid="010e5d05"/>
    </style:style>
    <style:style style:name="T503" style:family="text">
      <style:text-properties officeooo:rsid="00dbdbe5"/>
    </style:style>
    <style:style style:name="T504" style:family="text">
      <style:text-properties officeooo:rsid="01045e2b"/>
    </style:style>
    <style:style style:name="T505" style:family="text">
      <style:text-properties officeooo:rsid="0125223e"/>
    </style:style>
    <style:style style:name="T506" style:family="text">
      <style:text-properties officeooo:rsid="01261c02"/>
    </style:style>
    <style:style style:name="T507" style:family="text">
      <style:text-properties officeooo:rsid="0134762b"/>
    </style:style>
    <style:style style:name="T508" style:family="text">
      <style:text-properties officeooo:rsid="0120299d"/>
    </style:style>
    <style:style style:name="T509" style:family="text">
      <style:text-properties officeooo:rsid="014206ec"/>
    </style:style>
    <style:style style:name="T510" style:family="text">
      <style:text-properties officeooo:rsid="0152a0f8"/>
    </style:style>
    <style:style style:name="T511" style:family="text">
      <style:text-properties officeooo:rsid="0028ef64"/>
    </style:style>
    <style:style style:name="T512" style:family="text">
      <style:text-properties officeooo:rsid="0158fb6f"/>
    </style:style>
    <style:style style:name="T513" style:family="text">
      <style:text-properties officeooo:rsid="015aae8f"/>
    </style:style>
    <style:style style:name="T514" style:family="text">
      <style:text-properties officeooo:rsid="0163f9a4"/>
    </style:style>
    <style:style style:name="T515" style:family="text">
      <style:text-properties officeooo:rsid="0193b3df"/>
    </style:style>
    <style:style style:name="T516" style:family="text">
      <style:text-properties officeooo:rsid="0199659b"/>
    </style:style>
    <style:style style:name="T517" style:family="text">
      <style:text-properties officeooo:rsid="019715a7"/>
    </style:style>
    <style:style style:name="T518" style:family="text">
      <style:text-properties officeooo:rsid="01b07b18"/>
    </style:style>
    <style:style style:name="T519" style:family="text">
      <style:text-properties officeooo:rsid="01b85cfd"/>
    </style:style>
    <style:style style:name="T520" style:family="text">
      <style:text-properties officeooo:rsid="019e8d3a"/>
    </style:style>
    <style:style style:name="T521" style:family="text">
      <style:text-properties officeooo:rsid="01a8c651"/>
    </style:style>
    <style:style style:name="T522" style:family="text">
      <style:text-properties officeooo:rsid="01a0f13a"/>
    </style:style>
    <style:style style:name="T523" style:family="text">
      <style:text-properties officeooo:rsid="01a2da39"/>
    </style:style>
    <style:style style:name="T524" style:family="text">
      <style:text-properties officeooo:rsid="01b82811"/>
    </style:style>
    <style:style style:name="T525" style:family="text">
      <style:text-properties officeooo:rsid="01c0a50b"/>
    </style:style>
    <style:style style:name="T526" style:family="text">
      <style:text-properties officeooo:rsid="01c3f677"/>
    </style:style>
    <style:style style:name="T527" style:family="text">
      <style:text-properties officeooo:rsid="01d5a150"/>
    </style:style>
    <style:style style:name="T528" style:family="text">
      <style:text-properties officeooo:rsid="01c2d2e7"/>
    </style:style>
    <style:style style:name="T529" style:family="text">
      <style:text-properties officeooo:rsid="01bf51fc"/>
    </style:style>
    <style:style style:name="T530" style:family="text">
      <style:text-properties officeooo:rsid="01bef01a"/>
    </style:style>
    <style:style style:name="T531" style:family="text">
      <style:text-properties officeooo:rsid="01d3e392"/>
    </style:style>
    <style:style style:name="T532" style:family="text">
      <style:text-properties officeooo:rsid="01d3a7f4"/>
    </style:style>
    <style:style style:name="T533" style:family="text">
      <style:text-properties officeooo:rsid="01e0794a"/>
    </style:style>
    <style:style style:name="T534" style:family="text">
      <style:text-properties officeooo:rsid="01fcf735"/>
    </style:style>
    <style:style style:name="T535" style:family="text">
      <style:text-properties officeooo:rsid="020444c4"/>
    </style:style>
    <style:style style:name="T536" style:family="text">
      <style:text-properties officeooo:rsid="01ec95f7"/>
    </style:style>
    <style:style style:name="T537" style:family="text">
      <style:text-properties officeooo:rsid="021163ff"/>
    </style:style>
    <style:style style:name="T538" style:family="text">
      <style:text-properties officeooo:rsid="020f6fa6"/>
    </style:style>
    <style:style style:name="T539" style:family="text">
      <style:text-properties officeooo:rsid="02170c4f"/>
    </style:style>
    <style:style style:name="T540" style:family="text">
      <style:text-properties officeooo:rsid="02168352"/>
    </style:style>
    <style:style style:name="T541" style:family="text">
      <style:text-properties officeooo:rsid="0216fe3f"/>
    </style:style>
    <style:style style:name="T542" style:family="text">
      <style:text-properties officeooo:rsid="0223d236"/>
    </style:style>
    <style:style style:name="T543" style:family="text">
      <style:text-properties officeooo:rsid="0226309a"/>
    </style:style>
    <style:style style:name="T544" style:family="text">
      <style:text-properties style:text-line-through-style="none" style:text-line-through-type="none"/>
    </style:style>
    <style:style style:name="T54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46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47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48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49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50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51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52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53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54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55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56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57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5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21" style:family="text">
      <style:text-properties style:text-line-through-style="none" style:text-line-through-type="none" fo:font-style="normal" style:font-style-asian="normal" style:font-style-complex="normal"/>
    </style:style>
    <style:style style:name="T622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23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25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26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27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28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29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30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31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32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33" style:family="text">
      <style:text-properties style:text-line-through-style="none" style:text-line-through-type="none" fo:font-weight="normal" style:font-weight-asian="normal" style:font-weight-complex="normal"/>
    </style:style>
    <style:style style:name="T634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35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36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37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38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39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40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41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42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43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44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45" style:family="text">
      <style:text-properties style:text-line-through-style="none" style:text-line-through-type="none" officeooo:rsid="02d40629"/>
    </style:style>
    <style:style style:name="T646" style:family="text">
      <style:text-properties style:text-line-through-style="none" style:text-line-through-type="none" fo:font-weight="bold" style:font-weight-asian="bold" style:font-weight-complex="bold"/>
    </style:style>
    <style:style style:name="T647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48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49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50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51" style:family="text">
      <style:text-properties style:text-line-through-style="none" style:text-line-through-type="none" officeooo:rsid="02f1be6e"/>
    </style:style>
    <style:style style:name="T652" style:family="text">
      <style:text-properties style:text-line-through-style="none" style:text-line-through-type="none" officeooo:rsid="02fd75d7"/>
    </style:style>
    <style:style style:name="T653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54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55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56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57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58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59" style:family="text">
      <style:text-properties officeooo:rsid="022be1a2"/>
    </style:style>
    <style:style style:name="T660" style:family="text">
      <style:text-properties officeooo:rsid="0030c188"/>
    </style:style>
    <style:style style:name="T661" style:family="text">
      <style:text-properties officeooo:rsid="0239a029"/>
    </style:style>
    <style:style style:name="T662" style:family="text">
      <style:text-properties officeooo:rsid="0239fde1"/>
    </style:style>
    <style:style style:name="T663" style:family="text">
      <style:text-properties officeooo:rsid="023cf6c9"/>
    </style:style>
    <style:style style:name="T664" style:family="text">
      <style:text-properties officeooo:rsid="023cfeda"/>
    </style:style>
    <style:style style:name="T665" style:family="text">
      <style:text-properties officeooo:rsid="02420803"/>
    </style:style>
    <style:style style:name="T666" style:family="text">
      <style:text-properties officeooo:rsid="02ad45f8"/>
    </style:style>
    <style:style style:name="T667" style:family="text">
      <style:text-properties officeooo:rsid="02403027"/>
    </style:style>
    <style:style style:name="T668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69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70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71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72" style:family="text">
      <style:text-properties fo:font-size="14pt" style:font-size-asian="14pt" style:font-size-complex="14pt"/>
    </style:style>
    <style:style style:name="T673" style:family="text">
      <style:text-properties fo:font-size="14pt" officeooo:rsid="02bfe540" style:font-size-asian="14pt" style:font-size-complex="14pt"/>
    </style:style>
    <style:style style:name="T674" style:family="text">
      <style:text-properties officeooo:rsid="024888ae"/>
    </style:style>
    <style:style style:name="T675" style:family="text">
      <style:text-properties officeooo:rsid="024bb64b"/>
    </style:style>
    <style:style style:name="T676" style:family="text">
      <style:text-properties officeooo:rsid="024980dc"/>
    </style:style>
    <style:style style:name="T677" style:family="text">
      <style:text-properties officeooo:rsid="0250167c"/>
    </style:style>
    <style:style style:name="T678" style:family="text">
      <style:text-properties officeooo:rsid="02bfe540"/>
    </style:style>
    <style:style style:name="T679" style:family="text">
      <style:text-properties officeooo:rsid="025c47d1"/>
    </style:style>
    <style:style style:name="T680" style:family="text">
      <style:text-properties officeooo:rsid="027dcd3d"/>
    </style:style>
    <style:style style:name="T681" style:family="text">
      <style:text-properties officeooo:rsid="026d91be"/>
    </style:style>
    <style:style style:name="T682" style:family="text">
      <style:text-properties officeooo:rsid="028513af"/>
    </style:style>
    <style:style style:name="T683" style:family="text">
      <style:text-properties officeooo:rsid="02898692"/>
    </style:style>
    <style:style style:name="T684" style:family="text">
      <style:text-properties officeooo:rsid="0287d99f"/>
    </style:style>
    <style:style style:name="T685" style:family="text">
      <style:text-properties officeooo:rsid="028a40e0"/>
    </style:style>
    <style:style style:name="T686" style:family="text">
      <style:text-properties officeooo:rsid="02a44e69"/>
    </style:style>
    <style:style style:name="T687" style:family="text">
      <style:text-properties officeooo:rsid="02b39011"/>
    </style:style>
    <style:style style:name="T688" style:family="text">
      <style:text-properties officeooo:rsid="02b56b9f"/>
    </style:style>
    <style:style style:name="T689" style:family="text">
      <style:text-properties officeooo:rsid="02b6c92f"/>
    </style:style>
    <style:style style:name="T690" style:family="text">
      <style:text-properties officeooo:rsid="00424a9e"/>
    </style:style>
    <style:style style:name="T691" style:family="text">
      <style:text-properties officeooo:rsid="02dbac17"/>
    </style:style>
    <style:style style:name="T692" style:family="text">
      <style:text-properties officeooo:rsid="02d46461"/>
    </style:style>
    <style:style style:name="T693" style:family="text">
      <style:text-properties officeooo:rsid="02de548b"/>
    </style:style>
    <style:style style:name="T694" style:family="text">
      <style:text-properties officeooo:rsid="00428107"/>
    </style:style>
    <style:style style:name="T695" style:family="text">
      <style:text-properties officeooo:rsid="02ff4001"/>
    </style:style>
    <style:style style:name="T696" style:family="text">
      <style:text-properties officeooo:rsid="03005c3e"/>
    </style:style>
    <style:style style:name="T697" style:family="text">
      <style:text-properties fo:language="ru" fo:country="RU"/>
    </style:style>
    <style:style style:name="T698" style:family="text">
      <style:text-properties fo:language="ru" fo:country="RU" fo:font-style="italic" style:font-style-asian="italic" style:font-style-complex="italic"/>
    </style:style>
    <style:style style:name="T699" style:family="text">
      <style:text-properties fo:language="ru" fo:country="RU" fo:font-style="italic" officeooo:rsid="03032b99" style:font-style-asian="italic" style:font-style-complex="italic"/>
    </style:style>
    <style:style style:name="T70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01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702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703" style:family="text">
      <style:text-properties officeooo:rsid="03062398"/>
    </style:style>
    <style:style style:name="T704" style:family="text">
      <style:text-properties officeooo:rsid="0302100a"/>
    </style:style>
    <style:style style:name="T705" style:family="text">
      <style:text-properties officeooo:rsid="03032b99"/>
    </style:style>
    <style:style style:name="T706" style:family="text">
      <style:text-properties officeooo:rsid="03036bd8"/>
    </style:style>
    <style:style style:name="T707" style:family="text">
      <style:text-properties officeooo:rsid="0304fc5c"/>
    </style:style>
    <style:style style:name="T708" style:family="text">
      <style:text-properties officeooo:rsid="03099afa"/>
    </style:style>
    <style:style style:name="T709" style:family="text">
      <style:text-properties officeooo:rsid="032f56cc"/>
    </style:style>
    <style:style style:name="T710" style:family="text">
      <style:text-properties officeooo:rsid="031db3c9"/>
    </style:style>
    <style:style style:name="T711" style:family="text">
      <style:text-properties officeooo:rsid="032105f1"/>
    </style:style>
    <style:style style:name="T712" style:family="text">
      <style:text-properties officeooo:rsid="031fc330"/>
    </style:style>
    <style:style style:name="T713" style:family="text">
      <style:text-properties officeooo:rsid="0310ca5a"/>
    </style:style>
    <style:style style:name="T714" style:family="text">
      <style:text-properties officeooo:rsid="032a4ddc"/>
    </style:style>
    <style:style style:name="T715" style:family="text">
      <style:text-properties officeooo:rsid="032b5329"/>
    </style:style>
    <style:style style:name="T716" style:family="text">
      <style:text-properties officeooo:rsid="03340647"/>
    </style:style>
    <style:style style:name="T717" style:family="text">
      <style:text-properties officeooo:rsid="066f3d61"/>
    </style:style>
    <style:style style:name="T718" style:family="text">
      <style:text-properties officeooo:rsid="08cb2076"/>
    </style:style>
    <style:style style:name="T719" style:family="text">
      <style:text-properties officeooo:rsid="0046f070"/>
    </style:style>
    <style:style style:name="T720" style:family="text">
      <style:text-properties officeooo:rsid="004f9a5b"/>
    </style:style>
    <style:style style:name="T721" style:family="text">
      <style:text-properties officeooo:rsid="00532ca5"/>
    </style:style>
    <style:style style:name="T722" style:family="text">
      <style:text-properties officeooo:rsid="00551a7e"/>
    </style:style>
    <style:style style:name="T723" style:family="text">
      <style:text-properties officeooo:rsid="0056e4e9"/>
    </style:style>
    <style:style style:name="T724" style:family="text">
      <style:text-properties officeooo:rsid="005999cd"/>
    </style:style>
    <style:style style:name="T725" style:family="text">
      <style:text-properties officeooo:rsid="005c6b12"/>
    </style:style>
    <style:style style:name="T726" style:family="text">
      <style:text-properties officeooo:rsid="006594c9"/>
    </style:style>
    <style:style style:name="T727" style:family="text">
      <style:text-properties officeooo:rsid="006734d9"/>
    </style:style>
    <style:style style:name="T728" style:family="text">
      <style:text-properties officeooo:rsid="00693605"/>
    </style:style>
    <style:style style:name="T729" style:family="text">
      <style:text-properties officeooo:rsid="006ba0dd"/>
    </style:style>
    <style:style style:name="T730" style:family="text">
      <style:text-properties officeooo:rsid="006f336d"/>
    </style:style>
    <style:style style:name="T731" style:family="text">
      <style:text-properties officeooo:rsid="0070de42"/>
    </style:style>
    <style:style style:name="T732" style:family="text">
      <style:text-properties officeooo:rsid="00749a7b"/>
    </style:style>
    <style:style style:name="T733" style:family="text">
      <style:text-properties officeooo:rsid="007f5996"/>
    </style:style>
    <style:style style:name="T734" style:family="text">
      <style:text-properties officeooo:rsid="0087ad32"/>
    </style:style>
    <style:style style:name="T735" style:family="text">
      <style:text-properties officeooo:rsid="008a67a2"/>
    </style:style>
    <style:style style:name="T736" style:family="text">
      <style:text-properties officeooo:rsid="009f5d36"/>
    </style:style>
    <style:style style:name="T737" style:family="text">
      <style:text-properties officeooo:rsid="00a0113f"/>
    </style:style>
    <style:style style:name="T738" style:family="text">
      <style:text-properties officeooo:rsid="00a12a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0"/>
      <text:p text:style-name="P282"><text:span text:style-name="T720">Группы</text:span><text:span text:style-name="T1"> глаголов:</text:span></text:p>
      <text:list xml:id="list1636818758" text:style-name="L1">
        <text:list-item>
          <text:p text:style-name="P548">Simple — обыденность;</text:p>
        </text:list-item>
        <text:list-item>
          <text:p text:style-name="P548">Continuous — процесс;</text:p>
        </text:list-item>
        <text:list-item>
          <text:p text:style-name="P548">Perfect — результат;</text:p>
        </text:list-item>
        <text:list-item>
          <text:p text:style-name="P548">Perfect Continuous — длительность;</text:p>
        </text:list-item>
      </text:list>
      <text:p text:style-name="P21"/>
      <text:p text:style-name="P7">Особенности Present Simple и Present Continuous</text:p>
      <text:p text:style-name="P21"/>
      <text:p text:style-name="P282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2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2"/>
      <text:p text:style-name="P22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2">You <text:span text:style-name="T4">do</text:span> like him, don`t you — Он тебе <text:span text:style-name="T4">правда</text:span> нравится, да?</text:p>
      <text:p text:style-name="P22"/>
      <text:p text:style-name="P282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2209871638" text:style-name="L2">
        <text:list-item>
          <text:p text:style-name="P549">кто-то вовлечен в процесс, хотя прямо сейчас им не занимается;</text:p>
        </text:list-item>
        <text:list-item>
          <text:p text:style-name="P549">ситуация меняется, она не статична <text:span text:style-name="T726">(в отрицаниях наоборот не меняется)</text:span>;</text:p>
        </text:list-item>
        <text:list-item>
          <text:p text:style-name="P549">сегодня что-то происходит не так, как происходит обычно;</text:p>
        </text:list-item>
        <text:list-item>
          <text:p text:style-name="P550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5"/>
      <text:p text:style-name="P265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5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3"/>
      <text:p text:style-name="P23">Is <text:span text:style-name="T4">is getting</text:span> colder every day — Каждый день <text:span text:style-name="T4">становится</text:span> холоднее.</text:p>
      <text:p text:style-name="P23">(погода меняется, следует ожидать понижения температуры)</text:p>
      <text:p text:style-name="P23"/>
      <text:p text:style-name="P24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4"/>
      <text:p text:style-name="P281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5">(регулярность с ноткой раздражения)</text:p>
      <text:p text:style-name="P25"/>
      <text:p text:style-name="P266">Случаи, когда меняется ситуация, часто выражают с пом. глаголов: get, change, become, increase, rise (подняться), fall, grow, improve, begin, start.</text:p>
      <text:p text:style-name="P266"/>
      <text:p text:style-name="P26"><text:span text:style-name="T4">Is</text:span> your English <text:span text:style-name="T4">getting</text:span> better? — Твой английский <text:span text:style-name="T4">становится</text:span> лучше?</text:p>
      <text:p text:style-name="P26">Prices <text:span text:style-name="T4">are increasing</text:span> — Цены <text:span text:style-name="T4">растут</text:span>.</text:p>
      <text:p text:style-name="P26"/>
      <text:p text:style-name="P217">Глаголы смешанного типа</text:p>
      <text:p text:style-name="P144"/>
      <text:p text:style-name="P267">Они могут быть <text:span text:style-name="T261">как </text:span>нормальными, <text:span text:style-name="T261">так</text:span> и становится non-continuous, в зависимости от того, </text:p>
      <text:p text:style-name="P144"><text:span text:style-name="T258">какой смысл </text:span><text:span text:style-name="T259">передают</text:span><text:span text:style-name="T258"> </text:span><text:span text:style-name="T259">либо</text:span><text:span text:style-name="T258"> когда входят в </text:span><text:span text:style-name="T260">состав</text:span><text:span text:style-name="T258"> устойчивы</text:span><text:span text:style-name="T260">х</text:span><text:span text:style-name="T258"> выражени</text:span><text:span text:style-name="T260">й</text:span><text:span text:style-name="T258">.</text:span></text:p>
      <text:p text:style-name="P28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18808963856">
          <table:table-cell table:style-name="Table1.A1" office:value-type="string">
            <text:p text:style-name="P525">Глагол</text:p>
          </table:table-cell>
          <table:table-cell table:style-name="Table1.A1" office:value-type="string">
            <text:p text:style-name="P525">Non-continuous</text:p>
          </table:table-cell>
          <table:table-cell table:style-name="Table1.C1" office:value-type="string">
            <text:p text:style-name="P525">Нормальный</text:p>
          </table:table-cell>
        </table:table-row>
        <table:table-row table:style-name="TableLine94618809030032">
          <table:table-cell table:style-name="Table1.A2" office:value-type="string">
            <text:p text:style-name="P530">appear</text:p>
          </table:table-cell>
          <table:table-cell table:style-name="Table1.A2" office:value-type="string">
            <text:p text:style-name="P530">в значении «казаться», «являтся»</text:p>
          </table:table-cell>
          <table:table-cell table:style-name="Table1.C2" office:value-type="string">
            <text:p text:style-name="P530">в значении «появляться»</text:p>
          </table:table-cell>
        </table:table-row>
        <table:table-row table:style-name="TableLine94618809031840">
          <table:table-cell table:style-name="Table1.A2" office:value-type="string">
            <text:p text:style-name="P530">have</text:p>
          </table:table-cell>
          <table:table-cell table:style-name="Table1.A2" office:value-type="string">
            <text:p text:style-name="P530">в значении «иметь», «владеть» </text:p>
          </table:table-cell>
          <table:table-cell table:style-name="Table1.C2" office:value-type="string">
            <text:p text:style-name="P530">в устойчивых выражениях</text:p>
          </table:table-cell>
        </table:table-row>
        <table:table-row table:style-name="TableLine94618809032640">
          <table:table-cell table:style-name="Table1.A2" office:value-type="string">
            <text:p text:style-name="P530">look</text:p>
          </table:table-cell>
          <table:table-cell table:style-name="Table1.A2" office:value-type="string">
            <text:p text:style-name="P530">в связке с прилагательным</text:p>
          </table:table-cell>
          <table:table-cell table:style-name="Table1.C2" office:value-type="string">
            <text:p text:style-name="P530">в связке с предлогоми (at, for)</text:p>
          </table:table-cell>
        </table:table-row>
        <text:soft-page-break/>
        <table:table-row table:style-name="TableLine94618809033568">
          <table:table-cell table:style-name="Table1.A2" office:value-type="string">
            <text:p text:style-name="P530">miss</text:p>
          </table:table-cell>
          <table:table-cell table:style-name="Table1.A2" office:value-type="string">
            <text:p text:style-name="P530">в значении «скучать»</text:p>
          </table:table-cell>
          <table:table-cell table:style-name="Table1.C2" office:value-type="string">
            <text:p text:style-name="P534"><text:span text:style-name="T262">в значении </text:span>«<text:span text:style-name="T262">пропадать</text:span>»</text:p>
          </table:table-cell>
        </table:table-row>
        <table:table-row table:style-name="TableLine94618809034608">
          <table:table-cell table:style-name="Table1.A2" office:value-type="string">
            <text:p text:style-name="P531">hear</text:p>
          </table:table-cell>
          <table:table-cell table:style-name="Table1.A2" office:value-type="string">
            <text:p text:style-name="P531">в значении «слышать»</text:p>
            <text:p text:style-name="P532">(как физич. возможность)</text:p>
          </table:table-cell>
          <table:table-cell table:style-name="Table1.C2" office:value-type="string">
            <text:p text:style-name="P531">в значении «слышу то, чего не слышат другие» </text:p>
          </table:table-cell>
        </table:table-row>
        <table:table-row table:style-name="TableLine94618809035520">
          <table:table-cell table:style-name="Table1.A2" office:value-type="string">
            <text:p text:style-name="P532">see</text:p>
          </table:table-cell>
          <table:table-cell table:style-name="Table1.A2" office:value-type="string">
            <text:p text:style-name="P532">в значении «видеть»</text:p>
            <text:p text:style-name="P532">(как физич. возможность)</text:p>
          </table:table-cell>
          <table:table-cell table:style-name="Table1.C2" office:value-type="string">
            <text:p text:style-name="P534"><text:span text:style-name="T263">в значении «вижу то, чего не видят другие»; в устойч. </text:span><text:span text:style-name="T264">в</text:span><text:span text:style-name="T263">ыражен.</text:span></text:p>
          </table:table-cell>
        </table:table-row>
        <table:table-row table:style-name="TableLine94618809036480">
          <table:table-cell table:style-name="Table1.A2" office:value-type="string">
            <text:p text:style-name="P532">smell</text:p>
          </table:table-cell>
          <table:table-cell table:style-name="Table1.A2" office:value-type="string">
            <text:p text:style-name="P532">в значении «пахнуть»</text:p>
          </table:table-cell>
          <table:table-cell table:style-name="Table1.C2" office:value-type="string">
            <text:p text:style-name="P532">в значении «нюхать» </text:p>
            <text:p text:style-name="P532">(направленное действие)</text:p>
          </table:table-cell>
        </table:table-row>
        <table:table-row table:style-name="TableLine94618809037440">
          <table:table-cell table:style-name="Table1.A2" office:value-type="string">
            <text:p text:style-name="P532">taste</text:p>
          </table:table-cell>
          <table:table-cell table:style-name="Table1.A2" office:value-type="string">
            <text:p text:style-name="P533">в значении «вкусный»</text:p>
          </table:table-cell>
          <table:table-cell table:style-name="Table1.C2" office:value-type="string">
            <text:p text:style-name="P533">в значении «дегустировать»</text:p>
          </table:table-cell>
        </table:table-row>
        <table:table-row table:style-name="TableLine94618809038320">
          <table:table-cell table:style-name="Table1.A2" office:value-type="string">
            <text:p text:style-name="P533">thinks</text:p>
          </table:table-cell>
          <table:table-cell table:style-name="Table1.A2" office:value-type="string">
            <text:p text:style-name="P533">в значении «иметь мнение»</text:p>
          </table:table-cell>
          <table:table-cell table:style-name="Table1.C2" office:value-type="string">
            <text:p text:style-name="P533">в значении «мыслить»</text:p>
          </table:table-cell>
        </table:table-row>
        <table:table-row table:style-name="TableLine94618809039280">
          <table:table-cell table:style-name="Table1.A2" office:value-type="string">
            <text:p text:style-name="P533">weight</text:p>
          </table:table-cell>
          <table:table-cell table:style-name="Table1.A2" office:value-type="string">
            <text:p text:style-name="P533">в значении «весить»</text:p>
          </table:table-cell>
          <table:table-cell table:style-name="Table1.C2" office:value-type="string">
            <text:p text:style-name="P533">в значении «взвешиваться» (направленное действие)</text:p>
          </table:table-cell>
        </table:table-row>
        <table:table-row table:style-name="TableLine94618809040240">
          <table:table-cell table:style-name="Table1.A2" office:value-type="string">
            <text:p text:style-name="P533">be</text:p>
          </table:table-cell>
          <table:table-cell table:style-name="Table1.A2" office:value-type="string">
            <text:p text:style-name="P533">в значении «быть», «являться»</text:p>
          </table:table-cell>
          <table:table-cell table:style-name="Table1.C2" office:value-type="string">
            <text:p text:style-name="P533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4"/>
      <text:p text:style-name="P28">She <text:span text:style-name="T4">hears</text:span> the music. — Она <text:span text:style-name="T4">слышит</text:span> музыку.</text:p>
      <text:p text:style-name="P28">I cannot believe what I <text:span text:style-name="T4">am hearing</text:span>. — Я не верю тому, что <text:span text:style-name="T4">слышу</text:span>.</text:p>
      <text:p text:style-name="P28">She <text:span text:style-name="T4">is sick</text:span>. — Е<text:span text:style-name="T265">е</text:span> <text:span text:style-name="T6">тошнит</text:span><text:span text:style-name="T267"> </text:span><text:span text:style-name="T268">(тошнотное состояние)</text:span><text:span text:style-name="T266">.</text:span></text:p>
      <text:p text:style-name="P28">She <text:span text:style-name="T4">is being sick</text:span>. — У нее <text:span text:style-name="T4">тошнота</text:span> (<text:span text:style-name="T721">рвет </text:span>прямо сейчас).</text:p>
      <text:p text:style-name="P105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0"/>
      <text:p text:style-name="P218">Особенности Present Perfect и Present Perfect Continuous</text:p>
      <text:p text:style-name="P216"/>
      <text:p text:style-name="P281"><text:span text:style-name="T200">P</text:span><text:span text:style-name="T199">resent Perfect говор</text:span><text:span text:style-name="T200">и</text:span><text:span text:style-name="T199">т о результате из прошлого, который важен в </text:span><text:span text:style-name="T200">настоящем</text:span><text:span text:style-name="T199">.</text:span></text:p>
      <text:p text:style-name="P268">«Have you been to Egypt?» нужно понимать <text:span text:style-name="T310">как</text:span> <text:span text:style-name="T198">«У тебя есть </text:span><text:span text:style-name="T242">опыт </text:span><text:span text:style-name="T198">пребывания в Египте?».</text:span></text:p>
      <text:p text:style-name="P228"/>
      <text:p text:style-name="P229">Популярные шаблоны с Present Perfect:</text:p>
      <text:p text:style-name="P319"/>
      <text:p text:style-name="P27">It’s the first time. (первый/любой раз, когда что-то случилось)</text:p>
      <text:p text:style-name="P27">Have you ever been? (вы когда-нибудь бывали?)</text:p>
      <text:p text:style-name="P27">I have never done. (я никогда не делал)</text:p>
      <text:p text:style-name="P104">I have got. (у менять есть)</text:p>
      <text:p text:style-name="P104"/>
      <text:p text:style-name="P284"><text:span text:style-name="T200">Present Perfect Continuous </text:span><text:span text:style-name="T239">указ</text:span><text:span text:style-name="T240">., как долго длилось действие до указ. момента в </text:span><text:span text:style-name="T241">настоящем</text:span><text:span text:style-name="T240">. </text:span></text:p>
      <text:p text:style-name="P230"/>
      <text:p text:style-name="P284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7"/>
      <text:p text:style-name="P48"><text:span text:style-name="T269">You look tired. I’ve been exercising — </text:span><text:span text:style-name="T270">Ты выглядешь уставшим. </text:span><text:span text:style-name="T313">Я занимался спортом. </text:span><text:span text:style-name="T312">(п</text:span><text:span text:style-name="T314">роцесс закончился буквально только что; </text:span><text:span text:style-name="T269">е</text:span><text:span text:style-name="T271">сть очевидные результаты прямо сейчас</text:span><text:span text:style-name="T269">)</text:span></text:p>
      <text:p text:style-name="P138"/>
      <text:p text:style-name="P48"><text:span text:style-name="T271">We’ve been busy the whole week — Мы были заняты всю неделю. </text:span><text:span text:style-name="T272">(хотя</text:span><text:span text:style-name="T271"> перевод </text:span><text:span text:style-name="T272">и </text:span><text:span text:style-name="T271">в прошлом, </text:span><text:span text:style-name="T272">но </text:span><text:span text:style-name="T271">подразумевается что неделя еще не закончилась; have не используется с -ing</text:span><text:span text:style-name="T272">)</text:span></text:p>
      <text:p text:style-name="P264"/>
      <text:p text:style-name="P284"><text:span text:style-name="T201">Глаголы, кот. </text:span><text:span text:style-name="T239">и</text:span><text:span text:style-name="T201">спольз. </text:span><text:span text:style-name="T239">и в </text:span><text:span text:style-name="T201">Present Perfect, и </text:span><text:span text:style-name="T239">в</text:span><text:span text:style-name="T201"> Present Perfect Contin.: live, work, teach, study.</text:span></text:p>
      <text:p text:style-name="P264"/>
      <text:p text:style-name="P49">How long have you worked for your boss? <text:span text:style-name="T314">—</text:span> Как долго ты работаешь на своего босса?</text:p>
      <text:p text:style-name="P49"><text:span text:style-name="T272">How long have you been working for your boss? </text:span><text:span text:style-name="T271">—</text:span><text:span text:style-name="T272"> Как долго ты работаешь на своего босса?</text:span></text:p>
      <text:p text:style-name="P219"><text:soft-page-break/><text:span text:style-name="T315">О</text:span>собенности Past Simple и Past Continuous</text:p>
      <text:p text:style-name="P233"/>
      <text:p text:style-name="P231">Отличия Past Simple от Present Perfect:</text:p>
      <text:p text:style-name="P231"/>
      <text:p text:style-name="P50">I didn’t talk to Tom yesterday — Я не говорил с Томом вчера.</text:p>
      <text:p text:style-name="P285"><text:span text:style-name="T39">(есть явный указатель прошлого — </text:span><text:span text:style-name="T40">yesterday</text:span><text:span text:style-name="T39">)</text:span></text:p>
      <text:p text:style-name="P50"/>
      <text:p text:style-name="P106">I haven’t talked to Tom yet — Я еще не говорил с Томом.</text:p>
      <text:p text:style-name="P108">(нет указателя на прошлое, но есть указатель результата — yet)</text:p>
      <text:p text:style-name="P106"/>
      <text:p text:style-name="P232">Past Simple и Present Perfect можно встретить в одном предложении. В этом случае </text:p>
      <text:p text:style-name="P232">Past Simple будет стоять в придаточной части, а Present Perfect — в главной.</text:p>
      <text:p text:style-name="P231"/>
      <text:p text:style-name="P285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39"/>
      <text:p text:style-name="P150"><text:span text:style-name="T273">P</text:span><text:span text:style-name="T266">ast Continuous может использоваться в ситуациях, когда необходимо </text:span><text:span text:style-name="T274">подчеркнуть цикличность в прошлом (люди делали что-то снова и снова).</text:span></text:p>
      <text:p text:style-name="P139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66">они постоянно </text:span><text:span text:style-name="T4">ссорились</text:span><text:span text:style-name="T266">.</text:span></text:p>
      <text:p text:style-name="P261"/>
      <text:p text:style-name="P146"><text:span text:style-name="T276">Past Simple и Past Continuous также можно встретить в одном предложении. В этом случае </text:span><text:span text:style-name="T275">Past Continuous </text:span><text:span text:style-name="T276">указывает на</text:span><text:span text:style-name="T275"> длинное действие, которое прерывается коротким в Past Simple.</text:span></text:p>
      <text:p text:style-name="P262"/>
      <text:p text:style-name="P286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4"/>
      <text:p text:style-name="P286"><text:span text:style-name="T318">Е</text:span><text:span text:style-name="T317">сли </text:span><text:span text:style-name="T319">2</text:span><text:span text:style-name="T317"> дейстия происходили парралельно, то они оба могут быть в Past Continuous.</text:span></text:p>
      <text:p text:style-name="P286"><text:span text:style-name="T317">Но если </text:span><text:span text:style-name="T318">их </text:span><text:span text:style-name="T317">поставить в Past Simple, то получится цепочка действий.</text:span></text:p>
      <text:p text:style-name="P320"/>
      <text:p text:style-name="P29"><text:span text:style-name="T317">I was studying while Dora was making dinner — Я занимал</text:span><text:span text:style-name="T318">ся</text:span><text:span text:style-name="T317">, пока Дора готовила ужин.</text:span></text:p>
      <text:p text:style-name="P107"><text:span text:style-name="T317">I studied, made dinner and watched TV — Я позанимал</text:span><text:span text:style-name="T318">ся</text:span><text:span text:style-name="T317">, приготовил ужин и посмотре</text:span><text:span text:style-name="T318">л</text:span><text:span text:style-name="T317"> ТВ.</text:span></text:p>
      <text:p text:style-name="P107"/>
      <text:p text:style-name="P8">Past Perfect</text:p>
      <text:p text:style-name="P286"/>
      <text:p text:style-name="P286"><text:span text:style-name="T320">Указывает на действие, которое </text:span><text:span text:style-name="T321">случилось</text:span><text:span text:style-name="T320"> </text:span><text:span text:style-name="T316">раньше</text:span><text:span text:style-name="T320">, чем другое указанное действие. </text:span></text:p>
      <text:p text:style-name="P286"><text:span text:style-name="T320">Т. е. обозначает предпрошедш</text:span><text:span text:style-name="T323">ее время</text:span><text:span text:style-name="T320">. </text:span><text:span text:style-name="T324">Грамматическ</text:span><text:span text:style-name="T311">ая форма: had + глагол в 3й форме.</text:span></text:p>
      <text:p text:style-name="P286"/>
      <text:p text:style-name="P29">I had seen this fi<text:span text:style-name="T321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6"/>
      <text:p text:style-name="P29">He did<text:span text:style-name="T319">n`t</text:span> have cash because he had lost his wallet — У него не было наличных, потому что он потерял кошелек. <text:span text:style-name="T321">(денег </text:span><text:span text:style-name="T326">не было [тогда]</text:span><text:span text:style-name="T321">, потому что он их потерял [еще перед этим])</text:span></text:p>
      <text:p text:style-name="P286"/>
      <text:p text:style-name="P29">When I took the phone to call Nick, I realized that I had forgotten his number — </text:p>
      <text:p text:style-name="P29">Когда я взяла трубку, чтобы позвонить Нику, я поняла, что забыла его номер.</text:p>
      <text:p text:style-name="P286"/>
      <text:p text:style-name="P286">Past Perfect <text:span text:style-name="T335">может</text:span><text:span text:style-name="T322"> </text:span>использ<text:span text:style-name="T335">оваться</text:span> в косвенной речи, вместо <text:span text:style-name="T322">P</text:span>ast <text:span text:style-name="T322">S</text:span>imple.</text:p>
      <text:p text:style-name="P286"/>
      <text:p text:style-name="P286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6"><text:span text:style-name="T44">H</text:span><text:span text:style-name="T29">e said that he had lived in London in 1999. — Он сказал, что он жил в Лондоне в 1999.</text:span></text:p>
      <text:p text:style-name="P29">I’ve been to Cuba — <text:span text:style-name="T319">Я был на Кубе (прямая речь)</text:span></text:p>
      <text:p text:style-name="P29">Mike said that he had been to Cuba. — Майк сказал, что он бывал на Кубе.</text:p>
      <text:p text:style-name="P20"><text:soft-page-break/>Past Perfect Continuous</text:p>
      <text:p text:style-name="P321"/>
      <text:p text:style-name="P321">Показывает, как долго длилось действие до указанного момента в прошлом. </text:p>
      <text:p text:style-name="P322">Грамматическая форма: had + been + глагол с -ing.</text:p>
      <text:p text:style-name="P321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21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21"/>
      <text:p text:style-name="P321">Также используется, когда процесс оставил результат в прошлом, <text:span text:style-name="T315">либо когда действия происходили на регулярной основе до какого-то момента в прошлом.</text:span></text:p>
      <text:p text:style-name="P321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15">(занятие оставило результат)</text:span>.</text:p>
      <text:p text:style-name="P53"/>
      <text:p text:style-name="P53">She had been writing to him for months, but she never got an answer — </text:p>
      <text:p text:style-name="P109">Она писала ему несколько месяцев, но так и не получила ответа <text:span text:style-name="T315">(регулярно писала)</text:span>.</text:p>
      <text:p text:style-name="P109"/>
      <text:p text:style-name="P9">Present в значении будущего</text:p>
      <text:p text:style-name="P323"/>
      <text:p text:style-name="P287"><text:span text:style-name="T336">Чтобы правильно определить, что предложени</text:span><text:span text:style-name="T337">е</text:span><text:span text:style-name="T336"> действительно стоит </text:span><text:span text:style-name="T337">в </text:span><text:span text:style-name="T336">будуще</text:span><text:span text:style-name="T337">м</text:span><text:span text:style-name="T336">, </text:span></text:p>
      <text:p text:style-name="P287"><text:span text:style-name="T336">а не </text:span><text:span text:style-name="T337">в </text:span><text:span text:style-name="T336">настояще</text:span><text:span text:style-name="T337">м</text:span><text:span text:style-name="T336">, нужно обратить внимание на слова-маячки, </text:span><text:span text:style-name="T339">такие как</text:span><text:span text:style-name="T336">: </text:span></text:p>
      <text:p text:style-name="P287"/>
      <text:list xml:id="list3177356911" text:style-name="L3">
        <text:list-item>
          <text:p text:style-name="P576"><text:span text:style-name="T336">tomorrow, </text:span><text:span text:style-name="T339">in the future, in 2050</text:span><text:span text:style-name="T336"> </text:span><text:span text:style-name="T339">(слова, которые указывают на дату в будущем);</text:span></text:p>
        </text:list-item>
        <text:list-item>
          <text:p text:style-name="P576"><text:span text:style-name="T340">would like, want, plan, expect</text:span><text:span text:style-name="T339"> </text:span><text:span text:style-name="T340">(</text:span><text:span text:style-name="T341">слова</text:span><text:span text:style-name="T339">, которые намекают на будущее</text:span><text:span text:style-name="T340">);</text:span></text:p>
        </text:list-item>
        <text:list-item>
          <text:p text:style-name="P576"><text:span text:style-name="T338">next </text:span><text:span text:style-name="T339">time</text:span><text:span text:style-name="T338">, </text:span><text:span text:style-name="T339">next Monday</text:span><text:span text:style-name="T338"> </text:span><text:span text:style-name="T339">(связки со словом next в значении «в следующий»);</text:span></text:p>
        </text:list-item>
        <text:list-item>
          <text:p text:style-name="P591">in 2 days, in a year (связки с предлогом in в значении «через»);</text:p>
        </text:list-item>
        <text:list-item>
          <text:p text:style-name="P591">by Friday (связки с предлогом by в значении «к указанному периоду»);</text:p>
        </text:list-item>
      </text:list>
      <text:p text:style-name="P287"/>
      <text:p text:style-name="P324">Present Perfect может встречаться в условных предложениях 1го типа. Он подчеркивает, </text:p>
      <text:p text:style-name="P324">что действие будет <text:span text:style-name="T337">выполнено/</text:span>закончено, но его часто упрощают до Present Simple.</text:p>
      <text:p text:style-name="P324"/>
      <text:p text:style-name="P110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7"/>
      <text:p text:style-name="P10">Оборот be going to</text:p>
      <text:p text:style-name="P426"/>
      <text:p text:style-name="P287"><text:span text:style-name="T343">Переводится как «собираюсь сделать» или «собирался сделать» (</text:span><text:span text:style-name="T344">о будущ</text:span><text:span text:style-name="T345">е</text:span><text:span text:style-name="T344">м из прошлого</text:span><text:span text:style-name="T343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7"/>
      <text:p text:style-name="P30">I’m going to play sports later — Я собираюсь позаниматься спортом позже.</text:p>
      <text:p text:style-name="P287"><text:span text:style-name="T29">I was going to cross the road — Я </text:span><text:span text:style-name="T45">собирался</text:span><text:span text:style-name="T29"> перейти дорогу.</text:span></text:p>
      <text:p text:style-name="P30">Look! The dog is going to bite him — Смотри! Его сейчас укусит собака.</text:p>
      <text:p text:style-name="P324"/>
      <text:p text:style-name="P287"><text:span text:style-name="T342">В</text:span><text:span text:style-name="T346"> разговорной речи </text:span><text:span text:style-name="T342">и</text:span><text:span text:style-name="T346">м</text:span><text:span text:style-name="T347"> часто </text:span><text:span text:style-name="T346">заменяют </text:span><text:span text:style-name="T727">слово will</text:span><text:span text:style-name="T347">, и </text:span><text:span text:style-name="T342">проговаривают</text:span><text:span text:style-name="T347"> как gonna.</text:span></text:p>
      <text:p text:style-name="P314"><text:span text:style-name="T67">I will leave / I am gonna leave — Я уйду </text:span><text:span text:style-name="T68">(собируюсь уйти).</text:span></text:p>
      <text:p text:style-name="P324"/>
      <text:p text:style-name="P373"><text:span text:style-name="T348">Также этот о</text:span><text:span text:style-name="T347">борот</text:span><text:span text:style-name="T349"> можно перепутать с Present Continuous в значении будущего. </text:span></text:p>
      <text:p text:style-name="P374">Здесь главное отличие в том, что после be going to идет еще один глагол.</text:p>
      <text:p text:style-name="P522"><text:soft-page-break/><text:span text:style-name="T394">I’m going to </text:span><text:span text:style-name="T402">attend the party tomorrow — Завтра я собираюсь посестить праздник (be going).</text:span></text:p>
      <text:p text:style-name="P326">I’m going to the party tomorrow — Завтра я иду на праздник (Present Continuous).</text:p>
      <text:p text:style-name="P326"/>
      <text:p text:style-name="P288"><text:span text:style-name="T7">Future </text:span><text:span text:style-name="T8">Continuous</text:span></text:p>
      <text:p text:style-name="P269"/>
      <text:p text:style-name="P274">Указывает на процесс, в определенный момент будуще<text:span text:style-name="T463">го</text:span>. </text:p>
      <text:p text:style-name="P274">Грамматическая форма: will + be + глагол с -ing.</text:p>
      <text:p text:style-name="P524"/>
      <text:p text:style-name="P116">I will be flying to London tomorrow morning — Завтра утром я буду лететь в Лондон.</text:p>
      <text:p text:style-name="P116"/>
      <text:p text:style-name="P352"><text:span text:style-name="T462">W</text:span>ill you be waiting for Kate when her plane arrives? / Are you going to be waiting for Kate </text:p>
      <text:p text:style-name="P352">when her plane arrives? — <text:span text:style-name="T462">Ты будешь ждать Кейт, когда прилетит ее самолет?</text:span></text:p>
      <text:p text:style-name="P326"/>
      <text:p text:style-name="P11">Furure Perfect</text:p>
      <text:p text:style-name="P11"/>
      <text:p text:style-name="P272">Указывает на результат действия к какому-то моменту в будущем.</text:p>
      <text:p text:style-name="P272">Грамматическая форма: will + have + 3я форма глагола.</text:p>
      <text:p text:style-name="P12"/>
      <text:p text:style-name="P111">I hope you will have agreed — <text:span text:style-name="T458">Н</text:span>адеюсь, <text:span text:style-name="T458">ты</text:span> согласишься.</text:p>
      <text:p text:style-name="P141"/>
      <text:p text:style-name="P111">By Sunday she will have finished reading / By Sunday, she is going to have finished reading — </text:p>
      <text:p text:style-name="P112">К воскресенью она закончит читать.</text:p>
      <text:p text:style-name="P12"/>
      <text:p text:style-name="P13">Future Perfect Continuous</text:p>
      <text:p text:style-name="P273"/>
      <text:p text:style-name="P288"><text:span text:style-name="T277">В речи не используется</text:span><text:span text:style-name="T278">. Указывает на длительность — сколько будет происходить действие </text:span></text:p>
      <text:p text:style-name="P273">к моменту в будущем. Грамматическая форма: will + have + been + глагол с -ing.</text:p>
      <text:p text:style-name="P12"/>
      <text:p text:style-name="P11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2"/>
      <text:p text:style-name="P14">Сравнение форм Future</text:p>
      <text:p text:style-name="P14"/>
      <text:p text:style-name="P31"><text:span text:style-name="T279">I will </text:span><text:span text:style-name="T280">work</text:span><text:span text:style-name="T279"> / I`m going to </text:span><text:span text:style-name="T280">work</text:span><text:span text:style-name="T279"> — Я буду </text:span><text:span text:style-name="T280">работать</text:span><text:span text:style-name="T279">. (</text:span><text:span text:style-name="T281">вероятное дейсвтие в будущем</text:span><text:span text:style-name="T279">)</text:span></text:p>
      <text:p text:style-name="P113"/>
      <text:p text:style-name="P45">I will be <text:span text:style-name="T280">working</text:span> at 6 o`clock / I`m going to be working at 6 o`clock — </text:p>
      <text:p text:style-name="P45">Я буду работать в 6 <text:span text:style-name="T459">часов.</text:span> (<text:span text:style-name="T460">процесс в указанный момент будущего</text:span>)</text:p>
      <text:p text:style-name="P113"/>
      <text:p text:style-name="P114">I will have worked by 6 o`clock / I`m going to have worked by 6 o`clock — </text:p>
      <text:p text:style-name="P114">Я отработаю к 6 час<text:span text:style-name="T461">ам. </text:span><text:span text:style-name="T460">(результат к указанному моменту в будущем)</text:span></text:p>
      <text:p text:style-name="P113"/>
      <text:p text:style-name="P115">I will have been working for the whole night by 6 o`clock / I`m going to have been working for </text:p>
      <text:p text:style-name="P115">the whole night by 6 o`clock — Я буду работать всю ночь до 6 часов. (длительность действия </text:p>
      <text:p text:style-name="P327">к указанному моменту в будущем)</text:p>
      <text:p text:style-name="P12"/>
      <text:p text:style-name="P12">Future-in-the-<text:span text:style-name="T345">P</text:span>ast</text:p>
      <text:p text:style-name="P427"/>
      <text:p text:style-name="P288"><text:span text:style-name="T345">Используется, когда о будущем сообщают из прошлого, например при повествован</text:span><text:span text:style-name="T464">ии</text:span><text:span text:style-name="T345"> рассказов, </text:span><text:span text:style-name="T464">в косвенной речи</text:span><text:span text:style-name="T345"> </text:span><text:span text:style-name="T464">или когда говорят об альтернативной реальности.</text:span></text:p>
      <text:p text:style-name="P325"/>
      <text:p text:style-name="P428">Перевод остается в будущем, но меняются вспомогательные глаголы: </text:p>
      <text:p text:style-name="P428">will → would, am/is → was, are → were.</text:p>
      <text:p text:style-name="P288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4">I was having a meeting on Friday — У меня было собрание в пятницу.</text:p>
      <text:p text:style-name="P54"/>
      <text:p text:style-name="P288"><text:span text:style-name="T46">I`m going to stay late at work — Я задержусь на работе. (</text:span><text:span text:style-name="T48">b</text:span><text:span text:style-name="T46">e going to)</text:span></text:p>
      <text:p text:style-name="P54">I was going to stay late at work <text:span text:style-name="T730">for busy</text:span> — Я решил<text:span text:style-name="T728"> </text:span>задержаться на работе <text:span text:style-name="T730">из-за дел</text:span>.</text:p>
      <text:p text:style-name="P55"/>
      <text:p text:style-name="P56">I won`t go out this weekend — Я никуда не пойду в эти выходные. (Future Simple)</text:p>
      <text:p text:style-name="P56">She decided that she would not go out — Она решила, что никуда не пойдет.</text:p>
      <text:p text:style-name="P55"/>
      <text:p text:style-name="P56">Will you be working at 5 pm? — Ты будешь работать в 5 часов? (Future Continuos)</text:p>
      <text:p text:style-name="P31"><text:span text:style-name="T464">I thought I would be working at 5 tomorrow — Я </text:span><text:span text:style-name="T465">думал</text:span><text:span text:style-name="T464">, что буду работать завтра в 5.</text:span></text:p>
      <text:p text:style-name="P56"/>
      <text:p text:style-name="P56">The match will have finish by 9 o`clock — Матч закончится к 9-ти часам. (Future Perfect)</text:p>
      <text:p text:style-name="P328">I was sure that the match would have finished by 9 — Я был уверен, что матч закончится в 9.</text:p>
      <text:p text:style-name="P328"/>
      <text:p text:style-name="P15">Модальные глаголы, передающие будущее</text:p>
      <text:p text:style-name="P325"/>
      <text:p text:style-name="P310"><text:span text:style-name="T466">В связке may/might/could + инфинитив, все </text:span><text:span text:style-name="T729">эти </text:span><text:span text:style-name="T466">глагол</text:span><text:span text:style-name="T468">ы</text:span><text:span text:style-name="T466"> передают одинаковый смысл</text:span></text:p>
      <text:p text:style-name="P310"><text:span text:style-name="T466">«возможно сделаю». </text:span><text:span text:style-name="T467">S</text:span><text:span text:style-name="T466">hould может </text:span><text:span text:style-name="T468">о</text:span><text:span text:style-name="T466">знач</text:span><text:span text:style-name="T468">ать</text:span><text:span text:style-name="T466"> «возможно случится», </text:span><text:span text:style-name="T467">а с</text:span><text:span text:style-name="T466">an </text:span><text:span text:style-name="T465">—</text:span><text:span text:style-name="T466"> «смогу» </text:span></text:p>
      <text:p text:style-name="P288"><text:span text:style-name="T467">(</text:span><text:span text:style-name="T468">в этом случае can не отличается от</text:span><text:span text:style-name="T467"> will be able to)</text:span><text:span text:style-name="T466">.</text:span></text:p>
      <text:p text:style-name="P429"/>
      <text:p text:style-name="P57">I might be busy tonight — Я, возможно, буду занят сегодня вечером.</text:p>
      <text:p text:style-name="P57">We should be home by 9 o’clock — Мы, вероятнее всего, будем дома к 9-ти часам.</text:p>
      <text:p text:style-name="P329">I can come and help you if you need me — Я смогу прийти и помочь тебе, если я тебе нужен.</text:p>
      <text:p text:style-name="P375"/>
      <text:p text:style-name="P375"/>
      <text:p text:style-name="P2">Пассивный залог</text:p>
      <text:p text:style-name="P288"/>
      <text:p text:style-name="P288"><text:span text:style-name="T470">Это ситуация, когда </text:span><text:span text:style-name="T469">объект</text:span><text:span text:style-name="T470"> </text:span><text:span text:style-name="T468">(дополнение) </text:span><text:span text:style-name="T470">испытывает действие на себе.</text:span></text:p>
      <text:p text:style-name="P288"><text:span text:style-name="T469">Грамматическая форма</text:span><text:span text:style-name="T470">: </text:span><text:span text:style-name="T469">объект + </text:span><text:span text:style-name="T470">be + глагол в 3й форме.</text:span></text:p>
      <text:p text:style-name="P288"/>
      <text:p text:style-name="P288"><text:span text:style-name="T471">Пассивный залог</text:span><text:span text:style-name="T472"> используется:</text:span></text:p>
      <text:list xml:id="list2204301561" text:style-name="L4">
        <text:list-item>
          <text:p text:style-name="P592">когда автора действия выносят на задний план (например его нет, или действие </text:p>
          <text:p text:style-name="P577"><text:span text:style-name="T472">важнее чем исполнитель, </text:span><text:span text:style-name="T469">или автор — это все люди</text:span><text:span text:style-name="T472">);</text:span></text:p>
        </text:list-item>
        <text:list-item>
          <text:p text:style-name="P592">в текстах научного характера (энциклопедии, справочники и т. п.):</text:p>
        </text:list-item>
      </text:list>
      <text:p text:style-name="P288"/>
      <text:p text:style-name="P329">I wanted to come in but <text:span text:style-name="T473">the door was locked</text:span> — Я хотел войти, но <text:span text:style-name="T473">дверь была заперта</text:span>. </text:p>
      <text:p text:style-name="P46">It’s good when you are taken care of — Хорошо, когда о тебе заботятся. <text:span text:style-name="T445">(действие важнее)</text:span></text:p>
      <text:p text:style-name="P31">It is believed that there is no life on Mars — Считается, что на Марсе нет жизни <text:span text:style-name="T722">(все люди)</text:span>.</text:p>
      <text:p text:style-name="P329"/>
      <table:table table:name="Table2" table:style-name="Table2">
        <table:table-column table:style-name="Table2.A"/>
        <table:table-column table:style-name="Table2.B"/>
        <table:table-row table:style-name="TableLine94618809094752">
          <table:table-cell table:style-name="Table2.A1" office:value-type="string">
            <text:p text:style-name="P526">Форма</text:p>
          </table:table-cell>
          <table:table-cell table:style-name="Table2.B1" office:value-type="string">
            <text:p text:style-name="P526">Пример</text:p>
          </table:table-cell>
        </table:table-row>
        <table:table-row table:style-name="TableLine94618809100688">
          <table:table-cell table:style-name="Table2.A2" office:value-type="string">
            <text:p text:style-name="P538">Present Simple</text:p>
          </table:table-cell>
          <table:table-cell table:style-name="Table2.B2" office:value-type="string">
            <text:p text:style-name="P537"><text:span text:style-name="T105">M</text:span><text:span text:style-name="T106">eals </text:span><text:span text:style-name="T244">are cooked</text:span><text:span text:style-name="T106"> in the cafe — </text:span><text:span text:style-name="T187">Е</text:span><text:span text:style-name="T106">ду готовят </text:span><text:span text:style-name="T187">в</text:span><text:span text:style-name="T106"> кафе</text:span></text:p>
          </table:table-cell>
        </table:table-row>
        <table:table-row table:style-name="TableLine94618809104848">
          <table:table-cell table:style-name="Table2.A2" office:value-type="string">
            <text:p text:style-name="P538">Present Continuous</text:p>
          </table:table-cell>
          <table:table-cell table:style-name="Table2.B2" office:value-type="string">
            <text:p text:style-name="P538">Meals <text:span text:style-name="T4">are being cooked</text:span> now — Еду готовят сейчас</text:p>
          </table:table-cell>
        </table:table-row>
        <table:table-row table:style-name="TableLine94618809103040">
          <table:table-cell table:style-name="Table2.A2" office:value-type="string">
            <text:p text:style-name="P538">Present Perfect</text:p>
          </table:table-cell>
          <table:table-cell table:style-name="Table2.B2" office:value-type="string">
            <text:p text:style-name="P538">Meals <text:span text:style-name="T4">have been cooked</text:span> in time — Еду приготовили вовремя</text:p>
          </table:table-cell>
        </table:table-row>
        <table:table-row table:style-name="TableLine94618809114336">
          <table:table-cell table:style-name="Table2.A2" office:value-type="string">
            <text:p text:style-name="P538">Past Simple</text:p>
          </table:table-cell>
          <table:table-cell table:style-name="Table2.B2" office:value-type="string">
            <text:p text:style-name="P540">Meals <text:span text:style-name="T4">were cooked</text:span> for the party — <text:span text:style-name="T731">Е</text:span>ду готовили <text:span text:style-name="T731">д</text:span>ля праздника</text:p>
          </table:table-cell>
        </table:table-row>
        <table:table-row table:style-name="TableLine94618809118448">
          <table:table-cell table:style-name="Table2.A2" office:value-type="string">
            <text:p text:style-name="P538">Past Continuous</text:p>
          </table:table-cell>
          <table:table-cell table:style-name="Table2.B2" office:value-type="string">
            <text:p text:style-name="P539">Meals <text:span text:style-name="T4">were being cooked</text:span> yesterday — Еду готовили вчера</text:p>
          </table:table-cell>
        </table:table-row>
        <table:table-row table:style-name="TableLine94618809120768">
          <table:table-cell table:style-name="Table2.A2" office:value-type="string">
            <text:p text:style-name="P538">Past Perfect</text:p>
          </table:table-cell>
          <table:table-cell table:style-name="Table2.B2" office:value-type="string">
            <text:p text:style-name="P539">Meals <text:span text:style-name="T4">had been cooked</text:span> before the party - Еду приготоивили до праздника</text:p>
          </table:table-cell>
        </table:table-row>
        <table:table-row table:style-name="TableLine94618809124880">
          <table:table-cell table:style-name="Table2.A2" office:value-type="string">
            <text:p text:style-name="P538">Furure Simple</text:p>
          </table:table-cell>
          <table:table-cell table:style-name="Table2.B2" office:value-type="string">
            <text:p text:style-name="P539">Meals <text:span text:style-name="T4">will be cooked</text:span> tomorrow — Еду будут готовить завтра</text:p>
          </table:table-cell>
        </table:table-row>
        <table:table-row table:style-name="TableLine94618809127184">
          <table:table-cell table:style-name="Table2.A2" office:value-type="string">
            <text:p text:style-name="P538">Furure Perfect</text:p>
          </table:table-cell>
          <table:table-cell table:style-name="Table2.B2" office:value-type="string">
            <text:p text:style-name="P539">Meals <text:span text:style-name="T4">will have been cooked</text:span> in time — Еду приготовят вовремя</text:p>
          </table:table-cell>
        </table:table-row>
      </table:table>
      <text:p text:style-name="P523"><text:soft-page-break/>Вместо will могут использоваться модальные глаголы.</text:p>
      <text:p text:style-name="P289"/>
      <text:p text:style-name="P58">Meals can be cooked tomorrow — Еду могут приготовить завтра.</text:p>
      <text:p text:style-name="P58">Meals can have been cooked in time — Еду смогут приготовить вовремя.</text:p>
      <text:p text:style-name="P58"/>
      <text:p text:style-name="P289"><text:span text:style-name="T9">Особые </text:span><text:span text:style-name="T10">обороты</text:span><text:span text:style-name="T9"> пассивного залога</text:span></text:p>
      <text:p text:style-name="P270"/>
      <text:p text:style-name="P275"><text:span text:style-name="T478">1) </text:span>It is said/<text:span text:style-name="T483">belive/expect/know</text:span> that... — Говорят, что…</text:p>
      <text:p text:style-name="P275"/>
      <text:p text:style-name="P289"><text:span text:style-name="T284">Когда</text:span><text:span text:style-name="T282"> формальное подлежащее </text:span><text:span text:style-name="T284">нельзя </text:span><text:span text:style-name="T287">или </text:span><text:span text:style-name="T284">неудобно использовать</text:span><text:span text:style-name="T282">, </text:span><text:span text:style-name="T284">то</text:span><text:span text:style-name="T282"> вместо него </text:span></text:p>
      <text:p text:style-name="P289"><text:span text:style-name="T282">указывают объект, а после глагола </text:span><text:span text:style-name="T284">ставят</text:span><text:span text:style-name="T282"> инфинитив.</text:span></text:p>
      <text:p text:style-name="P275"/>
      <text:p text:style-name="P117">It<text:span text:style-name="T4"> was belived</text:span> that Mark was a reliable man — <text:span text:style-name="T4">Считалось</text:span>, что Марк надежный человек.</text:p>
      <text:p text:style-name="P117"><text:span text:style-name="T473">Mark</text:span> <text:span text:style-name="T4">was belie</text:span><text:span text:style-name="T26">ved</text:span> <text:span text:style-name="T473">to be</text:span> a reliable man — <text:span text:style-name="T473">Марк</text:span> <text:span text:style-name="T4">считался</text:span> надежным человеком.</text:p>
      <text:p text:style-name="P275"/>
      <text:p text:style-name="P276"><text:span text:style-name="T478">2) </text:span>You are not supposed to… <text:span text:style-name="T479">—</text:span> Вам не разрешается/рекомендуется…</text:p>
      <text:p text:style-name="P277"/>
      <text:p text:style-name="P289"><text:span text:style-name="T285">Вместо you может </text:span><text:span text:style-name="T286">указываться</text:span><text:span text:style-name="T285"> любой человек </text:span><text:span text:style-name="T286">или группа людей</text:span><text:span text:style-name="T285">.</text:span></text:p>
      <text:p text:style-name="P118">You’re not supposed to be here. — Вам нельзя здесь находиться.</text:p>
      <text:p text:style-name="P276"/>
      <text:p text:style-name="P278">3) I was surprised by... — Я был удивлен чем-то…</text:p>
      <text:p text:style-name="P278"/>
      <text:p text:style-name="P289"><text:span text:style-name="T283">После конструкции </text:span><text:span text:style-name="T286">может</text:span><text:span text:style-name="T283"> </text:span><text:span text:style-name="T287">быть</text:span><text:span text:style-name="T283"> </text:span><text:span text:style-name="T286">длинное</text:span><text:span text:style-name="T283"> придаточное предложение.</text:span></text:p>
      <text:p text:style-name="P119">I was surprised by what happened. — Я был удивлен тем, что произошло.</text:p>
      <text:p text:style-name="P275"/>
      <text:p text:style-name="P289"><text:span text:style-name="T283">4) I (don`t) like being... — Я (не) люблю, когда на меня </text:span><text:span text:style-name="T286">кто-то воздействует...</text:span></text:p>
      <text:p text:style-name="P278"/>
      <text:p text:style-name="P60">I like being treated fairly — Я люблю, когда со мной справедливо обращаются.</text:p>
      <text:p text:style-name="P60">He doesn’t like being ignored — Он не любит, когда его игнорируют.</text:p>
      <text:p text:style-name="P60"/>
      <text:p text:style-name="P430">5) Have somothing done... — Что-то сделано…</text:p>
      <text:p text:style-name="P430"/>
      <text:p text:style-name="P289"><text:span text:style-name="T480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81">й</text:span><text:span text:style-name="T480"> форме.</text:span></text:p>
      <text:p text:style-name="P289"/>
      <text:p text:style-name="P32">I have my work done — Моя работа сделала.</text:p>
      <text:p text:style-name="P32">We had a pizza delivered — Нам доставили пиццу.</text:p>
      <text:p text:style-name="P32"><text:span text:style-name="T482">They</text:span> are going to have a pizza delivered — <text:span text:style-name="T482">Им</text:span> доставят пиццу.</text:p>
      <text:p text:style-name="P32"/>
      <text:p text:style-name="P521">Перед have может стоять can. В этом случае, have будет в форме инфинитива.</text:p>
      <text:p text:style-name="P431"/>
      <text:p text:style-name="P59">A hairdresser’s is a place where you can have your hair cut — </text:p>
      <text:p text:style-name="P59">Парикмахерская это место, где можно постричь волосы.</text:p>
      <text:p text:style-name="P151"/>
      <text:p text:style-name="P151"/>
      <text:p text:style-name="P3">Модальные глаголы</text:p>
      <text:p text:style-name="P152"/>
      <text:p text:style-name="P209">Это все те же вспомогательные глаголы, но со смысловыми оттенками. <text:span text:style-name="T725">Переводится могут глаголом, наречием и даже частицей. </text:span>Они не меняют своей формы и после них всегда </text:p>
      <text:p text:style-name="P209">идет инфинитив <text:span text:style-name="T725">(голый или перфектный)</text:span>.</text:p>
      <text:p text:style-name="P208"/>
      <text:p text:style-name="P226"/>
      <text:p text:style-name="P544">Значения модальных глаголов</text:p>
      <text:p text:style-name="P208"/>
      <text:p text:style-name="P208">Некоторые из модальных глаголов имеют как основное, так и вероятностное значение.</text:p>
      <text:p text:style-name="P290"><text:span text:style-name="T485">Основное</text:span><text:span text:style-name="T484"> значение описывает </text:span><text:span text:style-name="T486">ситуацию/</text:span><text:span text:style-name="T487">факт</text:span><text:span text:style-name="T484">, а вероятно</text:span><text:span text:style-name="T488">стно</text:span><text:span text:style-name="T484">е — передает предположени</text:span><text:span text:style-name="T489">е</text:span><text:span text:style-name="T484">.</text:span></text:p>
      <text:p text:style-name="P432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0"/>
      <text:p text:style-name="P433">Основные значения:</text:p>
      <text:list xml:id="list2579870178" text:style-name="L5">
        <text:list-item>
          <text:p text:style-name="P593">can — <text:span text:style-name="T490">могу, </text:span><text:span text:style-name="T491">смогу, </text:span><text:span text:style-name="T490">умею</text:span>;</text:p>
        </text:list-item>
        <text:list-item>
          <text:p text:style-name="P593">could — <text:span text:style-name="T490">мог, умел</text:span>;</text:p>
        </text:list-item>
        <text:list-item>
          <text:p text:style-name="P578"><text:span text:style-name="T486">must — </text:span><text:span text:style-name="T490">должен</text:span><text:span text:style-name="T486">;</text:span></text:p>
        </text:list-item>
      </text:list>
      <text:p text:style-name="P61"/>
      <text:p text:style-name="P61">She could dance when she was young — Она умела танцевать, когда была молодой.</text:p>
      <text:p text:style-name="P103">We must work a lot – Мы должны много работать.</text:p>
      <text:p text:style-name="P61"/>
      <text:p text:style-name="P433">Вероятностные значения:</text:p>
      <text:list xml:id="list2442869124" text:style-name="L6">
        <text:list-item>
          <text:p text:style-name="P594">could — <text:span text:style-name="T490">мог бы, </text:span><text:span text:style-name="T493">возможно </text:span><text:span text:style-name="T494">(50%)</text:span>;</text:p>
        </text:list-item>
        <text:list-item>
          <text:p text:style-name="P579"><text:span text:style-name="T486">might —</text:span><text:span text:style-name="T496"> </text:span><text:span text:style-name="T497">мог бы,</text:span><text:span text:style-name="T490"> </text:span><text:span text:style-name="T493">возможно, </text:span><text:span text:style-name="T495">может</text:span><text:span text:style-name="T490"> </text:span><text:span text:style-name="T494">(50%)</text:span><text:span text:style-name="T486">;</text:span></text:p>
        </text:list-item>
        <text:list-item>
          <text:p text:style-name="P594">must — <text:span text:style-name="T490">должно быть, наверное </text:span><text:span text:style-name="T494">(100%)</text:span>;</text:p>
        </text:list-item>
        <text:list-item>
          <text:p text:style-name="P594">should — <text:span text:style-name="T490">следовало бы</text:span>;</text:p>
        </text:list-item>
        <text:list-item>
          <text:p text:style-name="P552">would — <text:span text:style-name="T490">бы (в </text:span><text:span text:style-name="T492">нереальной ситуации</text:span><text:span text:style-name="T490">)</text:span>;</text:p>
        </text:list-item>
      </text:list>
      <text:p text:style-name="P153"/>
      <text:p text:style-name="P33">We could use the situation <text:span text:style-name="T498">now</text:span> — Мы могли бы использовать эту ситуацию <text:span text:style-name="T498">сейчас</text:span><text:span text:style-name="T488">.</text:span></text:p>
      <text:p text:style-name="P61">It could have been me who forgot to lock the door — <text:span text:style-name="T493">В</text:span>озможно <text:span text:style-name="T493">э</text:span>то я забыл закрыть дверь. </text:p>
      <text:p text:style-name="P61">It must be hard to work as a doctor — Должно быть, трудно работать доктором.</text:p>
      <text:p text:style-name="P62">I would have called you if I had known — Я бы позвонил, если бы знал.</text:p>
      <text:p text:style-name="P62"/>
      <text:p text:style-name="P154">Модальный глагол, в вероятностном значении, можно употреблять не только в настоящем, </text:p>
      <text:p text:style-name="P154">но и в прошлом, даже если он там не используется. Если он употребляется в настоящем, </text:p>
      <text:p text:style-name="P154">то после него будет голый инфинитив, а если в прошлом — то перфектный инфинитив.</text:p>
      <text:p text:style-name="P154"/>
      <text:p text:style-name="P290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0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1"/>
      <text:p text:style-name="P63">It must <text:span text:style-name="T4">have been</text:span> love — Наверное, это была любов. </text:p>
      <text:p text:style-name="P290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3"/>
      <text:p text:style-name="P290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5"/>
      <text:p text:style-name="P62">What were you doing? You could have gotten yourself killed! — </text:p>
      <text:p text:style-name="P63">Что же ты делал? Ты чуть не умер!</text:p>
      <text:p text:style-name="P213"/>
      <text:p text:style-name="P290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6"/>
      <text:p text:style-name="P64">It must be John. He promised to come — Это, наверное, Джон. Он обещал прийти.</text:p>
      <text:p text:style-name="P290"><text:span text:style-name="T52">(</text:span><text:span text:style-name="T53">почти уверены</text:span><text:span text:style-name="T52">, что так и есть)</text:span></text:p>
      <text:p text:style-name="P64"/>
      <text:p text:style-name="P66">I<text:span text:style-name="T732">t</text:span> might/may/could be a postman — Это, возможно, почтальон.</text:p>
      <text:p text:style-name="P66">(есть вероятность, но не 100%)</text:p>
      <text:p text:style-name="P156"/>
      <text:p text:style-name="P290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6"/>
      <text:p text:style-name="P64"><text:soft-page-break/>It must have been Tom. He always eats my food — Это, должно быть, был Том. </text:p>
      <text:p text:style-name="P64">Он всегда съедает мою еду. (<text:span text:style-name="T500">почти уверены, что так и есть</text:span>) </text:p>
      <text:p text:style-name="P64"/>
      <text:p text:style-name="P65">It might/may/could have been Jane. I saw her in the kitchen — Это, возможно, была Джейн. </text:p>
      <text:p text:style-name="P65"><text:span text:style-name="T499">Я видела ее на кухне </text:span><text:span text:style-name="T500">(есть вероятность, но не 100%)</text:span></text:p>
      <text:p text:style-name="P64"/>
      <text:p text:style-name="P220">Формы инфинитива, после модальных глаголов</text:p>
      <text:p text:style-name="P236"/>
      <text:p text:style-name="P290"><text:span text:style-name="T351">1) </text:span><text:span text:style-name="T352">Bare</text:span><text:span text:style-name="T353"> </text:span><text:span text:style-name="T352">Invinitive</text:span><text:span text:style-name="T353"> — начальная форма глагола без to.</text:span></text:p>
      <text:p text:style-name="P290"><text:span text:style-name="T351">2) </text:span><text:span text:style-name="T353">Continuous </text:span><text:span text:style-name="T352">Invinitive</text:span><text:span text:style-name="T353"> — be + </text:span><text:span text:style-name="T352">глагол с -ing.</text:span></text:p>
      <text:p text:style-name="P290"><text:span text:style-name="T351">3) </text:span><text:span text:style-name="T352">Perfect Invinitive — have + глаголв в 3й форме.</text:span></text:p>
      <text:p text:style-name="P290"><text:span text:style-name="T351">4) </text:span><text:span text:style-name="T352">Perfect Continuous Invinitive — have + been + глагол с -ing.</text:span></text:p>
      <text:p text:style-name="P389"/>
      <text:p text:style-name="P353">He might <text:span text:style-name="T4">work</text:span> at the hospital — Возможно, он работает в больнице.</text:p>
      <text:p text:style-name="P353">He might <text:span text:style-name="T4">be working</text:span> now — Возможно, он сейчас работает.</text:p>
      <text:p text:style-name="P353">He might <text:span text:style-name="T4">have worked</text:span> yesterday — Наверное, он вчера работал.</text:p>
      <text:p text:style-name="P353"/>
      <text:p text:style-name="P353">He might <text:span text:style-name="T4">have been working</text:span> for a long time before he went to sleep — </text:p>
      <text:p text:style-name="P330">Он, наверное, долго работал перед тем, как лечь спать.</text:p>
      <text:p text:style-name="P330"/>
      <text:p text:style-name="P413">Особенности модальных глаголов</text:p>
      <text:p text:style-name="P376"/>
      <text:p text:style-name="P290"><text:span text:style-name="T424">Глагол might в </text:span><text:span text:style-name="T425">основном</text:span><text:span text:style-name="T424"> переводится наречием, а не глаголом. </text:span></text:p>
      <text:p text:style-name="P290"><text:span text:style-name="T425">В вероятностном значении, </text:span><text:span text:style-name="T426">для ситуаци</text:span><text:span text:style-name="T427">й</text:span><text:span text:style-name="T426"> в прошлом,</text:span><text:span text:style-name="T425"> дублирует глагол could.</text:span></text:p>
      <text:p text:style-name="P418"/>
      <text:p text:style-name="P290"><text:span text:style-name="T394">Sonya might go to Japan next week – </text:span><text:span text:style-name="T411">Соня, </text:span><text:span text:style-name="T420">возможно</text:span><text:span text:style-name="T411">, поедет в Японию на следующей неделе.</text:span></text:p>
      <text:p text:style-name="P343"/>
      <text:p text:style-name="P390"><text:span text:style-name="T501">Глагол shall встречается только </text:span><text:span text:style-name="T502">у</text:span><text:span text:style-name="T501"> британ</text:span><text:span text:style-name="T502">цев</text:span><text:span text:style-name="T501">. Американцы заменяют его на should.</text:span></text:p>
      <text:p text:style-name="P331">Shall I close the door? / Should I close the door? — Мне закрыть дверь?</text:p>
      <text:p text:style-name="P331"/>
      <text:p text:style-name="P290"><text:span text:style-name="T354">Т</text:span><text:span text:style-name="T355">акже, в британском английском, can`t и needn`t могут передавать </text:span><text:span text:style-name="T362">другой</text:span><text:span text:style-name="T355"> смысл. </text:span></text:p>
      <text:p text:style-name="P290"><text:span text:style-name="T355">Can`t может означать </text:span><text:span text:style-name="T357">«</text:span><text:span text:style-name="T356">этого не может быть</text:span><text:span text:style-name="T357">», «</text:span><text:span text:style-name="T358">не верю, что это правда</text:span><text:span text:style-name="T357">»</text:span><text:span text:style-name="T355">, </text:span></text:p>
      <text:p text:style-name="P290"><text:span text:style-name="T355">а needn`t </text:span><text:span text:style-name="T395">—</text:span><text:span text:style-name="T355"> «нет необходимости», «</text:span><text:span text:style-name="T359">не следовало делать </text:span><text:span text:style-name="T360">это</text:span><text:span text:style-name="T361">го</text:span><text:span text:style-name="T355">».</text:span></text:p>
      <text:p text:style-name="P391"/>
      <text:p text:style-name="P354"><text:span text:style-name="T503">She can’t have got my emai</text:span><text:span text:style-name="T504">l — Она наверняка не получила мое письмо.</text:span></text:p>
      <text:p text:style-name="P354"/>
      <text:p text:style-name="P356">You needn’t worry, we’ll work this out — Не нужно беспокоиться, мы уладим ситуацию.</text:p>
      <text:p text:style-name="P332">(здесь need ведет себя как модальный глагол, поэтому он с частицей not)</text:p>
      <text:p text:style-name="P332"/>
      <text:p text:style-name="P237">Глагол will иногда используют, когда хотят подчеркнуть привычки человека в <text:span text:style-name="T325">настоящем</text:span>.</text:p>
      <text:p text:style-name="P333">She will never listen to me — Она никогда меня не слушает.</text:p>
      <text:p text:style-name="P214"/>
      <text:p text:style-name="P290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7"/>
      <text:p text:style-name="P67">I don’t think you should work at weekends — Не думаю, что тебе нужно работать по выходн.</text:p>
      <text:p text:style-name="P67">You should see the doctor — Тебе стоит пойти к доктору.</text:p>
      <text:p text:style-name="P33"/>
      <text:p text:style-name="P47"><text:span text:style-name="T506">I should have listened to you — Нужно было тебя послушать (</text:span><text:span text:style-name="T492">ж</text:span><text:span text:style-name="T506">аль, что не послушал тебя).</text:span></text:p>
      <text:p text:style-name="P290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409">(</text:span><text:span text:style-name="T410">з</text:span><text:span text:style-name="T409">ря </text:span><text:span text:style-name="T411">доверился</text:span><text:span text:style-name="T409">).</text:span></text:p>
      <text:p text:style-name="P412"/>
      <text:p text:style-name="P291"><text:soft-page-break/><text:span text:style-name="T363">Глагол dare означает «осмелиться», «иметь наглость», «рискнуть». </text:span><text:span text:style-name="T364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7"/>
      <text:p text:style-name="P357">I <text:span text:style-name="T4">dare </text:span><text:span text:style-name="T11">not</text:span> ask if you forgive me — Я <text:span text:style-name="T4">не смею</text:span> спрашивать, простишь ли ты меня <text:span text:style-name="T507">(модальный)</text:span>.</text:p>
      <text:p text:style-name="P357">How dare you speak to me like that?! <text:span text:style-name="T505">—</text:span> Как ты смеешь так говорить со мной?!</text:p>
      <text:p text:style-name="P357"/>
      <text:p text:style-name="P293"><text:span text:style-name="T412">Though he is rude I </text:span><text:span text:style-name="T421">don`t </text:span><text:span text:style-name="T422">dare</text:span><text:span text:style-name="T412"> say </text:span><text:span text:style-name="T413">that </text:span><text:span text:style-name="T412">he is a </text:span><text:span text:style-name="T413">bad</text:span><text:span text:style-name="T412"> man — </text:span></text:p>
      <text:p text:style-name="P293"><text:span text:style-name="T412">Хотя он грубоват, </text:span><text:span text:style-name="T413">я </text:span><text:span text:style-name="T421">не </text:span><text:span text:style-name="T422">осмелюсь</text:span><text:span text:style-name="T412"> сказать, что он плохой человек </text:span><text:span text:style-name="T413">(обычный глагол)</text:span><text:span text:style-name="T412">.</text:span></text:p>
      <text:p text:style-name="P344"/>
      <text:p text:style-name="P291"><text:span text:style-name="T437">К</text:span><text:span text:style-name="T438">онструкция be able to </text:span><text:span text:style-name="T439">может </text:span><text:span text:style-name="T440">переда</text:span><text:span text:style-name="T439">вать</text:span><text:span text:style-name="T440"> </text:span><text:span text:style-name="T441">доп.</text:span><text:span text:style-name="T437"> </text:span><text:span text:style-name="T438">значение «имею возможность».</text:span></text:p>
      <text:p text:style-name="P335">I was able to travel last year. — В прошлом году у меня была возможность путешествовать.</text:p>
      <text:p text:style-name="P335"/>
      <text:p text:style-name="P158">Часто, в разговорной речи, вместо have to употребляется have got to. <text:span text:style-name="T508">Эта конструкця</text:span> </text:p>
      <text:p text:style-name="P158">означает тоже самое, но употребляется только в утвержденях.</text:p>
      <text:p text:style-name="P158"/>
      <text:p text:style-name="P344">I’ve got to work a lot / I have to work a lot — Мне приходится много работать.</text:p>
      <text:p text:style-name="P333"/>
      <text:p text:style-name="P414">Модальная конструкция had better</text:p>
      <text:p text:style-name="P392"/>
      <text:p text:style-name="P291"><text:span text:style-name="T365">Переводится как «бы лучше», например «я бы лучше», «он бы лучше» и т. д. О</text:span><text:span text:style-name="T366">значает рекомендацию либо употребляется в ситуациях, когда нужно немедленно принять решение. </text:span></text:p>
      <text:p text:style-name="P392"/>
      <text:p text:style-name="P291"><text:span text:style-name="T367">Слово</text:span><text:span text:style-name="T365"> had сокращается до `d. Поэтому </text:span><text:span text:style-name="T368">его </text:span><text:span text:style-name="T365">легко перепутать </text:span><text:span text:style-name="T367">c </text:span><text:span text:style-name="T365">would, т. к. и переводится </text:span></text:p>
      <text:p text:style-name="P291"><text:span text:style-name="T368">он</text:span><text:span text:style-name="T367">о</text:span><text:span text:style-name="T368"> </text:span><text:span text:style-name="T365">одинаково, частицей «бы». </text:span><text:span text:style-name="T366">После had better идет голый инфинитив.</text:span></text:p>
      <text:p text:style-name="P393"/>
      <text:p text:style-name="P393">Отрицательная форма выглядит так: had better not. Частица not идет после better, а не had.</text:p>
      <text:p text:style-name="P393">Вопросы в основном встречаются в отрицательной форме.</text:p>
      <text:p text:style-name="P358"/>
      <text:p text:style-name="P34"><text:span text:style-name="T428">You had better have your car washed — Ты бы лучше помыл свою машину. </text:span><text:span text:style-name="T429">(рекомендация)</text:span></text:p>
      <text:p text:style-name="P34"><text:span text:style-name="T428">We</text:span><text:span text:style-name="T431">’d better</text:span><text:span text:style-name="T428"> call the police — Нам </text:span><text:span text:style-name="T431">бы лучше</text:span><text:span text:style-name="T428"> позвонить в полицию. (немедленно)</text:span></text:p>
      <text:p text:style-name="P358"/>
      <text:p text:style-name="P358">You had better not go there — Ты бы лучше не ходил туда.</text:p>
      <text:p text:style-name="P358">Hadn’t you better go to bed? — Не лучше ли тебе пойти прилечь?</text:p>
      <text:p text:style-name="P393"/>
      <text:p text:style-name="P394">Иногда had вообще выкидывают, и употребляют только better.</text:p>
      <text:p text:style-name="P359">Where’s she? She <text:span text:style-name="T4">better</text:span> be here. — Где она? <text:span text:style-name="T4">Лучше бы</text:span> ей оказаться здесь.</text:p>
      <text:p text:style-name="P393"/>
      <text:p text:style-name="P291"><text:span text:style-name="T366">Х</text:span><text:span text:style-name="T369">отя had и находится в прошедшей форме, сам</text:span><text:span text:style-name="T370">а</text:span><text:span text:style-name="T369"> </text:span><text:span text:style-name="T370">конструкция</text:span><text:span text:style-name="T369"> употребляется в настоящем </text:span></text:p>
      <text:p text:style-name="P394">и будущем. В прошедшем можно использовать should с перфектным инфинитивом.</text:p>
      <text:p text:style-name="P394"/>
      <text:p text:style-name="P68"><text:span text:style-name="T350">You </text:span><text:span text:style-name="T430">should have stayed</text:span><text:span text:style-name="T350"> at home —</text:span><text:span text:style-name="T430"> </text:span><text:span text:style-name="T432">Б</text:span><text:span text:style-name="T430">ыло бы </text:span><text:span text:style-name="T432">л</text:span><text:span text:style-name="T430">учше</text:span><text:span text:style-name="T350"> остаться дома.</text:span></text:p>
      <text:p text:style-name="P409"/>
      <text:p text:style-name="P409">В отличие от should, рекомендация с had better намекает на негативные последствия, </text:p>
      <text:p text:style-name="P377">если ее не выполнить. <text:span text:style-name="T509">А</text:span> should означает добрый совет.</text:p>
      <text:p text:style-name="P333"/>
      <text:p text:style-name="P333"/>
      <text:p text:style-name="P419">Инфинитив и герундий</text:p>
      <text:p text:style-name="P395"/>
      <text:p text:style-name="P396">Инфинитив и герундий могут переводиться:</text:p>
      <text:list xml:id="list2455306611" text:style-name="L7">
        <text:list-item>
          <text:p text:style-name="P595">начальной формой глагола <text:span text:style-name="T510">(</text:span>делать<text:span text:style-name="T510">)</text:span>;</text:p>
        </text:list-item>
        <text:list-item>
          <text:p text:style-name="P595">причастием <text:span text:style-name="T510">(</text:span>делая<text:span text:style-name="T510">)</text:span>;</text:p>
        </text:list-item>
        <text:list-item>
          <text:p text:style-name="P595"><text:soft-page-break/>придаточным предложением <text:span text:style-name="T510">(</text:span>чтобы делать<text:span text:style-name="T510">)</text:span>;</text:p>
        </text:list-item>
        <text:list-item>
          <text:p text:style-name="P595">герундий может также переводиться существительным <text:span text:style-name="T510">(</text:span>действие<text:span text:style-name="T510">);</text:span></text:p>
        </text:list-item>
      </text:list>
      <text:p text:style-name="P397"/>
      <text:p text:style-name="P35"><text:span text:style-name="T434">They</text:span><text:span text:style-name="T435"> plan </text:span><text:span text:style-name="T433">to sell</text:span><text:span text:style-name="T435"> their house — </text:span><text:span text:style-name="T434">Они</text:span><text:span text:style-name="T435"> планируют </text:span><text:span text:style-name="T433">продать</text:span><text:span text:style-name="T435"> свой дом.</text:span></text:p>
      <text:p text:style-name="P351">I saw a lot of kids <text:span text:style-name="T4">playing</text:span> in the street — Я увидел много детишек, <text:span text:style-name="T4">играющих</text:span> на улице.</text:p>
      <text:p text:style-name="P361"/>
      <text:p text:style-name="P360">He applied for a new job <text:span text:style-name="T4">to get</text:span> more salary — </text:p>
      <text:p text:style-name="P360">Он решил устроиться на новую работу, <text:span text:style-name="T4">чтобы получать</text:span> больше денег.</text:p>
      <text:p text:style-name="P334"/>
      <text:p text:style-name="P415">Глаголы с прямым дополнением</text:p>
      <text:p text:style-name="P398"/>
      <text:p text:style-name="P292"><text:span text:style-name="T371">Это глаголы, после которых </text:span><text:span text:style-name="T372">идет</text:span><text:span text:style-name="T371"> дополнение, а после — инфинитив </text:span><text:span text:style-name="T373">с to</text:span><text:span text:style-name="T371">. </text:span><text:span text:style-name="T374">Если инфинитив </text:span></text:p>
      <text:p text:style-name="P410">в отрицательной форме, то перед to ставят not, без вспомогательных глаголов.</text:p>
      <text:p text:style-name="P399"/>
      <text:list xml:id="list1702825420" text:style-name="L8">
        <text:list-item>
          <text:p text:style-name="P596">ask — спрашивать;</text:p>
        </text:list-item>
        <text:list-item>
          <text:p text:style-name="P596">encourage — воодушевлять;</text:p>
        </text:list-item>
        <text:list-item>
          <text:p text:style-name="P596">expect — ожидать;</text:p>
        </text:list-item>
        <text:list-item>
          <text:p text:style-name="P596">invite — приглашать;</text:p>
        </text:list-item>
        <text:list-item>
          <text:p text:style-name="P596">order — заказывать, приказывать;</text:p>
        </text:list-item>
        <text:list-item>
          <text:p text:style-name="P596">persuade — убеждать;</text:p>
        </text:list-item>
        <text:list-item>
          <text:p text:style-name="P596">remind — напоминать;</text:p>
        </text:list-item>
        <text:list-item>
          <text:p text:style-name="P596">teach — обучать;</text:p>
        </text:list-item>
        <text:list-item>
          <text:p text:style-name="P596">tell — говорить;</text:p>
        </text:list-item>
        <text:list-item>
          <text:p text:style-name="P596">warn — предупреждать;</text:p>
          <text:p text:style-name="P597"/>
        </text:list-item>
      </text:list>
      <text:p text:style-name="P362">I asked <text:span text:style-name="T473">Mike</text:span><text:span text:style-name="T4"> to call</text:span> me — Я попросил <text:span text:style-name="T473">Майка</text:span> <text:span text:style-name="T4">позвонить</text:span>.</text:p>
      <text:p text:style-name="P336">The guard warned <text:span text:style-name="T473">us</text:span> <text:span text:style-name="T4">not to cross</text:span> the line — Охранник предупредил <text:span text:style-name="T473">нас</text:span> <text:span text:style-name="T4">не пересекать</text:span> черту.</text:p>
      <text:p text:style-name="P336"/>
      <text:p text:style-name="P16">Инфинитив в разных ситуациях</text:p>
      <text:p text:style-name="P292"/>
      <text:p text:style-name="P316">Если после прилагательного идет инфинитив, то <text:span text:style-name="T512">прилагательное</text:span> будет наречием.</text:p>
      <text:p text:style-name="P35">He was <text:span text:style-name="T473">hard</text:span> <text:span text:style-name="T4">to deal</text:span> with — C ним было <text:span text:style-name="T473">трудно</text:span> <text:span text:style-name="T4">иметь дело</text:span>.</text:p>
      <text:p text:style-name="P35"/>
      <text:p text:style-name="P159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9"/>
      <text:p text:style-name="P69">He’s running home <text:span text:style-name="T4">to get</text:span> his wallet — Он бежит домой, <text:span text:style-name="T4">чтобы взять</text:span> бумажник.</text:p>
      <text:p text:style-name="P69">He had nobody <text:span text:style-name="T4">to talk</text:span> to — У него не было никого, <text:span text:style-name="T4">чтобы поговорить</text:span> (talk to — <text:span text:style-name="T513">это </text:span>связка).</text:p>
      <text:p text:style-name="P159"/>
      <text:p text:style-name="P160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"/>
      <text:p text:style-name="P35">Her parents took a loan <text:span text:style-name="T4">so that</text:span> <text:span text:style-name="T473">she could go to college</text:span> — </text:p>
      <text:p text:style-name="P336">Ее родители взяли деньги в долг, <text:span text:style-name="T4">чтобы</text:span> <text:span text:style-name="T473">она могла пойти учиться в колледж</text:span>.</text:p>
      <text:p text:style-name="P336"/>
      <text:p text:style-name="P292"><text:span text:style-name="T245">Ситуации, когда использу</text:span><text:span text:style-name="T246">ю</text:span><text:span text:style-name="T245">т </text:span><text:span text:style-name="T247">герунди</text:span><text:span text:style-name="T245">й</text:span></text:p>
      <text:p text:style-name="P147"/>
      <text:p text:style-name="P292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2"><text:span text:style-name="T124">где ощущение глагола очень сильное</text:span><text:span text:style-name="T123">). Чаще всего он ставится после предлогов.</text:span></text:p>
      <text:p text:style-name="P399"/>
      <text:p text:style-name="P292"><text:span text:style-name="T375">Популярны</text:span><text:span text:style-name="T376">е</text:span><text:span text:style-name="T375"> связки глагол + предлог:</text:span></text:p>
      <text:list xml:id="list3459616848" text:style-name="L9">
        <text:list-item>
          <text:p text:style-name="P598">succeed in — преуспел в;</text:p>
        </text:list-item>
        <text:list-item>
          <text:p text:style-name="P598"><text:soft-page-break/>insist on — настаивать на;</text:p>
        </text:list-item>
        <text:list-item>
          <text:p text:style-name="P598">think/<text:span text:style-name="T511">dream</text:span> of — размышлять/<text:span text:style-name="T511">мечтать</text:span> о;</text:p>
        </text:list-item>
        <text:list-item>
          <text:p text:style-name="P598">feel like — быть в настроении для;</text:p>
        </text:list-item>
        <text:list-item>
          <text:p text:style-name="P598">look forward to — <text:span text:style-name="T514">жать с нетерпением</text:span>;</text:p>
        </text:list-item>
      </text:list>
      <text:p text:style-name="P400"/>
      <text:p text:style-name="P35">I <text:span text:style-name="T4">feel like</text:span> flying, I’m so excited! — Я <text:span text:style-name="T4">чувствую, как будто</text:span> я летаю, я так взволнована!</text:p>
      <text:p text:style-name="P35">I’m <text:span text:style-name="T4">looking forward to</text:span> hearing from you — <text:span text:style-name="T4">Жду с нетерпением</text:span> информации от вас.</text:p>
      <text:p text:style-name="P400"/>
      <text:p text:style-name="P401">Популярные связки глагол + дополнение + предлог:</text:p>
      <text:list xml:id="list114417510" text:style-name="L10">
        <text:list-item>
          <text:p text:style-name="P599">congratulate ... on — поздравить (кого-то) с;</text:p>
        </text:list-item>
        <text:list-item>
          <text:p text:style-name="P599">accuse ... of — обвинить (кого-то) в;</text:p>
        </text:list-item>
        <text:list-item>
          <text:p text:style-name="P599">suspect ... of — подозревать (кого-то) в;</text:p>
        </text:list-item>
        <text:list-item>
          <text:p text:style-name="P599">prevent ... from — предостеречь (кого-то) от;</text:p>
        </text:list-item>
        <text:list-item>
          <text:p text:style-name="P599">stop ... from — помешать (кому-то) в;</text:p>
        </text:list-item>
        <text:list-item>
          <text:p text:style-name="P599">forgive ... for — простить (кого-то) за;</text:p>
        </text:list-item>
      </text:list>
      <text:p text:style-name="P401"/>
      <text:p text:style-name="P363">I congratulate you on winning the competition — Я поздравляю тебя с победой в соревновании.</text:p>
      <text:p text:style-name="P363">He prevented me from taking a loan — Он предостерег меня от того, чтобы взять ссуду.</text:p>
      <text:p text:style-name="P363"/>
      <text:p text:style-name="P402">Популярные связки прилагательное + предлог:</text:p>
      <text:list xml:id="list280848915" text:style-name="L11">
        <text:list-item>
          <text:p text:style-name="P600">afraid of — бояться (чего-то);</text:p>
        </text:list-item>
        <text:list-item>
          <text:p text:style-name="P600">fed up with — быть сытым по горло (из-за чего-то);</text:p>
        </text:list-item>
        <text:list-item>
          <text:p text:style-name="P600">good at — хорошо (что-то) делать;</text:p>
        </text:list-item>
        <text:list-item>
          <text:p text:style-name="P600">interested in — интересоваться (чем-то);</text:p>
        </text:list-item>
      </text:list>
      <text:p text:style-name="P402"/>
      <text:p text:style-name="P315"><text:span text:style-name="T403">I’m fed up with his sneaking </text:span><text:span text:style-name="T407">around </text:span><text:span text:style-name="T403">all the time </text:span><text:span text:style-name="T386">—</text:span><text:span text:style-name="T403"> </text:span></text:p>
      <text:p text:style-name="P315"><text:span text:style-name="T403">Меня достало, что он тут </text:span><text:span text:style-name="T404">постоянно</text:span><text:span text:style-name="T403"> крутится.</text:span></text:p>
      <text:p text:style-name="P365"/>
      <text:p text:style-name="P364">I’m interested in reading sci-fi — Мне интересно читать фантастику.</text:p>
      <text:p text:style-name="P364"/>
      <text:p text:style-name="P403">Устойчивые выр-я, в которых используется герундий:</text:p>
      <text:list xml:id="list1165575768" text:style-name="L12">
        <text:list-item>
          <text:p text:style-name="P601"><text:span text:style-name="T733">i</text:span>t`s no use/good — бесполезно, нет смысла;</text:p>
        </text:list-item>
        <text:list-item>
          <text:p text:style-name="P601"><text:span text:style-name="T733">i</text:span>t`s not worth — этого того не стоит;</text:p>
        </text:list-item>
        <text:list-item>
          <text:p text:style-name="P601"><text:span text:style-name="T733">t</text:span>here`s no point in — незачем это делать;</text:p>
        </text:list-item>
        <text:list-item>
          <text:p text:style-name="P601"><text:span text:style-name="T733">h</text:span>ave difficulty — иметь трудности;</text:p>
        </text:list-item>
        <text:list-item>
          <text:p text:style-name="P601">be busy — заниматься делом;</text:p>
        </text:list-item>
        <text:list-item>
          <text:p text:style-name="P601">a waste of money/time — это деньги на ветер / время впустую;</text:p>
        </text:list-item>
      </text:list>
      <text:p text:style-name="P403"/>
      <text:p text:style-name="P367">I earn a lot of money, so it’s not worth changing the job — </text:p>
      <text:p text:style-name="P367">Я зарабатываю много денег, так что не стоит менять работу.</text:p>
      <text:p text:style-name="P366"/>
      <text:p text:style-name="P366">Do you have difficulty remembering your childhood? — Тебе трудно вспомнить свое детство?</text:p>
      <text:p text:style-name="P366">It’s a waste of time watching TV — Это пустая трата времени, смотреть телевизор.</text:p>
      <text:p text:style-name="P337">She is very busy launching her new project — Она слишком занята запуском нового проекта.</text:p>
      <text:p text:style-name="P337"/>
      <text:p text:style-name="P292"><text:span text:style-name="T387">Герундий с о</text:span><text:span text:style-name="T388">борот</text:span><text:span text:style-name="T387">ом</text:span><text:span text:style-name="T388"> </text:span><text:span text:style-name="T389">be/get</text:span><text:span text:style-name="T388"> used to</text:span></text:p>
      <text:p text:style-name="P404"/>
      <text:p text:style-name="P292"><text:span text:style-name="T350">Оборот </text:span><text:span text:style-name="T394">be used to</text:span><text:span text:style-name="T350"> означает «я привык», а </text:span><text:span text:style-name="T394">get used to</text:span><text:span text:style-name="T350"> </text:span><text:span text:style-name="T396">—</text:span><text:span text:style-name="T350"> «я привыкаю». </text:span><text:span text:style-name="T377">Как и в пассивном залоге, </text:span><text:span text:style-name="T406">be</text:span><text:span text:style-name="T377"> показывает состояние, а </text:span><text:span text:style-name="T406">get</text:span><text:span text:style-name="T377"> — процесс. </text:span><text:span text:style-name="T378">Чтобы подчеркнуть, что процесс формируется, </text:span><text:span text:style-name="T379">get </text:span><text:span text:style-name="T378">ставят</text:span><text:span text:style-name="T379"> в </text:span><text:span text:style-name="T380">форму</text:span><text:span text:style-name="T379"> Continuous.</text:span></text:p>
      <text:p text:style-name="P405"/>
      <text:p text:style-name="P368">I`m used to working hard — Я привык много работать.</text:p>
      <text:p text:style-name="P368"><text:soft-page-break/>I`m getting used to working hard — Я привыкаю много работать.</text:p>
      <text:p text:style-name="P292"><text:span text:style-name="T397">(</text:span><text:span text:style-name="T405">здесь </text:span><text:span text:style-name="T398">get в</text:span><text:span text:style-name="T397"> форме Continu</text:span><text:span text:style-name="T398">o</text:span><text:span text:style-name="T397">us, </text:span><text:span text:style-name="T405">поэтому он</text:span><text:span text:style-name="T397"> </text:span><text:span text:style-name="T408">дополнительно с </text:span><text:span text:style-name="T397">be </text:span><text:span text:style-name="T398">и окончанием</text:span><text:span text:style-name="T397"> -ing)</text:span></text:p>
      <text:p text:style-name="P378"/>
      <text:p text:style-name="P292"><text:span text:style-name="T390">Этот оборот не нужно путать с модальной конструкцией </text:span><text:span text:style-name="T414">used to</text:span><text:span text:style-name="T390">.</text:span></text:p>
      <text:p text:style-name="P379"/>
      <text:p text:style-name="P120"><text:span text:style-name="T350">I </text:span><text:span text:style-name="T436">am used to</text:span><text:span text:style-name="T350"> </text:span><text:span text:style-name="T430">drinking</text:span><text:span text:style-name="T350"> a lot of water — Я </text:span><text:span text:style-name="T436">привык</text:span><text:span text:style-name="T430"> пить</text:span><text:span text:style-name="T350"> много воды.</text:span></text:p>
      <text:p text:style-name="P292"><text:span text:style-name="T414">(после оборота всегда идет </text:span><text:span text:style-name="T415">герундий</text:span><text:span text:style-name="T414">)</text:span></text:p>
      <text:p text:style-name="P338"/>
      <text:p text:style-name="P120"><text:span text:style-name="T350">I </text:span><text:span text:style-name="T436">used to</text:span><text:span text:style-name="T350"> </text:span><text:span text:style-name="T430">drink</text:span><text:span text:style-name="T350"> a lot of coffee — </text:span><text:span text:style-name="T436">Раньше</text:span><text:span text:style-name="T350"> я </text:span><text:span text:style-name="T430">пил</text:span><text:span text:style-name="T350"> много кофе.</text:span></text:p>
      <text:p text:style-name="P338">(после модальной конструкции идет инфинитив)</text:p>
      <text:p text:style-name="P337"/>
      <text:p text:style-name="P416">Причасный оборот с герундием <text:span text:style-name="T515">(ing-clause)</text:span></text:p>
      <text:p text:style-name="P405"/>
      <text:p text:style-name="P406">Это неполноценное предложение, которое в русском языке выделяется запятыми.</text:p>
      <text:p text:style-name="P292"><text:span text:style-name="T381">В английском запятая </text:span><text:span text:style-name="T382">ставится если причисный оборот в первой половине предложения.</text:span></text:p>
      <text:p text:style-name="P406"/>
      <text:p text:style-name="P292"><text:span text:style-name="T399">David hurt his leg </text:span><text:span text:style-name="T423">playing football</text:span><text:span text:style-name="T399"> — Дэвид повредил ногу, </text:span><text:span text:style-name="T423">играя в футбол</text:span><text:span text:style-name="T399">.</text:span></text:p>
      <text:p text:style-name="P369"/>
      <text:p text:style-name="P70"><text:span text:style-name="T350">The driver saw a boy </text:span><text:span text:style-name="T436">running across the road</text:span><text:span text:style-name="T350"> and stopped the car immediately — </text:span></text:p>
      <text:p text:style-name="P70"><text:span text:style-name="T350">Водитель увидел ребенка, </text:span><text:span text:style-name="T436">бегущего через дорогу</text:span><text:span text:style-name="T350">, и быстро остановил машину.</text:span></text:p>
      <text:p text:style-name="P406"/>
      <text:p text:style-name="P405">Причастный оборот можно использовать вместе с союзами while и when.</text:p>
      <text:p text:style-name="P71"><text:span text:style-name="T350">David hurt his leg </text:span><text:span text:style-name="T436">while playing football</text:span><text:span text:style-name="T350"> – Дэвид повредил ногу, </text:span><text:span text:style-name="T436">когда играл в футбол</text:span><text:span text:style-name="T350">.</text:span></text:p>
      <text:p text:style-name="P378"/>
      <text:p text:style-name="P378"/>
      <text:p text:style-name="P420">Сложные предложения</text:p>
      <text:p text:style-name="P407"/>
      <text:p text:style-name="P408">Типы сложны<text:span text:style-name="T516">х</text:span> предложений в английском языке:</text:p>
      <text:p text:style-name="P408"/>
      <text:list xml:id="list1701983078" text:style-name="L13">
        <text:list-item>
          <text:p text:style-name="P602">сложноподчиненные предложения (complex sentences):</text:p>
          <text:list>
            <text:list-item>
              <text:p text:style-name="P602">условные предложения (if-clauses);</text:p>
            </text:list-item>
            <text:list-item>
              <text:p text:style-name="P602">придаточные поясняющие предложения (relative clauses);</text:p>
            </text:list-item>
            <text:list-item>
              <text:p text:style-name="P602">косвенная речь (reported speech);</text:p>
              <text:p text:style-name="P602"/>
            </text:list-item>
          </text:list>
        </text:list-item>
        <text:list-item>
          <text:p text:style-name="P602">сложносочиненные предложения <text:span text:style-name="T517">(compound sentences)</text:span>;</text:p>
        </text:list-item>
      </text:list>
      <text:p text:style-name="P434"/>
      <text:p text:style-name="P380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8"/>
      <text:p text:style-name="P17">Условные предложения</text:p>
      <text:p text:style-name="P435"/>
      <text:p text:style-name="P293"><text:span text:style-name="T520">Условн</text:span><text:span text:style-name="T521">ое</text:span><text:span text:style-name="T520"> предложени</text:span><text:span text:style-name="T521">е</text:span><text:span text:style-name="T520"> 0 типа описыва</text:span><text:span text:style-name="T521">е</text:span><text:span text:style-name="T520">т реальн</text:span><text:span text:style-name="T521">ую</text:span><text:span text:style-name="T520"> ситуаци</text:span><text:span text:style-name="T521">ю</text:span><text:span text:style-name="T520">. Обе части переводятся настоящим. В обеих частях глагол стоит в форме Present Simple.</text:span></text:p>
      <text:p text:style-name="P436"/>
      <text:p text:style-name="P72">If I <text:span text:style-name="T4">am</text:span> home, I always <text:span text:style-name="T4">watch</text:span> TV — Если я дома, я всегда смотрю ТВ.</text:p>
      <text:p text:style-name="P436"/>
      <text:p text:style-name="P437">Условное предложение 1 типа говорит о будущем. Обе части переводятся будущим. </text:p>
      <text:p text:style-name="P437">В условной части глагол <text:span text:style-name="T522">стоит </text:span>в Present Simple или Present Perfect.</text:p>
      <text:p text:style-name="P437"/>
      <text:p text:style-name="P438"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4"/>
      <text:p text:style-name="P161"><text:soft-page-break/>Условное предложение 2 типа описывает нереальные ситуации в настоящем или будущем.</text:p>
      <text:p text:style-name="P293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4"/>
      <text:p text:style-name="P73">If I <text:span text:style-name="T4">were</text:span> home, I <text:span text:style-name="T4">would watch</text:span> TV — Если бы я был дома, я бы посмотрел ТВ.</text:p>
      <text:p text:style-name="P74"/>
      <text:p text:style-name="P162">Условное предложение 3 типа <text:span text:style-name="T523">выражает сожаление о прошлом (то, чего уже не изменишь).</text:span></text:p>
      <text:p text:style-name="P293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3">а в главная часть содержит would + перфектный инфинитив.</text:p>
      <text:p text:style-name="P75"/>
      <text:p text:style-name="P438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3">Если бы я был дома вчера, я бы посмотрел телевизор (с сожалением)</text:p>
      <text:p text:style-name="P212"/>
      <text:p text:style-name="P293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3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4"/>
      <text:p text:style-name="P36"><text:span text:style-name="T524">Herald </text:span><text:span text:style-name="T12">would have sent</text:span><text:span text:style-name="T524"> us a Christmas card if he </text:span><text:span text:style-name="T12">knew</text:span><text:span text:style-name="T524"> our address — Гарольд послал бы нам рождественскую открытку, если бы знал наш адрес </text:span><text:span text:style-name="T519">(if-часть 2й тип, главная — 3й тип)</text:span><text:span text:style-name="T524">.</text:span></text:p>
      <text:p text:style-name="P165"/>
      <text:p text:style-name="P36"><text:span text:style-name="T518">If I </text:span><text:span text:style-name="T13">had</text:span><text:span text:style-name="T519"> </text:span><text:span text:style-name="T13">studied</text:span><text:span text:style-name="T518"> better at school, I </text:span><text:span text:style-name="T13">wouldn`t work</text:span><text:span text:style-name="T518"> at McDonald’s now — Если бы я лучше учился </text:span></text:p>
      <text:p text:style-name="P339"><text:span text:style-name="T518">в школе, я бы сейчас не работал в Макдональдсе </text:span><text:span text:style-name="T519">(if-часть 3й тип, главная — 2й тип)</text:span><text:span text:style-name="T518">.</text:span></text:p>
      <text:p text:style-name="P339"/>
      <text:p text:style-name="P18"><text:span text:style-name="T134">С</text:span><text:span text:style-name="T100">лова unless и wish в условных предложениях</text:span></text:p>
      <text:p text:style-name="P166"/>
      <text:p text:style-name="P439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5"/>
      <text:p text:style-name="P355"><text:span text:style-name="T518">You can go home </text:span><text:span text:style-name="T14">if</text:span><text:span text:style-name="T518"> you </text:span><text:span text:style-name="T288">do</text:span><text:span text:style-name="T14"> n</text:span><text:span text:style-name="T15">o</text:span><text:span text:style-name="T14">t </text:span><text:span text:style-name="T288">want</text:span><text:span text:style-name="T518"> to stay / You can go home </text:span><text:span text:style-name="T14">unless</text:span><text:span text:style-name="T518"> you want to stay — </text:span></text:p>
      <text:p text:style-name="P370">Ты можешь идти домой, <text:span text:style-name="T4">если не</text:span> хочешь оставаться.</text:p>
      <text:p text:style-name="P355"/>
      <text:p text:style-name="P355"><text:span text:style-name="T14">If</text:span><text:span text:style-name="T518"> I was </text:span><text:span text:style-name="T14">n</text:span><text:span text:style-name="T16">o</text:span><text:span text:style-name="T14">t</text:span><text:span text:style-name="T518"> so hungry, I wouldn’t eat that food / </text:span><text:span text:style-name="T14">Unless</text:span><text:span text:style-name="T518"> I was so hungry, I wouldn’t eat that food — </text:span><text:span text:style-name="T14">Если</text:span><text:span text:style-name="T518"> бы я </text:span><text:span text:style-name="T14">не</text:span><text:span text:style-name="T518"> была такой голодной, я бы не ела эту еду.</text:span></text:p>
      <text:p text:style-name="P165"/>
      <text:p text:style-name="P293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5"/>
      <text:p text:style-name="P371"><text:span text:style-name="T518">I </text:span><text:span text:style-name="T14">wish</text:span><text:span text:style-name="T518"> I earned </text:span><text:span text:style-name="T525">$</text:span><text:span text:style-name="T518">10 00</text:span><text:span text:style-name="T526">0</text:span><text:span text:style-name="T518"> in a month — </text:span><text:span text:style-name="T14">Жаль</text:span><text:span text:style-name="T518">, что я </text:span><text:span text:style-name="T14">не</text:span><text:span text:style-name="T518"> зарабатываю </text:span><text:span text:style-name="T525">$</text:span><text:span text:style-name="T518">10 </text:span><text:span text:style-name="T526">0</text:span><text:span text:style-name="T518">00 в месяц.</text:span></text:p>
      <text:p text:style-name="P293"><text:span text:style-name="T400">(досл. «Я бы желал разабатывать $10 0</text:span><text:span text:style-name="T401">0</text:span><text:span text:style-name="T400">0 в месяц»)</text:span></text:p>
      <text:p text:style-name="P371"/>
      <text:p text:style-name="P371"><text:span text:style-name="T518">I </text:span><text:span text:style-name="T288">wish</text:span><text:span text:style-name="T518"> I had </text:span><text:span text:style-name="T288">n</text:span><text:span text:style-name="T289">o</text:span><text:span text:style-name="T288">t</text:span><text:span text:style-name="T518"> eaten so much sushi yesterday — Жаль, что я съела вчера столько суши.</text:span></text:p>
      <text:p text:style-name="P372"><text:span text:style-name="T518">(</text:span>частица not, после had, инвертирует отрицание <text:span text:style-name="T527">в</text:span> wish)</text:p>
      <text:p text:style-name="P165"/>
      <text:p text:style-name="P293"><text:span text:style-name="T528">Когда</text:span><text:span text:style-name="T529"> хочется</text:span><text:span text:style-name="T530">, чтобы случилось </text:span><text:span text:style-name="T531">желаемое</text:span><text:span text:style-name="T530">, </text:span><text:span text:style-name="T529">можно использ.</text:span><text:span text:style-name="T530"> if only </text:span><text:span text:style-name="T529">+ глагол в Past Simple</text:span><text:span text:style-name="T530">.</text:span></text:p>
      <text:p text:style-name="P440">Также if only может заменять I wish (по смыслу почти одинаково).</text:p>
      <text:p text:style-name="P293"/>
      <text:p text:style-name="P36">If only we <text:span text:style-name="T530">could find</text:span> a taxi! — Эх, если бы мы могли найти такси! <text:span text:style-name="T529">(could вместо would)</text:span></text:p>
      <text:p text:style-name="P76"/>
      <text:p text:style-name="P167">Сожаления о настоящем: I wish + Past Simple (грамматика 2го типа).</text:p>
      <text:p text:style-name="P77">I wish I could fly like a bird — Жаль, что я не летаю, как птица.</text:p>
      <text:p text:style-name="P167"/>
      <text:p text:style-name="P167">Сожаления о прошлом: I wish + Past Perfect (грамматика 3го типа).</text:p>
      <text:p text:style-name="P77">I wish I had talked to Mike yesterday — Жаль, что я не поговорила с Майком вчера.</text:p>
      <text:p text:style-name="P167"/>
      <text:p text:style-name="P167"/>
      <text:p text:style-name="P545">Сожаления о настоящем из-за другого человека: I wish + could + инфинитив.</text:p>
      <text:p text:style-name="P36"><text:span text:style-name="T532">I wish you could make me happy — </text:span><text:span text:style-name="T531">Ж</text:span><text:span text:style-name="T532">аль, что ты не можешь сделать меня счастливой.</text:span></text:p>
      <text:p text:style-name="P167"/>
      <text:p text:style-name="P293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7">I wish we could have worked it out — Жаль, что мы не смогли это уладить.</text:p>
      <text:p text:style-name="P167"/>
      <text:p text:style-name="P168">Когда хочется, чтобы кто-то выполнил желаемое в будущем: I wish + would + инфинитив.</text:p>
      <text:p text:style-name="P340">I wish you would stop smoking — Я бы хотела, чтобы ты перестал курить.</text:p>
      <text:p text:style-name="P340"/>
      <text:p text:style-name="P221">Придаточные определительные предложения</text:p>
      <text:p text:style-name="P169"/>
      <text:p text:style-name="P170">Это небольшие, поясняющие предложения, которые сообщают дополнительную </text:p>
      <text:p text:style-name="P170">информацию о человеке или предмете.</text:p>
      <text:p text:style-name="P170"/>
      <text:p text:style-name="P294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1"/>
      <text:p text:style-name="P311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8"/>
      <text:p text:style-name="P294"><text:span text:style-name="T188">Союзы whose, whom, where </text:span><text:span text:style-name="T189">могут</text:span><text:span text:style-name="T188"> не выпада</text:span><text:span text:style-name="T189">ть</text:span><text:span text:style-name="T188"> </text:span><text:span text:style-name="T189">если они нужны по смыслу.</text:span></text:p>
      <text:p text:style-name="P79"/>
      <text:p text:style-name="P79">It was the village where I wanted to meet my old age — Это была деревня, где я хотел</text:p>
      <text:p text:style-name="P80">встретить свою старость. (несмотря на то, что в придаточном предложение есть </text:p>
      <text:p text:style-name="P80">и подлежащее и сказуемое, союз where не убирают, т. к. он необходим по смыслу)</text:p>
      <text:p text:style-name="P79"/>
      <text:p text:style-name="P172">Союз whom — это формальный вариант слова who. В речи практичечески не используется.</text:p>
      <text:p text:style-name="P172">Этот союз появляется только в том случае, если перед <text:span text:style-name="T533">ним </text:span>будет стоять предлог. </text:p>
      <text:p text:style-name="P172"/>
      <text:p text:style-name="P79">The boy <text:span text:style-name="T4">with whom</text:span> we usually play football broke his leg last week — </text:p>
      <text:p text:style-name="P79">Мальчик, с которым мы обычно играем в футбол, сломал ногу на прошлой неделе.</text:p>
      <text:p text:style-name="P173"/>
      <text:p text:style-name="P441"><text:span text:style-name="T144">Е</text:span><text:span text:style-name="T100">сли предлог сместить в конец придаточного предложения, то whom превратиться </text:span></text:p>
      <text:p text:style-name="P174">в who и его можно будет убрать.</text:p>
      <text:p text:style-name="P173"/>
      <text:p text:style-name="P37"><text:span text:style-name="T533">The boy </text:span><text:span text:style-name="T328">(</text:span><text:span text:style-name="T329">who</text:span><text:span text:style-name="T328">) </text:span><text:span text:style-name="T327">we usually play football </text:span><text:span text:style-name="T330">with</text:span><text:span text:style-name="T533"> broke his leg last week — </text:span></text:p>
      <text:p text:style-name="P341"><text:span text:style-name="T533">Мальчик, </text:span><text:span text:style-name="T327">с которм мы обычно играем в футбол</text:span><text:span text:style-name="T533">, сломал ногу на прошлой неделе.</text:span></text:p>
      <text:p text:style-name="P341"/>
      <text:p text:style-name="P222">Косвенна речь</text:p>
      <text:p text:style-name="P222"/>
      <text:p text:style-name="P381"><text:span text:style-name="T534">Грамматически, </text:span>Present <text:span text:style-name="T535">меняется </text:span>на Past, <text:span text:style-name="T534">н</text:span><text:span text:style-name="T536">о перевод остается в настоящем.</text:span></text:p>
      <text:p text:style-name="P140"/>
      <text:p text:style-name="P294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4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81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5"/>
      <text:p text:style-name="P382">Past Simple и Past Continuous меняются на Past Perfect и Past Perfect Continuous.</text:p>
      <text:p text:style-name="P382"/>
      <text:p text:style-name="P294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, что </text:span><text:span text:style-name="T71">жил</text:span><text:span text:style-name="T62"> на </text:span><text:span text:style-name="T59">Bali</text:span><text:span text:style-name="T62">.</text:span></text:p>
      <text:p text:style-name="P382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 сказал, что </text:span><text:span text:style-name="T75">летел</text:span><text:span text:style-name="T59"> на Бали.</text:span></text:p>
      <text:p text:style-name="P346"/>
      <text:p text:style-name="P294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82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, что </text:span><text:span text:style-name="T75">полетит</text:span><text:span text:style-name="T58"> на </text:span><text:span text:style-name="T59">Бали</text:span><text:span text:style-name="T58">.</text:span></text:p>
      <text:p text:style-name="P215"><text:soft-page-break/></text:p>
      <text:p text:style-name="P295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5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1"/>
      <text:p text:style-name="P81"><text:span text:style-name="T538">(</text:span>Who did you call?<text:span text:style-name="T538">)</text:span> <text:span text:style-name="T538">H</text:span>e asked me who I <text:span text:style-name="T4">had called</text:span> — <text:span text:style-name="T538">Он спросила, кому я </text:span><text:span text:style-name="T18">звонил</text:span><text:span text:style-name="T538">.</text:span></text:p>
      <text:p text:style-name="P295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202">.</text:span></text:p>
      <text:p text:style-name="P81"/>
      <text:p text:style-name="P175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6"/>
      <text:p text:style-name="P82"><text:span text:style-name="T537">(</text:span>Do you like apples?<text:span text:style-name="T537">) </text:span>He asked <text:span text:style-name="T4">if</text:span> we <text:span text:style-name="T4">liked</text:span> apples — <text:span text:style-name="T537">Он спросил, </text:span><text:span text:style-name="T17">любим</text:span><text:span text:style-name="T537"> </text:span><text:span text:style-name="T17">ли</text:span><text:span text:style-name="T537"> мы яблоки.</text:span></text:p>
      <text:p text:style-name="P82"/>
      <text:p text:style-name="P82"><text:span text:style-name="T537">(</text:span>Have you seen Tom today?<text:span text:style-name="T537">) </text:span>Martha asked <text:span text:style-name="T4">if</text:span> I <text:span text:style-name="T4">had seen</text:span> Tom that day — </text:p>
      <text:p text:style-name="P342"><text:span text:style-name="T537">Марта спросила, </text:span><text:span text:style-name="T17">видел</text:span><text:span text:style-name="T537"> </text:span><text:span text:style-name="T17">ли</text:span><text:span text:style-name="T537"> я Тома в тот день.</text:span></text:p>
      <text:p text:style-name="P342"/>
      <text:p text:style-name="P223">Сложносочиненные предложения</text:p>
      <text:p text:style-name="P177"/>
      <text:p text:style-name="P177">Состоят из простых, равноправных предложений, которые связаны сочинительными союзами. Такие союзы называются coordinators:</text:p>
      <text:p text:style-name="P177"/>
      <text:list xml:id="list189419988" text:style-name="L14">
        <text:list-item>
          <text:p text:style-name="P553">for — <text:span text:style-name="T541">потому что (синоним because)</text:span>;</text:p>
        </text:list-item>
        <text:list-item>
          <text:p text:style-name="P553">and — <text:span text:style-name="T541">и, а</text:span>;</text:p>
        </text:list-item>
        <text:list-item>
          <text:p text:style-name="P580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53">but — <text:span text:style-name="T541">но</text:span>;</text:p>
        </text:list-item>
        <text:list-item>
          <text:p text:style-name="P553">or — <text:span text:style-name="T541">или, либо</text:span>;</text:p>
        </text:list-item>
        <text:list-item>
          <text:p text:style-name="P553">yet — <text:span text:style-name="T541">все же, однако</text:span>;</text:p>
        </text:list-item>
        <text:list-item>
          <text:p text:style-name="P553">so — <text:span text:style-name="T541">поэтому (синоним that`s why)</text:span>;</text:p>
        </text:list-item>
      </text:list>
      <text:p text:style-name="P177"/>
      <text:p text:style-name="P83">Cats are good pets, <text:span text:style-name="T4">for</text:span> they are clean and quiet — </text:p>
      <text:p text:style-name="P83">Кошки это хорошие домашние питомцы, <text:span text:style-name="T4">потому что</text:span> они чистые и тихие.</text:p>
      <text:p text:style-name="P83"/>
      <text:p text:style-name="P83">She had not complained to the social workers, <text:span text:style-name="T4">nor</text:span> to police — </text:p>
      <text:p text:style-name="P83">Она не обращалась с жалобами <text:span text:style-name="T4">ни</text:span> к социальным сотрудни<text:span text:style-name="T734">кам</text:span>, <text:span text:style-name="T4">ни</text:span> в полицию.</text:p>
      <text:p text:style-name="P83"/>
      <text:p text:style-name="P83">I<text:span text:style-name="T539">`</text:span>m counting my calories, <text:span text:style-name="T4">yet</text:span> I really want dessert — Я считаю калории, но <text:span text:style-name="T4">все же</text:span> хочу десерт.</text:p>
      <text:p text:style-name="P342"><text:span text:style-name="T539">He</text:span><text:span text:style-name="T540"> was busy, </text:span><text:span text:style-name="T19">so</text:span><text:span text:style-name="T540"> I went to the movies alone — </text:span><text:span text:style-name="T539">Он</text:span><text:span text:style-name="T540"> был занят, </text:span><text:span text:style-name="T19">так что</text:span><text:span text:style-name="T540"> я пошла в кино одна.</text:span></text:p>
      <text:p text:style-name="P342"/>
      <text:p text:style-name="P342"/>
      <text:p text:style-name="P4">Вопросительные предложения</text:p>
      <text:p text:style-name="P178"/>
      <text:p text:style-name="P179">В английском языке существует правило: в каком времени задается вопрос, </text:p>
      <text:p text:style-name="P383">в таком времени должен быть и ответ.</text:p>
      <text:p text:style-name="P180"/>
      <text:p text:style-name="P296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0"/>
      <text:p text:style-name="P84">You live in a big flat, don’t you? — Вы живете в большой квартире, да?</text:p>
      <text:p text:style-name="P38"/>
      <text:p text:style-name="P296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1"/>
      <text:p text:style-name="P85"><text:soft-page-break/>Don’t you want to help? — Разве ты не хочешь помочь?</text:p>
      <text:p text:style-name="P85">Wouldn’t it be better to go home now? — Не лучше ли пойти сейчас домой?</text:p>
      <text:p text:style-name="P38">Why do they never help? — Почему они никогда не помогают? <text:span text:style-name="T542">(возмущение)</text:span></text:p>
      <text:p text:style-name="P38"/>
      <text:p text:style-name="P182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43">Порядок слов как в утверждении.</text:span></text:p>
      <text:p text:style-name="P182"/>
      <text:p text:style-name="P86">Did you hear that Maria is getting married? <text:span text:style-name="T473">Maria’s getting married?</text:span> — </text:p>
      <text:p text:style-name="P86">Ты слышал, что Мария выходит замуж? <text:span text:style-name="T473">Мария выходит замуж?</text:span><text:span text:style-name="T325"> (переспр</text:span><text:span text:style-name="T334">ашивает</text:span><text:span text:style-name="T325">)</text:span></text:p>
      <text:p text:style-name="P148"/>
      <text:p text:style-name="P296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3">и несколько поясняющих слов.</text:p>
      <text:p text:style-name="P183"/>
      <text:p text:style-name="P87">Honey, I paid $5000 for this dress. <text:span text:style-name="T545">You what?</text:span> — </text:p>
      <text:p text:style-name="P296"><text:span text:style-name="T64">Дорогой, я заплатила за это платье 5000 долларов. </text:span><text:span text:style-name="T547">Чтоо</text:span><text:span text:style-name="T549">оо</text:span><text:span text:style-name="T547">о</text:span><text:span text:style-name="T548">?</text:span><text:span text:style-name="T556"> </text:span><text:span text:style-name="T557">(О_О)</text:span></text:p>
      <text:p text:style-name="P87"/>
      <text:p text:style-name="P296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6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8"/>
      <text:p text:style-name="P184">1) Условные предложения и предложения с wish.</text:p>
      <text:p text:style-name="P184"/>
      <text:p text:style-name="P38">Will you learn a lot if you read this chapter? - Вы многое узнаете, если прочитаете эту главу?</text:p>
      <text:p text:style-name="P38">Do you wish you earned <text:span text:style-name="T735">$</text:span>10000 in a month? — Ты бы хотел зарабатывать <text:span text:style-name="T659">$</text:span>10000 в месяц?</text:p>
      <text:p text:style-name="P148"/>
      <text:p text:style-name="P184">2) Придаточные определительные предложения.</text:p>
      <text:p text:style-name="P88"/>
      <text:p text:style-name="P89">Do you still have the report you promised me? — </text:p>
      <text:p text:style-name="P89">У тебя все еще есть тот доклад, который ты мне обещал?</text:p>
      <text:p text:style-name="P88"/>
      <text:p text:style-name="P184">3) Сложные предложения с that-clause и косвенная речь.</text:p>
      <text:p text:style-name="P184"/>
      <text:p text:style-name="P88">Does he agree that Mary is a liar? — Он согласен, что Мэри врет? </text:p>
      <text:p text:style-name="P88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6"/>
      <text:p text:style-name="P317"><text:span text:style-name="T186">Сымы</text:span><text:span text:style-name="T190">ми</text:span><text:span text:style-name="T167"> популярны</text:span><text:span text:style-name="T166">ми </text:span><text:span text:style-name="T167">являются: it и there. Также в этой роли могут выступать </text:span></text:p>
      <text:p text:style-name="P187">слова: you, they, this, that, here.</text:p>
      <text:p text:style-name="P186"/>
      <text:p text:style-name="P148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6"/>
      <text:p text:style-name="P90"><text:span text:style-name="T4">There is</text:span> a new restaurant near here — Недалеко <text:span text:style-name="T4">есть</text:span> новый ресторан.</text:p>
      <text:p text:style-name="P186"/>
      <text:p text:style-name="P186">Если нужно сказать, что чего-то нет или <text:span text:style-name="T660">что-то </text:span>не находится в каком-то месте, </text:p>
      <text:p text:style-name="P186">то используется связка there + be + no или there + be + not + any.</text:p>
      <text:p text:style-name="P186"/>
      <text:p text:style-name="P38"><text:span text:style-name="T20">T</text:span><text:span text:style-name="T21">here are no</text:span><text:span text:style-name="T661"> customers this time / </text:span><text:span text:style-name="T20">T</text:span><text:span text:style-name="T21">here aren’t any</text:span><text:span text:style-name="T661"> customers this time — </text:span></text:p>
      <text:p text:style-name="P38"><text:span text:style-name="T662">В</text:span><text:span text:style-name="T661"> это время </text:span><text:span text:style-name="T21">нет</text:span><text:span text:style-name="T661"> посетителей.</text:span></text:p>
      <text:p text:style-name="P186"/>
      <text:p text:style-name="P296"><text:soft-page-break/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8"/>
      <text:p text:style-name="P91"><text:span text:style-name="T266">There must be</text:span> a mistake — Здесь, <text:span text:style-name="T266">похоже</text:span>, ошибка.</text:p>
      <text:p text:style-name="P91"><text:span text:style-name="T266">There must have been</text:span> somebody at home — Кто-то, <text:span text:style-name="T266">должно быть</text:span>, находился в доме.</text:p>
      <text:p text:style-name="P91"/>
      <text:p text:style-name="P189">It может указывать не только на существительное (объект), но и на прилагательное, </text:p>
      <text:p text:style-name="P296"><text:span text:style-name="T169">а также идти в связке с любым глаголом. </text:span><text:span text:style-name="T166">Им</text:span><text:span text:style-name="T169"> часто заменяет существительное о котором говорилось ранее. Иногда </text:span><text:span text:style-name="T195">it </text:span><text:span text:style-name="T169">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89"/>
      <text:p text:style-name="P189">We bought pizza. <text:span text:style-name="T4">It was</text:span> very tasty — Мы купили пиццу. <text:span text:style-name="T4">Она была</text:span> очень вкусной.</text:p>
      <text:p text:style-name="P189">(it заменяет слово «pizza», <text:span text:style-name="T663">о которой говорилось ранее</text:span>)</text:p>
      <text:p text:style-name="P189"/>
      <text:p text:style-name="P189"><text:span text:style-name="T664">Также </text:span><text:span text:style-name="T736">i</text:span>t используют, когда говорят о времене, погоде или дистанции. Если it стоит в связке </text:p>
      <text:p text:style-name="P296">с прилагательным, то это означает состояние (<text:span text:style-name="T663">i</text:span>t is <text:span text:style-name="T663">nice, it is good</text:span>).</text:p>
      <text:p text:style-name="P189"/>
      <text:p text:style-name="P92">I think it’s going to rain — Я думаю, что пойдет дождь.</text:p>
      <text:p text:style-name="P92">What time is it? It’s 10 o’clock — Сколько времени? Сейчас 10 часов.</text:p>
      <text:p text:style-name="P92">Let’s walk home. <text:span text:style-name="T663">N</text:span>o, it’s too far — Давай пойдем домой пешком. <text:span text:style-name="T663">Н</text:span>ет, это слишком далеко.</text:p>
      <text:p text:style-name="P92">It was nice to talk to you. — Было приятно поговорить с вами.</text:p>
      <text:p text:style-name="P189"/>
      <text:p text:style-name="P296"><text:span text:style-name="T166">It можно встретить в предложениях с пассивным залогом. </text:span><text:span text:style-name="T191">It</text:span><text:span text:style-name="T166"> часто входит в состав устойчивых выражений, а также стоит перед некоторыми глаголами (it seems, it appears).</text:span></text:p>
      <text:p text:style-name="P189"/>
      <text:p text:style-name="P190">Устойчивые выражения с it:</text:p>
      <text:list xml:id="list3455071232" text:style-name="L15">
        <text:list-item>
          <text:p text:style-name="P554">it takes — это занимает (столько-то времени);</text:p>
        </text:list-item>
        <text:list-item>
          <text:p text:style-name="P554">get it — понятно;</text:p>
        </text:list-item>
        <text:list-item>
          <text:p text:style-name="P554">get over it — преодолеть неприятную ситуацию;</text:p>
        </text:list-item>
        <text:list-item>
          <text:p text:style-name="P554">make it — удалось (достичь цели);</text:p>
        </text:list-item>
        <text:list-item>
          <text:p text:style-name="P554">I`m on it — я в процессе (работаю над этим);</text:p>
        </text:list-item>
        <text:list-item>
          <text:p text:style-name="P554">take it or leave it — саглащайся или уходи (торг не уместен);</text:p>
        </text:list-item>
        <text:list-item>
          <text:p text:style-name="P554">use it or lose it — используй (это умение) или потеряешь;</text:p>
        </text:list-item>
        <text:list-item>
          <text:p text:style-name="P554">it takes two to tango — делить ответственность на двоих (оба виноваты);</text:p>
        </text:list-item>
      </text:list>
      <text:p text:style-name="P191"/>
      <text:p text:style-name="P38">It takes me 30 minutes to get home — У меня занимает 30 минут, чтобы добраться до дома.</text:p>
      <text:p text:style-name="P38">Do you get what I’m saying? Yes, I get it — Вам понятно, что я говорю? Да, понятно.</text:p>
      <text:p text:style-name="P38">I’ve had time to get over it — У меня было время прийти в себя (пережить это).</text:p>
      <text:p text:style-name="P38">I’m so happy you could make it — Я так рад, что у тебя получилось.</text:p>
      <text:p text:style-name="P38">I’m on it, but we’ve got another problem — Я этим занимаюсь, но у нас тут еще одна проблем.</text:p>
      <text:p text:style-name="P38"/>
      <text:p text:style-name="P38">It takes two to tango, so Peter and Nick are both responsible for the damage — Виноваты оба, </text:p>
      <text:p text:style-name="P38">так что и Питер, и Ник несут ответственность за ущерб.</text:p>
      <text:p text:style-name="P296"/>
      <text:p text:style-name="P296"><text:span text:style-name="T723">You</text:span>, <text:span text:style-name="T665">как</text:span> формально<text:span text:style-name="T665">е</text:span> подлежаще<text:span text:style-name="T665">е,</text:span> используется <text:span text:style-name="T665">для</text:span> обращение к любому человеку.</text:p>
      <text:p text:style-name="P192">Часто это какие-то инструкции или рекомендации. Здесь you не переводится.</text:p>
      <text:p text:style-name="P93"/>
      <text:p text:style-name="P93">You can burn your hand if you put it in fire — Можно обжечь руку, если засунуть ее в огонь.</text:p>
      <text:p text:style-name="P93">In order to login you must be registered - Для того чтобы войти, нужно зарегистрироваться.</text:p>
      <text:p text:style-name="P93"/>
      <text:p text:style-name="P192">They как формальное подлежащее часто встречается в связке they say. </text:p>
      <text:p text:style-name="P296"><text:span text:style-name="T194">По аналогии с you, имеется ввиду не какие-то конкретные люди, а </text:span><text:span text:style-name="T196">все </text:span><text:span text:style-name="T194">люди </text:span><text:span text:style-name="T196">в общем</text:span><text:span text:style-name="T194">. </text:span></text:p>
      <text:p text:style-name="P93"><text:soft-page-break/>They say that winter will be cold — Говорят, что зима будет холодной.</text:p>
      <text:p text:style-name="P93">They say this old house is haunted — Говорят, что этот старый дом населен призраками.</text:p>
      <text:p text:style-name="P192"/>
      <text:p text:style-name="P296"><text:span text:style-name="T192">Связка t</text:span><text:span text:style-name="T170">hat </text:span><text:span text:style-name="T192">is</text:span><text:span text:style-name="T170"> </text:span><text:span text:style-name="T192">часто</text:span><text:span text:style-name="T170"> </text:span><text:span text:style-name="T171">встречается в</text:span><text:span text:style-name="T170"> </text:span><text:span text:style-name="T193">разговоре,</text:span><text:span text:style-name="T170"> </text:span><text:span text:style-name="T171">в значении</text:span><text:span text:style-name="T170"> «это» </text:span><text:span text:style-name="T193">либо вообще выпадает</text:span><text:span text:style-name="T170">:</text:span></text:p>
      <text:p text:style-name="P296"/>
      <text:p text:style-name="P93">Wow, that’s great/awesome/wonderful! — Ух ты, отлично/<text:span text:style-name="T666">с</text:span>упер/<text:span text:style-name="T666">в</text:span>еликолепно!</text:p>
      <text:p text:style-name="P93">That’s OK — Всё в порядке. That’s not fair — Это не честно.</text:p>
      <text:p text:style-name="P193"/>
      <text:p text:style-name="P318"><text:span text:style-name="T194">Here, как формальное подлежащее,</text:span><text:span text:style-name="T165"> </text:span><text:span text:style-name="T194">встречается </text:span><text:span text:style-name="T193">в следующих</text:span><text:span text:style-name="T165"> </text:span><text:span text:style-name="T193">устойчивых </text:span><text:span text:style-name="T194">связках:</text:span></text:p>
      <text:p text:style-name="P192"/>
      <text:p text:style-name="P93"><text:span text:style-name="T660">H</text:span>ere <text:span text:style-name="T667">it is / </text:span><text:span text:style-name="T660">H</text:span><text:span text:style-name="T667">ere you are — </text:span><text:span text:style-name="T660">В</text:span><text:span text:style-name="T667">от (когда </text:span><text:span text:style-name="T737">вам</text:span><text:span text:style-name="T667"> что-то дают);</text:span></text:p>
      <text:p text:style-name="P93"><text:span text:style-name="T660">H</text:span><text:span text:style-name="T667">ere it comes — </text:span><text:span text:style-name="T660">В</text:span><text:span text:style-name="T667">от оно, началось (когда что-то надвигается);</text:span></text:p>
      <text:p text:style-name="P93"><text:span text:style-name="T444">H</text:span><text:span text:style-name="T443">ere they are — </text:span><text:span text:style-name="T444">В</text:span><text:span text:style-name="T443">от они (когда кого-то искали и нашли);</text:span></text:p>
      <text:p text:style-name="P384"/>
      <text:p text:style-name="P384"/>
      <text:p text:style-name="P297"><text:span text:style-name="T668">Д</text:span><text:span text:style-name="T669">ополнени</text:span><text:span text:style-name="T670">я</text:span></text:p>
      <text:p text:style-name="P565"/>
      <text:p text:style-name="P566">В английском языке дополнение переводится как «object». Дополненией бывает 3 вида:</text:p>
      <text:list xml:id="list1218885637" text:style-name="L16">
        <text:list-item>
          <text:p text:style-name="P590"><text:span text:style-name="T172">direct object — прямое дополнение;</text:span></text:p>
        </text:list-item>
        <text:list-item>
          <text:p text:style-name="P555">indirect object — непрямое дополнение;</text:p>
        </text:list-item>
        <text:list-item>
          <text:p text:style-name="P555">object of the preposition — дополнение с предлогом;</text:p>
        </text:list-item>
      </text:list>
      <text:p text:style-name="P194"/>
      <text:p text:style-name="P297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5"/>
      <text:p text:style-name="P95">Sandra likes <text:span text:style-name="T4">chocolate cake</text:span> — Сандра любит <text:span text:style-name="T4">шоколадный торт</text:span>.</text:p>
      <text:p text:style-name="P95">Kira saw <text:span text:style-name="T4">Ann</text:span> through the window — Кира увидела <text:span text:style-name="T4">Аню</text:span> через окно.</text:p>
      <text:p text:style-name="P94"><text:span text:style-name="T442">Angela played </text:span><text:span text:style-name="T430">the piano</text:span><text:span text:style-name="T442">. — Анжела играла </text:span><text:span text:style-name="T430">на пианино</text:span><text:span text:style-name="T442">.</text:span></text:p>
      <text:p text:style-name="P384"/>
      <text:p text:style-name="P297"><text:span text:style-name="T175">А</text:span><text:span text:style-name="T173">нглийская логика: «Анжела использовала </text:span><text:span text:style-name="T249">что</text:span><text:span text:style-name="T173">?» → пианино.</text:span></text:p>
      <text:p text:style-name="P185"><text:span text:style-name="T442">Русская логика: «Анжела играла </text:span><text:span text:style-name="T446">на чем</text:span><text:span text:style-name="T442">?» → на пианино.</text:span></text:p>
      <text:p text:style-name="P442"/>
      <text:p text:style-name="P442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42"/>
      <text:p text:style-name="P96">They <text:span text:style-name="T473">sent</text:span> <text:span text:style-name="T4">him</text:span> <text:span text:style-name="T473">a present</text:span>. — Они <text:span text:style-name="T473">послали</text:span> <text:span text:style-name="T4">ему</text:span> <text:span text:style-name="T473">подарок</text:span>.</text:p>
      <text:p text:style-name="P96">Dad <text:span text:style-name="T473">made</text:span> <text:span text:style-name="T4">his son</text:span> <text:span text:style-name="T473">a sandwich</text:span>. — Папа <text:span text:style-name="T473">сделал</text:span> <text:span text:style-name="T4">своему сыну</text:span> <text:span text:style-name="T473">бутерброд</text:span>.</text:p>
      <text:p text:style-name="P96">Mom <text:span text:style-name="T473">read</text:span> <text:span text:style-name="T4">Katie</text:span> <text:span text:style-name="T473">a book</text:span>. — Мама <text:span text:style-name="T473">читала</text:span> <text:span text:style-name="T4">Кэти</text:span> <text:span text:style-name="T473">книгу</text:span>.</text:p>
      <text:p text:style-name="P196"/>
      <text:p text:style-name="P297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7"><text:span text:style-name="T176">«глагол + предлог» не требу</text:span><text:span text:style-name="T177">ю</text:span><text:span text:style-name="T176">т пояснений, то это </text:span><text:span text:style-name="T197">будет </text:span><text:span text:style-name="T176">фразовый глагол.</text:span></text:p>
      <text:p text:style-name="P196"/>
      <text:p text:style-name="P39"><text:span text:style-name="T674">I am </text:span><text:span text:style-name="T474">thinking</text:span><text:span text:style-name="T332"> </text:span><text:span text:style-name="T331">about</text:span><text:span text:style-name="T22"> your idea</text:span><text:span text:style-name="T674"> — Я </text:span><text:span text:style-name="T474">обдумываю</text:span><text:span text:style-name="T674"> </text:span><text:span text:style-name="T22">твою</text:span><text:span text:style-name="T674"> </text:span><text:span text:style-name="T22">идею</text:span><text:span text:style-name="T290">.</text:span></text:p>
      <text:p text:style-name="P122"><text:span text:style-name="T676">(фраза «I am thinking about» неполная и требует указать, то, о чем думаю</text:span><text:span text:style-name="T677">т</text:span><text:span text:style-name="T676">)</text:span></text:p>
      <text:p text:style-name="P238"/>
      <text:p text:style-name="P238">Глаголы, которые требуют 2х дополнений: give, lend, pass, send, show.</text:p>
      <text:p text:style-name="P279"><text:span text:style-name="T100">Стандартный способ </text:span><text:span text:style-name="T178">их </text:span><text:span text:style-name="T100">расположения: verb + непрямое дополнение + прямое дополние.</text:span></text:p>
      <text:p text:style-name="P238">Альтернативные способ: verb + прямое дополнение + дополнение с предлогом to.</text:p>
      <text:p text:style-name="P238"/>
      <text:p text:style-name="P122"><text:span text:style-name="T674">He lent me money — </text:span><text:span text:style-name="T675">Он одолжил мне ден</text:span><text:span text:style-name="T738">ег</text:span><text:span text:style-name="T675">.</text:span></text:p>
      <text:p text:style-name="P121"><text:span text:style-name="T447">He lent money to me — </text:span><text:span text:style-name="T448">Он одолжил денег мне.</text:span></text:p>
      <text:p text:style-name="P227"><text:soft-page-break/><text:span text:style-name="T672">Обстоятельств</text:span><text:span text:style-name="T673">а</text:span></text:p>
      <text:p text:style-name="P235"/>
      <text:p text:style-name="P239"><text:span text:style-name="T678">Обстоятельство — э</text:span>то слово или группа слов, которые характеризуют действие. <text:s/></text:p>
      <text:p text:style-name="P312"><text:span text:style-name="T391">Е</text:span><text:span text:style-name="T392">сли обстоятельство выражается одним словом, то это будет наречие.</text:span></text:p>
      <text:p text:style-name="P388"/>
      <text:p text:style-name="P312"><text:span text:style-name="T393">О</text:span><text:span text:style-name="T203">бстоятельство места — отвечает на вопрос «где?». </text:span><text:span text:style-name="T204">(</text:span><text:span text:style-name="T205">стоит после глагола</text:span><text:span text:style-name="T204">)</text:span></text:p>
      <text:p text:style-name="P312"><text:span text:style-name="T243">О</text:span><text:span text:style-name="T203">бстоятельство времени — отвечает на вопрос «когда?». </text:span><text:span text:style-name="T204">(стоит в конце или в начале)</text:span></text:p>
      <text:p text:style-name="P312"><text:span text:style-name="T243">О</text:span><text:span text:style-name="T203">бстоятельство </text:span><text:span text:style-name="T206">способа действия</text:span><text:span text:style-name="T203"> — отвечает на вопрос «как?».</text:span></text:p>
      <text:p text:style-name="P142"/>
      <text:p text:style-name="P123"><text:span text:style-name="T325">My friend lives </text:span><text:span text:style-name="T473">in Washington</text:span><text:span text:style-name="T325"> — Мой друг живет </text:span><text:span text:style-name="T473">в Вашингтоне</text:span><text:span text:style-name="T325">. </text:span><text:span text:style-name="T333">(где?)</text:span></text:p>
      <text:p text:style-name="P123"><text:span text:style-name="T333">People sleep </text:span><text:span text:style-name="T475">at night</text:span><text:span text:style-name="T333"> — Люди спят </text:span><text:span text:style-name="T475">ночью</text:span><text:span text:style-name="T333">. (когда?)</text:span></text:p>
      <text:p text:style-name="P123"><text:span text:style-name="T325">I speak English </text:span><text:span text:style-name="T473">well</text:span><text:span text:style-name="T325"> — Я </text:span><text:span text:style-name="T473">хорошо</text:span><text:span text:style-name="T325"> говорю по-английски. </text:span><text:span text:style-name="T333">(как?)</text:span></text:p>
      <text:p text:style-name="P143"/>
      <text:p text:style-name="P297"><text:span text:style-name="T252">Также </text:span><text:span text:style-name="T253">обстоятельство может</text:span><text:span text:style-name="T252"> поясня</text:span><text:span text:style-name="T253">ть</text:span><text:span text:style-name="T252"> причину дейст</text:span><text:span text:style-name="T254">в</text:span><text:span text:style-name="T252">ия и </text:span><text:span text:style-name="T254">показыва</text:span><text:span text:style-name="T253">ть</text:span><text:span text:style-name="T254"> его </text:span><text:span text:style-name="T252">цель. </text:span></text:p>
      <text:p text:style-name="P297"><text:span text:style-name="T253">В этом случае оно </text:span><text:span text:style-name="T255">может</text:span><text:span text:style-name="T253"> выражаться </text:span><text:span text:style-name="T256">инфинитивом и </text:span><text:span text:style-name="T257">другими словами</text:span><text:span text:style-name="T253">.</text:span></text:p>
      <text:p text:style-name="P143"/>
      <text:p text:style-name="P297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39"><text:span text:style-name="T291">I stood up </text:span><text:span text:style-name="T476">to shake</text:span><text:span text:style-name="T291"> his hand — Я встал, </text:span><text:span text:style-name="T476">чтобы пожать</text:span><text:span text:style-name="T291"> ему руку </text:span><text:span text:style-name="T292">(</text:span><text:span text:style-name="T293">показывает </text:span><text:span text:style-name="T292">цель)</text:span></text:p>
      <text:p text:style-name="P124"/>
      <text:p text:style-name="P124"/>
      <text:p text:style-name="P298"><text:span text:style-name="T671">Н</text:span><text:span text:style-name="T668">аречи</text:span><text:span text:style-name="T671">я</text:span></text:p>
      <text:p text:style-name="P240"/>
      <text:p text:style-name="P197"><text:span text:style-name="T294">1) </text:span><text:span text:style-name="T295">Наречия, о</text:span><text:span text:style-name="T266">бразованные от прилагательных. (strong → strongly, rapid → rapidly)</text:span></text:p>
      <text:p text:style-name="P241"/>
      <text:p text:style-name="P298"><text:span text:style-name="T207">Наречия lately и hardly хоть и кажутся производными от late и hard, но </text:span><text:span text:style-name="T208">имеют</text:span><text:span text:style-name="T207"> совсем другое значени</text:span><text:span text:style-name="T209">е</text:span><text:span text:style-name="T207">. Lately означает «в последние время», а hardly — </text:span><text:span text:style-name="T209">едва ли.</text:span></text:p>
      <text:p text:style-name="P241"/>
      <text:p text:style-name="P126">Have you seen Tom lately? — Ты видел Тома в последнее время?</text:p>
      <text:p text:style-name="P126">She hardly spoke to me — Она едва ли говорила со мной.</text:p>
      <text:p text:style-name="P126"/>
      <text:p text:style-name="P298"><text:span text:style-name="T294">Другие з</text:span><text:span text:style-name="T296">начения h</text:span><text:span text:style-name="T266">ardly:</text:span></text:p>
      <text:list xml:id="list1667239565" text:style-name="L17">
        <text:list-item>
          <text:p text:style-name="P556"><text:span text:style-name="T266">can hardly — </text:span><text:span text:style-name="T296">едва ли </text:span><text:span text:style-name="T294">могу это сделать</text:span><text:span text:style-name="T296">;</text:span></text:p>
        </text:list-item>
        <text:list-item>
          <text:p text:style-name="P567">hardly ever — почти никогда;</text:p>
        </text:list-item>
        <text:list-item>
          <text:p text:style-name="P567">hardly — конечно нет;</text:p>
        </text:list-item>
      </text:list>
      <text:p text:style-name="P242"/>
      <text:p text:style-name="P125">I was so ill that I could hardly move — Мне было так плохо, что я едва ли мог двигаться.</text:p>
      <text:p text:style-name="P125">The sutuation is bad, but it’s hardly a crysis - Ситуац<text:span text:style-name="T679">ия</text:span> плохая, но это конечно не конец света.</text:p>
      <text:p text:style-name="P125"/>
      <text:p text:style-name="P298"><text:span text:style-name="T266">2) Наречия места (</text:span><text:span text:style-name="T297">отвечают на вопрос «где?»</text:span><text:span text:style-name="T266">).</text:span></text:p>
      <text:p text:style-name="P243"/>
      <text:list xml:id="list3404927845" text:style-name="L18">
        <text:list-item>
          <text:p text:style-name="P557"><text:span text:style-name="T266">here — </text:span><text:span text:style-name="T295">здесь</text:span><text:span text:style-name="T266">;</text:span></text:p>
        </text:list-item>
        <text:list-item>
          <text:p text:style-name="P557"><text:span text:style-name="T266">there — </text:span><text:span text:style-name="T295">там (не путать с формальным подлежащим)</text:span><text:span text:style-name="T266">;</text:span></text:p>
        </text:list-item>
        <text:list-item>
          <text:p text:style-name="P557"><text:span text:style-name="T266">above — </text:span><text:span text:style-name="T295">над</text:span><text:span text:style-name="T266">;</text:span></text:p>
        </text:list-item>
        <text:list-item>
          <text:p text:style-name="P557"><text:span text:style-name="T266">everywhery — </text:span><text:span text:style-name="T295">везде</text:span><text:span text:style-name="T266">;</text:span></text:p>
        </text:list-item>
      </text:list>
      <text:p text:style-name="P243"/>
      <text:p text:style-name="P298"><text:span text:style-name="T209">Иногда</text:span><text:span text:style-name="T210"> </text:span><text:span text:style-name="T211">они </text:span><text:span text:style-name="T209">выглядят как предлоги </text:span><text:span text:style-name="T215">и</text:span><text:span text:style-name="T209"> стоят на той же позиции. </text:span><text:span text:style-name="T212">Н</text:span><text:span text:style-name="T209">о </text:span><text:span text:style-name="T210">предлоги</text:span><text:span text:style-name="T209"> отличаются тем, что после </text:span><text:span text:style-name="T210">них</text:span><text:span text:style-name="T209"> идет существит</text:span><text:span text:style-name="T210">ельное. </text:span><text:span text:style-name="T215">Также наручия м</text:span><text:span text:style-name="T213">огут выпадать при переводе:</text:span></text:p>
      <text:p text:style-name="P244"/>
      <text:list xml:id="list2697079338" text:style-name="L19">
        <text:list-item>
          <text:p text:style-name="P581"><text:span text:style-name="T210">around — </text:span><text:span text:style-name="T214">вокруг</text:span><text:span text:style-name="T210">; </text:span></text:p>
        </text:list-item>
        <text:list-item>
          <text:p text:style-name="P613"><text:span text:style-name="T198">behind — </text:span><text:span text:style-name="T214">сзади</text:span><text:span text:style-name="T198">;</text:span></text:p>
        </text:list-item>
        <text:list-item>
          <text:p text:style-name="P613"><text:span text:style-name="T198">down — </text:span><text:span text:style-name="T214">внизу</text:span><text:span text:style-name="T198">;</text:span></text:p>
        </text:list-item>
        <text:list-item>
          <text:p text:style-name="P613"><text:span text:style-name="T198">in — </text:span><text:span text:style-name="T214">внутри</text:span><text:span text:style-name="T198">;</text:span></text:p>
        </text:list-item>
        <text:list-item>
          <text:p text:style-name="P614"><text:soft-page-break/><text:span text:style-name="T198">on, </text:span><text:span text:style-name="T243">off</text:span><text:span text:style-name="T198"> — </text:span><text:span text:style-name="T217">на, </text:span><text:span text:style-name="T243">вне</text:span><text:span text:style-name="T217">;</text:span></text:p>
        </text:list-item>
        <text:list-item>
          <text:p text:style-name="P613"><text:span text:style-name="T198">over — </text:span><text:span text:style-name="T214">над</text:span><text:span text:style-name="T198">;</text:span></text:p>
        </text:list-item>
      </text:list>
      <text:p text:style-name="P243"/>
      <text:p text:style-name="P125"><text:span text:style-name="T679">He slipped and fell </text:span><text:span text:style-name="T23">down</text:span><text:span text:style-name="T679"> — Он поскользнулся и упал (</text:span><text:span text:style-name="T23">вниз</text:span><text:span text:style-name="T679">).</text:span></text:p>
      <text:p text:style-name="P125"/>
      <text:p text:style-name="P443"><text:span text:style-name="T209">3</text:span><text:span text:style-name="T198">) Наречия времени (отвечают на вопрос «когда?»)</text:span></text:p>
      <text:p text:style-name="P240"/>
      <text:list xml:id="list2878005762" text:style-name="L20">
        <text:list-item>
          <text:p text:style-name="P568">yesterday — вчера;</text:p>
        </text:list-item>
        <text:list-item>
          <text:p text:style-name="P568">tomorrow — завтра;</text:p>
        </text:list-item>
        <text:list-item>
          <text:p text:style-name="P568">today — сегодня;</text:p>
        </text:list-item>
        <text:list-item>
          <text:p text:style-name="P568">now — сейчас;</text:p>
        </text:list-item>
        <text:list-item>
          <text:p text:style-name="P568">later — позже;</text:p>
        </text:list-item>
        <text:list-item>
          <text:p text:style-name="P568">last... — в прошлом;</text:p>
        </text:list-item>
        <text:list-item>
          <text:p text:style-name="P568">next... — в следующем;</text:p>
        </text:list-item>
      </text:list>
      <text:p text:style-name="P245"/>
      <text:p text:style-name="P348">I will show you an interesting place tomorrow — Завтра я покажу тебе интересное место.</text:p>
      <text:p text:style-name="P347"/>
      <text:p text:style-name="P245">4) Наречия частотности (отвечают на вопрос «как часто?»)</text:p>
      <text:p text:style-name="P245"/>
      <text:p text:style-name="P198"><text:span text:style-name="T266">Это маячки времени. В основном стоят между вспомогательным и смысловым глаголом. Если </text:span><text:span text:style-name="T298">в предложении есть глагол be в форме am/is/are/were/was</text:span><text:span text:style-name="T266">, то наречие будет </text:span><text:span text:style-name="T298">после.</text:span></text:p>
      <text:p text:style-name="P245"/>
      <text:list xml:id="list2059851299" text:style-name="L21">
        <text:list-item>
          <text:p text:style-name="P569">always — всегда;</text:p>
        </text:list-item>
        <text:list-item>
          <text:p text:style-name="P569">usually — обычно;</text:p>
        </text:list-item>
        <text:list-item>
          <text:p text:style-name="P569">often — часто;</text:p>
        </text:list-item>
        <text:list-item>
          <text:p text:style-name="P569">sometimes — иногда;</text:p>
        </text:list-item>
        <text:list-item>
          <text:p text:style-name="P569">rarely/seldom — редко;</text:p>
        </text:list-item>
        <text:list-item>
          <text:p text:style-name="P569">never — никогда;</text:p>
        </text:list-item>
        <text:list-item>
          <text:p text:style-name="P569">ever — когда-либо;</text:p>
        </text:list-item>
        <text:list-item>
          <text:p text:style-name="P569">also — также;</text:p>
        </text:list-item>
        <text:list-item>
          <text:p text:style-name="P569">just — только что;</text:p>
        </text:list-item>
        <text:list-item>
          <text:p text:style-name="P569">still — всё еще;</text:p>
        </text:list-item>
        <text:list-item>
          <text:p text:style-name="P569">already — уже;</text:p>
        </text:list-item>
      </text:list>
      <text:p text:style-name="P246"/>
      <text:p text:style-name="P128">I will always be with you. — Я обещаю, что я всегда буду с тобой (перед be).</text:p>
      <text:p text:style-name="P127"><text:span text:style-name="T449">I’m always at home at noon. — Я всегда дома днем (</text:span><text:span text:style-name="T450">но </text:span><text:span text:style-name="T449">после am).</text:span></text:p>
      <text:p text:style-name="P349"/>
      <text:p text:style-name="P224"><text:span text:style-name="T449">Д</text:span><text:span text:style-name="T350">ругие наречия </text:span><text:span text:style-name="T451">и связки</text:span></text:p>
      <text:p text:style-name="P385"/>
      <text:p text:style-name="P299"><text:span text:style-name="T216">Чтобы сказать, что ситуация изменилась (больше этого нет), </text:span><text:span text:style-name="T233">использ.:</text:span><text:span text:style-name="T216"> not + any + more/longer либо no + more/longer. Связк</text:span><text:span text:style-name="T218">а</text:span><text:span text:style-name="T216"> с not + any стоит в конце предложения, а c no — в середине.</text:span></text:p>
      <text:p text:style-name="P40"><text:span text:style-name="T298">Let it go. I can</text:span><text:span text:style-name="T24">no</text:span><text:span text:style-name="T25">t</text:span><text:span text:style-name="T298"> hold it back </text:span><text:span text:style-name="T25">any</text:span><text:span text:style-name="T298"> </text:span><text:span text:style-name="T25">more</text:span><text:span text:style-name="T298"> — Отпусти. Я </text:span><text:span text:style-name="T25">больше не</text:span><text:span text:style-name="T298"> могу держаться.</text:span></text:p>
      <text:p text:style-name="P40"><text:span text:style-name="T298">We are </text:span><text:span text:style-name="T25">no</text:span><text:span text:style-name="T298"> </text:span><text:span text:style-name="T25">longer</text:span><text:span text:style-name="T298"> friends with Peter — Мы с Питером </text:span><text:span text:style-name="T25">больше не</text:span><text:span text:style-name="T298"> друзья.</text:span></text:p>
      <text:p text:style-name="P129"/>
      <text:p text:style-name="P299"><text:span text:style-name="T219">Наречия, образованные от прилагательных, могут быть сравнительными. </text:span><text:span text:style-name="T220">Для этого нужно поменять окончание на -er или добавить слово more.</text:span></text:p>
      <text:p text:style-name="P248"/>
      <text:p text:style-name="P299"><text:span text:style-name="T221">quickly → quicklier (быстро →</text:span><text:span text:style-name="T222"> </text:span><text:span text:style-name="T221">быстрее);</text:span></text:p>
      <text:p text:style-name="P199">often → more often (часто →<text:span text:style-name="T680"> </text:span>чаще / <text:span text:style-name="T680">более часто</text:span>);</text:p>
      <text:p text:style-name="P248"/>
      <text:p text:style-name="P248">Чтобы усилить сравнение, используются доп. связки:</text:p>
      <text:list xml:id="list1440177877" text:style-name="L22">
        <text:list-item>
          <text:p text:style-name="P551"><text:span text:style-name="T299">far, </text:span><text:span text:style-name="T300">much — намного;</text:span></text:p>
        </text:list-item>
        <text:list-item>
          <text:p text:style-name="P570"><text:soft-page-break/>a lot — сильнее;</text:p>
        </text:list-item>
        <text:list-item>
          <text:p text:style-name="P570">quite a lot — намного сильнее;</text:p>
        </text:list-item>
        <text:list-item>
          <text:p text:style-name="P570">a bit, a little — немного;</text:p>
        </text:list-item>
        <text:list-item>
          <text:p text:style-name="P570">just a bit — всего лишь;</text:p>
        </text:list-item>
        <text:list-item>
          <text:p text:style-name="P570">a little bit — чуть-чуть;</text:p>
        </text:list-item>
        <text:list-item>
          <text:p text:style-name="P570">slightly — слегка;</text:p>
        </text:list-item>
      </text:list>
      <text:p text:style-name="P248"/>
      <text:p text:style-name="P130">I’ve known about key far longer than you have — Я знаю о ключе намного дольше, чем ты.</text:p>
      <text:p text:style-name="P130">I need a little bit more time. — Мне нужно чуть больше времени.</text:p>
      <text:p text:style-name="P130"/>
      <text:p text:style-name="P200"><text:span text:style-name="T300">П</text:span><text:span text:style-name="T266">опулярные наречия: </text:span><text:span text:style-name="T301">so, such, enough, too, quite, rather, pretty, fairly, even.</text:span></text:p>
      <text:p text:style-name="P249"/>
      <text:p text:style-name="P299"><text:span text:style-name="T223">S</text:span><text:span text:style-name="T224">o и such переводятся как «такой», «так». So </text:span><text:span text:style-name="T225">используется с</text:span><text:span text:style-name="T224"> прилагательным</text:span><text:span text:style-name="T226">и</text:span><text:span text:style-name="T224"> </text:span></text:p>
      <text:p text:style-name="P299"><text:span text:style-name="T227">и</text:span><text:span text:style-name="T224"> наречи</text:span><text:span text:style-name="T226">я</text:span><text:span text:style-name="T224">м</text:span><text:span text:style-name="T226">и</text:span><text:span text:style-name="T224">. Such </text:span><text:span text:style-name="T225">используется с</text:span><text:span text:style-name="T224"> существительным</text:span><text:span text:style-name="T226">и</text:span><text:span text:style-name="T224">.</text:span></text:p>
      <text:p text:style-name="P250"/>
      <text:p text:style-name="P131">You are so nice. <text:span text:style-name="T681">It’s such good news — </text:span>Ты такой милый. <text:span text:style-name="T681">Это такие хорошие новости.</text:span></text:p>
      <text:p text:style-name="P249"/>
      <text:p text:style-name="P250">Устойчивые выражения:</text:p>
      <text:list xml:id="list1468059594" text:style-name="L23">
        <text:list-item>
          <text:p text:style-name="P571">no such — такого не бывает;</text:p>
        </text:list-item>
        <text:list-item>
          <text:p text:style-name="P571">so long / such a long time — так давно;</text:p>
        </text:list-item>
        <text:list-item>
          <text:p text:style-name="P571">so much / many — так много;</text:p>
        </text:list-item>
      </text:list>
      <text:p text:style-name="P249"/>
      <text:p text:style-name="P132">There is no such thing as magic — Такой вещи, как магия, не существует.</text:p>
      <text:p text:style-name="P132">I haven’t seen her for so long — Я так давно ее не видел.</text:p>
      <text:p text:style-name="P132">I haven’t seen her for such a long time — Я не видел ее так давно.</text:p>
      <text:p text:style-name="P132">Why did you spend so much money? — Зачем ты потратил так много денег?</text:p>
      <text:p text:style-name="P132">Why did you buy so many clothes? — Зачем ты купил так много вещей?</text:p>
      <text:p text:style-name="P252"/>
      <text:p text:style-name="P299"><text:span text:style-name="T227">E</text:span><text:span text:style-name="T225">nough </text:span><text:span text:style-name="T228">означает «достаточно», но его не всегда удобно переводить </text:span><text:span text:style-name="T229">так</text:span><text:span text:style-name="T228">. И</text:span><text:span text:style-name="T225">спользуется </text:span></text:p>
      <text:p text:style-name="P299"><text:span text:style-name="T225">с существительным</text:span><text:span text:style-name="T230">и и прилагательными</text:span><text:span text:style-name="T225">. </text:span><text:span text:style-name="T230">Ч</text:span><text:span text:style-name="T225">асто стоит в отрицаниях и вопросах.</text:span></text:p>
      <text:p text:style-name="P251"/>
      <text:p text:style-name="P133">We haven’t got enough money — У нас недостаточно денег.</text:p>
      <text:p text:style-name="P133">Well, that’s fair enough — Ну что ж, это вполне честно.</text:p>
      <text:p text:style-name="P252"/>
      <text:p text:style-name="P97"><text:span text:style-name="T227">T</text:span><text:span text:style-name="T198">oo </text:span><text:span text:style-name="T229">означает «слишком». И</text:span><text:span text:style-name="T198">спо</text:span><text:span text:style-name="T226">льзуется с прилагательными </text:span><text:span text:style-name="T230">и наречиями. </text:span></text:p>
      <text:p text:style-name="P97"><text:span text:style-name="T231">В отличие от enough, с</text:span><text:span text:style-name="T230">тоит только в утверждениях.</text:span></text:p>
      <text:p text:style-name="P251"/>
      <text:p text:style-name="P133">I’m too excited — Я слишком взволнована.</text:p>
      <text:p text:style-name="P133">You’re speaking too quickly — Ты говоришь слишком быстро.</text:p>
      <text:p text:style-name="P263"/>
      <text:p text:style-name="P149"><text:span text:style-name="T302">Q</text:span><text:span text:style-name="T303">uite, rather, pretty, fairly переводятся одинаково, </text:span><text:span text:style-name="T304">как</text:span><text:span text:style-name="T303"> «довольно», «вполне», «очень».</text:span></text:p>
      <text:p text:style-name="P299"><text:span text:style-name="T227">Используются с прилагательными и наречиями. Pretty </text:span><text:span text:style-name="T232">употребля</text:span><text:span text:style-name="T234">ю</text:span><text:span text:style-name="T232">т</text:span><text:span text:style-name="T227"> в разгоровной речи. Quite часто входит в устойчивые связки. <text:s/>Rather иногда используют в негативном контексте.</text:span></text:p>
      <text:p text:style-name="P252"/>
      <text:p text:style-name="P134">This situation is pretty ugly — Эта ситуация очень неприятная.</text:p>
      <text:p text:style-name="P134">I’m not quite sure about that — Я не вполне уверен на этот счет.</text:p>
      <text:p text:style-name="P134">He looked rather unhappy — Он выглядел довольно несчастным.</text:p>
      <text:p text:style-name="P134"/>
      <text:p text:style-name="P271">Even означает «даже». Может стоять в любом месте в предложении.</text:p>
      <text:p text:style-name="P134">Even he was there / He was even there — Даже он был там / Он был даже там.</text:p>
      <text:p text:style-name="P386"/>
      <text:p text:style-name="P386"/>
      <text:p text:style-name="P247"><text:soft-page-break/><text:span text:style-name="T452">Прилагательн</text:span><text:span text:style-name="T453">ые</text:span></text:p>
      <text:p text:style-name="Standard"/>
      <text:p text:style-name="P253">Словосочетания прилагательных с go:</text:p>
      <text:list xml:id="list3382156826" text:style-name="L24">
        <text:list-item>
          <text:p text:style-name="P572">go blind — ослепнуть;</text:p>
        </text:list-item>
        <text:list-item>
          <text:p text:style-name="P572">go mad/crazy — сойти с ума;</text:p>
        </text:list-item>
        <text:list-item>
          <text:p text:style-name="P572">go rotten — испортиться, сгнить;</text:p>
        </text:list-item>
        <text:list-item>
          <text:p text:style-name="P572">go missing — пропасть;</text:p>
        </text:list-item>
        <text:list-item>
          <text:p text:style-name="P572">go wrong — (дела) идут плохо;</text:p>
        </text:list-item>
      </text:list>
      <text:p text:style-name="P253"/>
      <text:p text:style-name="P136">I’ll go crazy if this keeps on — Я сойду с ума, если это будет продолжаться.</text:p>
      <text:p text:style-name="P136">Oops, I guess something went wrong — Ой, кажется, что-то пошло не так.</text:p>
      <text:p text:style-name="P253"/>
      <text:p text:style-name="P253">Популярные суффиксы в прилагательных:</text:p>
      <text:list xml:id="list2022364794" text:style-name="L25">
        <text:list-item>
          <text:p text:style-name="P573">-ful — <text:span text:style-name="T682">носитель данного качества (colorful, powerful, beautiful)</text:span>;</text:p>
        </text:list-item>
        <text:list-item>
          <text:p text:style-name="P573">-less — <text:span text:style-name="T682">отсутствие данного качества (friendless, pointless)</text:span>;</text:p>
        </text:list-item>
        <text:list-item>
          <text:p text:style-name="P573">-al — <text:span text:style-name="T682">появляется при образован. прилагательных от существительных (central, formal);</text:span></text:p>
        </text:list-item>
      </text:list>
      <text:p text:style-name="P253"/>
      <text:p text:style-name="P254">Усилительные связки:</text:p>
      <text:list xml:id="list1826336598" text:style-name="L26">
        <text:list-item>
          <text:p text:style-name="P574">better and better — лучше и лучше;</text:p>
        </text:list-item>
        <text:list-item>
          <text:p text:style-name="P574">the … the better — чем …, тем лучше; </text:p>
        </text:list-item>
        <text:list-item>
          <text:p text:style-name="P575">(not) as … as — (не) такой ... как;</text:p>
        </text:list-item>
      </text:list>
      <text:p text:style-name="P255"/>
      <text:p text:style-name="P256">He likes getting big presents the bigger the better — </text:p>
      <text:p text:style-name="P256">Он любит получать большие подарки, чем больше, тем лучше.</text:p>
      <text:p text:style-name="P254"/>
      <text:p text:style-name="P41"><text:span text:style-name="T305">С</text:span><text:span text:style-name="T306">all me back as soon as possible - </text:span><text:span text:style-name="T305">П</text:span><text:span text:style-name="T306">ерезвони как можно скорее (так скоро, как это возмож</text:span><text:span text:style-name="T305">.</text:span><text:span text:style-name="T306">)</text:span></text:p>
      <text:p text:style-name="P135">I’m not as strong as him — Я не такой сильный, как он.</text:p>
      <text:p text:style-name="P135"/>
      <text:p text:style-name="P257">Прилагательные можно образовывать от глаголов, с пом<text:span text:style-name="T683">ощью</text:span> суфиксов -ing <text:span text:style-name="T684">и</text:span> -ed.</text:p>
      <text:p text:style-name="P300"><text:span text:style-name="T235">Прилагательные с -ing говорят </text:span><text:span text:style-name="T236">о том, какой объект есть сейчас</text:span><text:span text:style-name="T235">. </text:span></text:p>
      <text:p text:style-name="P135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7"/>
      <text:p text:style-name="P41">He thinks football is interesting — Он считает, что футбол интересный.</text:p>
      <text:p text:style-name="P300"><text:span text:style-name="T416">He</text:span><text:span text:style-name="T417"> is interested in sports — </text:span><text:span text:style-name="T416">Он</text:span><text:span text:style-name="T417"> интересуется спортом (</text:span><text:span text:style-name="T416">он </text:span><text:span text:style-name="T418">заинтересованный </text:span><text:span text:style-name="T419">в </text:span><text:span text:style-name="T418">спорт</text:span><text:span text:style-name="T419">е</text:span><text:span text:style-name="T417">).</text:span></text:p>
      <text:p text:style-name="P350"/>
      <text:p text:style-name="P301">Чтобы не путать <text:span text:style-name="T685">такие</text:span><text:span text:style-name="T683"> слова</text:span> с герундием или глаголом в прошедшей форме, нужно помнить что они употребляются по <text:span text:style-name="T683">правилам прилагательных (</text:span><text:span text:style-name="T559">стоят перед существительными, </text:span></text:p>
      <text:p text:style-name="P301"><text:span text:style-name="T560">или</text:span><text:span text:style-name="T559"> после глаголов состояния: be, get, look, feel и пр.</text:span><text:span text:style-name="T561">)</text:span></text:p>
      <text:p text:style-name="P258"/>
      <text:p text:style-name="P421">I started a work. It is started process — Я начал работать. Это начатый процесс.</text:p>
      <text:p text:style-name="P514"/>
      <text:p text:style-name="P546"><text:span text:style-name="T627">М</text:span><text:span text:style-name="T628">естоимени</text:span><text:span text:style-name="T627">я</text:span></text:p>
      <text:p text:style-name="P462"/>
      <text:p text:style-name="P302"><text:span text:style-name="T562">He и she заменяют людей. </text:span><text:span text:style-name="T575">It и its заменяют предметы, животных </text:span><text:span text:style-name="T576">и</text:span><text:span text:style-name="T575"> абстрактные понятия. </text:span></text:p>
      <text:p text:style-name="P302"><text:span text:style-name="T562">В качестве исключения, she </text:span><text:span text:style-name="T563">может </text:span><text:span text:style-name="T562">заменя</text:span><text:span text:style-name="T563">ть</text:span><text:span text:style-name="T562"> огромный, монументальный объект, </text:span></text:p>
      <text:p text:style-name="P302"><text:span text:style-name="T562">например Titanic, </text:span><text:span text:style-name="T577">а it — слово baby.</text:span></text:p>
      <text:p text:style-name="P463"/>
      <text:p text:style-name="P465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5"/>
      <text:p text:style-name="P444">If anybody doesn’t agree, <text:span text:style-name="T4">they</text:span> can stand out - Если кто-то не согласен, <text:span text:style-name="T4">он</text:span> может высказаться</text:p>
      <text:p text:style-name="P444"/>
      <text:p text:style-name="P301"><text:span text:style-name="T564">Указательные местоимения: </text:span><text:span text:style-name="T565">this, that, these, those </text:span><text:span text:style-name="T564">могут использоваться как самостоятельно, так и с существит</text:span><text:span text:style-name="T565">ельным</text:span><text:span text:style-name="T566">и</text:span><text:span text:style-name="T564">. </text:span><text:span text:style-name="T567">Т</text:span><text:span text:style-name="T565">акже, </text:span><text:span text:style-name="T567">t</text:span><text:span text:style-name="T564">his используют чтобы представить человека при знакостве. </text:span><text:span text:style-name="T567">А t</text:span><text:span text:style-name="T564">hat</text:span><text:span text:style-name="T568">, чтобы указать на мысль или идею, о которой говорили ранее.</text:span></text:p>
      <text:p text:style-name="P465"/>
      <text:p text:style-name="P444">This is my bag. This bag is mine — Это моя сумка. Эта сумка моя.</text:p>
      <text:p text:style-name="P444">This is Tom. Nice to meet you — Это Tом. Приятно познакомиться.</text:p>
      <text:p text:style-name="P444">Hello, this is Jane — <text:span text:style-name="T686">Привет, это Джейн (человек представляет сам себя по телефону)</text:span></text:p>
      <text:p text:style-name="P465"/>
      <text:p text:style-name="P466">Неопределенные местоимения заменяются местоимением it. Поэтому в предложении они</text:p>
      <text:p text:style-name="P466">всегда используются по правилам 3го лица, единственного числа.</text:p>
      <text:p text:style-name="P465"/>
      <text:p text:style-name="P461">Неопределенные местоимения могут комбинироваться со словами:</text:p>
      <text:list xml:id="list2247659194" text:style-name="L27">
        <text:list-item>
          <text:p text:style-name="P615">body/one — когда говорят о каком-то человеке;</text:p>
        </text:list-item>
        <text:list-item>
          <text:p text:style-name="P615">thing — когда говорят о чем-то;</text:p>
        </text:list-item>
        <text:list-item>
          <text:p text:style-name="P615">where — когда говорят о месте;</text:p>
        </text:list-item>
        <text:list-item>
          <text:p text:style-name="P615">time/times — когда говорят о времени;</text:p>
        </text:list-item>
        <text:list-item>
          <text:p text:style-name="P608">how — когда говорят о способе;</text:p>
        </text:list-item>
      </text:list>
      <text:p text:style-name="Standard"/>
      <text:p text:style-name="P301"><text:span text:style-name="T569">Местоимения с</text:span><text:span text:style-name="T570"> body и one взаимозаменяемы. </text:span><text:span text:style-name="T571">Отрицание с no более весомое, че</text:span><text:span text:style-name="T574">м</text:span><text:span text:style-name="T571"> с not + any. </text:span></text:p>
      <text:p text:style-name="P301"><text:span text:style-name="T572">Если «все» подразумевает людей, то использ</text:span><text:span text:style-name="T578">уют</text:span><text:span text:style-name="T572"> everybody или everyone, </text:span><text:span text:style-name="T573">а не</text:span><text:span text:style-name="T572"> all.</text:span></text:p>
      <text:p text:style-name="P421">Is everybody ready? (правильно) Is all ready? (неправильно)</text:p>
      <text:p text:style-name="P421"/>
      <table:table table:name="Table4" table:style-name="Table4">
        <table:table-column table:style-name="Table4.A" table:number-columns-repeated="5"/>
        <table:table-row table:style-name="TableLine94618809581824">
          <table:table-cell table:style-name="Table4.A1" office:value-type="string">
            <text:p text:style-name="P527">-<text:span text:style-name="T687">body/</text:span><text:span text:style-name="T688">one</text:span></text:p>
          </table:table-cell>
          <table:table-cell table:style-name="Table4.A1" office:value-type="string">
            <text:p text:style-name="P528">-thing</text:p>
          </table:table-cell>
          <table:table-cell table:style-name="Table4.A1" office:value-type="string">
            <text:p text:style-name="P527">-<text:span text:style-name="T688">where</text:span></text:p>
          </table:table-cell>
          <table:table-cell table:style-name="Table4.A1" office:value-type="string">
            <text:p text:style-name="P528">-time/times</text:p>
          </table:table-cell>
          <table:table-cell table:style-name="Table4.E1" office:value-type="string">
            <text:p text:style-name="P528">-how</text:p>
          </table:table-cell>
        </table:table-row>
        <table:table-row table:style-name="TableLine94618809213152">
          <table:table-cell table:style-name="Table4.A2" office:value-type="string">
            <text:p text:style-name="P541">somebody</text:p>
            <text:p text:style-name="P541">(кто-то)</text:p>
          </table:table-cell>
          <table:table-cell table:style-name="Table4.A2" office:value-type="string">
            <text:p text:style-name="P541">something</text:p>
            <text:p text:style-name="P541">(что-то)</text:p>
          </table:table-cell>
          <table:table-cell table:style-name="Table4.A2" office:value-type="string">
            <text:p text:style-name="P541">somewhere</text:p>
            <text:p text:style-name="P541">(где-то)</text:p>
          </table:table-cell>
          <table:table-cell table:style-name="Table4.A2" office:value-type="string">
            <text:p text:style-name="P541">sometimes</text:p>
            <text:p text:style-name="P541">(иногда)</text:p>
          </table:table-cell>
          <table:table-cell table:style-name="Table4.E2" office:value-type="string">
            <text:p text:style-name="P541">somehow</text:p>
            <text:p text:style-name="P535"><text:span text:style-name="T688">(как-</text:span><text:span text:style-name="T689">то</text:span><text:span text:style-name="T688">)</text:span></text:p>
          </table:table-cell>
        </table:table-row>
        <table:table-row table:style-name="TableLine94618809232192">
          <table:table-cell table:style-name="Table4.A2" office:value-type="string">
            <text:p text:style-name="P541">anybody</text:p>
            <text:p text:style-name="P541">(кто-то)</text:p>
          </table:table-cell>
          <table:table-cell table:style-name="Table4.A2" office:value-type="string">
            <text:p text:style-name="P541">anything</text:p>
            <text:p text:style-name="P541">(что-то)</text:p>
          </table:table-cell>
          <table:table-cell table:style-name="Table4.A2" office:value-type="string">
            <text:p text:style-name="P541">anywhere</text:p>
            <text:p text:style-name="P541">(где-то)</text:p>
          </table:table-cell>
          <table:table-cell table:style-name="Table4.A2" office:value-type="string">
            <text:p text:style-name="P541">anytime</text:p>
            <text:p text:style-name="P542">(в любое время)</text:p>
          </table:table-cell>
          <table:table-cell table:style-name="Table4.E2" office:value-type="string">
            <text:p text:style-name="P541">anyhow</text:p>
            <text:p text:style-name="P542">(так или иначе)</text:p>
          </table:table-cell>
        </table:table-row>
        <table:table-row table:style-name="TableLine94618809241968">
          <table:table-cell table:style-name="Table4.A2" office:value-type="string">
            <text:p text:style-name="P541">nobody</text:p>
            <text:p text:style-name="P542">(никто)</text:p>
          </table:table-cell>
          <table:table-cell table:style-name="Table4.A2" office:value-type="string">
            <text:p text:style-name="P541">nothing</text:p>
            <text:p text:style-name="P542">(ничего)</text:p>
          </table:table-cell>
          <table:table-cell table:style-name="Table4.A2" office:value-type="string">
            <text:p text:style-name="P541">nowhere</text:p>
            <text:p text:style-name="P542">(нигде)</text:p>
          </table:table-cell>
          <table:table-cell table:style-name="Table4.A2" office:value-type="string">
            <text:p text:style-name="P535"/>
          </table:table-cell>
          <table:table-cell table:style-name="Table4.E2" office:value-type="string">
            <text:p text:style-name="P541">nohow</text:p>
            <text:p text:style-name="P542">(никак)</text:p>
          </table:table-cell>
        </table:table-row>
        <table:table-row table:style-name="TableLine94618809228672">
          <table:table-cell table:style-name="Table4.A2" office:value-type="string">
            <text:p text:style-name="P541">everybody</text:p>
            <text:p text:style-name="P542">(все)</text:p>
          </table:table-cell>
          <table:table-cell table:style-name="Table4.A2" office:value-type="string">
            <text:p text:style-name="P541">everything</text:p>
            <text:p text:style-name="P542">(всё)</text:p>
          </table:table-cell>
          <table:table-cell table:style-name="Table4.A2" office:value-type="string">
            <text:p text:style-name="P541">everywhere</text:p>
            <text:p text:style-name="P542">(везде)</text:p>
          </table:table-cell>
          <table:table-cell table:style-name="Table4.A2" office:value-type="string">
            <text:p text:style-name="P541">everytime</text:p>
            <text:p text:style-name="P542">(каждый раз)</text:p>
          </table:table-cell>
          <table:table-cell table:style-name="Table4.E2" office:value-type="string">
            <text:p text:style-name="P541"/>
          </table:table-cell>
        </table:table-row>
      </table:table>
      <text:p text:style-name="P422"/>
      <text:p text:style-name="P422"/>
      <text:p text:style-name="P303"><text:span text:style-name="T629">Существительн</text:span><text:span text:style-name="T630">ые</text:span></text:p>
      <text:p text:style-name="P464"/>
      <text:p text:style-name="P467">В предложении могут занимать позицию подлежашего, дополнения и обстоятельства.</text:p>
      <text:p text:style-name="P467"/>
      <text:p text:style-name="P467">Чтобы указать род существительного, можно использовать доп. слова: boy, girl, male, female, man, woman. Например: policeman, businesswoman и т.д.</text:p>
      <text:p text:style-name="P467"><text:soft-page-break/>Существительное в единственном числе не может использоваться самостоятельно. </text:p>
      <text:p text:style-name="P467">Перед ним нужно поставить determiner, обычно это артикль или местоимение.</text:p>
      <text:p text:style-name="P468"/>
      <text:p text:style-name="P469">Сущестительные в единственном числе, которые заканчиваются на -s:</text:p>
      <text:list xml:id="list1627665078" text:style-name="L28">
        <text:list-item>
          <text:p text:style-name="P616">news — новости;</text:p>
        </text:list-item>
        <text:list-item>
          <text:p text:style-name="P616">gymnastics — гимнастика;</text:p>
        </text:list-item>
        <text:list-item>
          <text:p text:style-name="P616">athletics — атлетика;</text:p>
        </text:list-item>
        <text:list-item>
          <text:p text:style-name="P616">cards — карты (игра);</text:p>
        </text:list-item>
        <text:list-item>
          <text:p text:style-name="P616">darts — дротики (игра);</text:p>
        </text:list-item>
        <text:list-item>
          <text:p text:style-name="P616">measles — корь;</text:p>
        </text:list-item>
        <text:list-item>
          <text:p text:style-name="P616">mumps — свинка;</text:p>
        </text:list-item>
      </text:list>
      <text:p text:style-name="P469"/>
      <text:p text:style-name="P468">К неичисляемым существительным относятся: </text:p>
      <text:list xml:id="list501343327" text:style-name="L29">
        <text:list-item>
          <text:p text:style-name="P582"><text:span text:style-name="T580">вещества — </text:span><text:span text:style-name="T581">food, water, wine, salt, bread, air, iron, wood</text:span><text:span text:style-name="T580">;</text:span></text:p>
        </text:list-item>
        <text:list-item>
          <text:p text:style-name="P582"><text:span text:style-name="T580">чувства — </text:span><text:span text:style-name="T581">anger, happiest, honesty, pride, rage</text:span><text:span text:style-name="T580">;</text:span></text:p>
        </text:list-item>
        <text:list-item>
          <text:p text:style-name="P582"><text:span text:style-name="T581">абстрактные </text:span><text:span text:style-name="T580">понятия — </text:span><text:span text:style-name="T581">beauty, fun, life, live, information</text:span><text:span text:style-name="T580">;</text:span></text:p>
        </text:list-item>
        <text:list-item>
          <text:p text:style-name="P642"><text:span text:style-name="T558">виды деятельности — </text:span><text:span text:style-name="T581">help, sleep, work</text:span><text:span text:style-name="T558">;</text:span></text:p>
        </text:list-item>
      </text:list>
      <text:p text:style-name="P469"/>
      <text:p text:style-name="P469">Существительные, передающие разный смысл, когда исчисляемые и неисчисляемые:</text:p>
      <text:list xml:id="list3866900924" text:style-name="L30">
        <text:list-item>
          <text:p text:style-name="P617">a noise / noise — отдельный звук / шум в целом;</text:p>
        </text:list-item>
        <text:list-item>
          <text:p text:style-name="P617">a paper / paper — газета / бумага;</text:p>
        </text:list-item>
        <text:list-item>
          <text:p text:style-name="P617">a room / room — комната / пространство;</text:p>
        </text:list-item>
        <text:list-item>
          <text:p text:style-name="P617">an exprcience / experience — впечатление / опыт работы;</text:p>
        </text:list-item>
        <text:list-item>
          <text:p text:style-name="P583"><text:span text:style-name="T579">coffee, tea, beer, juice, ice-cream — вещества, но при добавлении </text:span><text:span text:style-name="T551">a — </text:span><text:span text:style-name="T579">порции</text:span><text:span text:style-name="T551">;</text:span></text:p>
          <text:p text:style-name="P639"><text:span text:style-name="T455">(a coffee — одна чашка кофе)</text:span><text:span text:style-name="T383">;</text:span></text:p>
        </text:list-item>
      </text:list>
      <text:p text:style-name="P424"/>
      <text:p text:style-name="P19"><text:span text:style-name="T622">С</text:span><text:span text:style-name="T621">ловообразование существительных</text:span></text:p>
      <text:p text:style-name="P470"/>
      <text:p text:style-name="P303"><text:span text:style-name="T583">1) </text:span><text:span text:style-name="T573">Образование сущесвтительных от друг</text:span><text:span text:style-name="T583">их</text:span><text:span text:style-name="T573"> част</text:span><text:span text:style-name="T583">ей</text:span><text:span text:style-name="T573"> речи при помощи суфиксов.</text:span></text:p>
      <text:p text:style-name="P471"/>
      <text:list xml:id="list3341332817" text:style-name="L31">
        <text:list-item>
          <text:p text:style-name="P584"><text:span text:style-name="T573">-er, -or — превращают </text:span><text:span text:style-name="T582">действие</text:span><text:span text:style-name="T573"> в </text:span><text:span text:style-name="T582">объект</text:span><text:span text:style-name="T573">: play → player, advice → advisor;</text:span></text:p>
        </text:list-item>
        <text:list-item>
          <text:p text:style-name="P618">-ing — превращает действие в занятие: read (читать)→ reading (чтение);</text:p>
        </text:list-item>
        <text:list-item>
          <text:p text:style-name="P640"><text:span text:style-name="T384">-ion, -tion, -sion — </text:span><text:span text:style-name="T385">явный указатель существительного: illustration, authorization;</text:span></text:p>
        </text:list-item>
        <text:list-item>
          <text:p text:style-name="P618">-ness, -ment, -ship — образовывают абстрактные понятия: </text:p>
          <text:list>
            <text:list-item>
              <text:p text:style-name="P618">lonely (одинокий) → loneliness (одиночестве),</text:p>
            </text:list-item>
            <text:list-item>
              <text:p text:style-name="P618">move (двигать) → movement (движение),</text:p>
            </text:list-item>
            <text:list-item>
              <text:p text:style-name="P609">friend (друг) → friendship (дружба).</text:p>
            </text:list-item>
          </text:list>
        </text:list-item>
      </text:list>
      <text:p text:style-name="P425"/>
      <text:p text:style-name="P472">2) Образование новых существительных при объединении нескольких слов вместе.</text:p>
      <text:p text:style-name="P473"/>
      <text:p text:style-name="P303"><text:span text:style-name="T585">Два</text:span><text:span text:style-name="T584"> существительных:</text:span></text:p>
      <text:list xml:id="list3963451206" text:style-name="L32">
        <text:list-item>
          <text:p text:style-name="P585"><text:span text:style-name="T584">blueprint — </text:span><text:span text:style-name="T583">план</text:span><text:span text:style-name="T584">;</text:span></text:p>
        </text:list-item>
        <text:list-item>
          <text:p text:style-name="P643"><text:span text:style-name="T558">police car — </text:span><text:span text:style-name="T583">полицейская машина</text:span><text:span text:style-name="T558">;</text:span></text:p>
        </text:list-item>
        <text:list-item>
          <text:p text:style-name="P643"><text:span text:style-name="T558">security guard — </text:span><text:span text:style-name="T583">охранник</text:span><text:span text:style-name="T558">;</text:span></text:p>
        </text:list-item>
      </text:list>
      <text:p text:style-name="P474"/>
      <text:p text:style-name="P303"><text:span text:style-name="T585">Три</text:span><text:span text:style-name="T584"> и более сущесвтительных:</text:span></text:p>
      <text:list xml:id="list3854105417" text:style-name="L33">
        <text:list-item>
          <text:p text:style-name="P644"><text:span text:style-name="T558">world footbal championship — </text:span><text:span text:style-name="T583">мировой чемпионат по футболу</text:span><text:span text:style-name="T558">;</text:span></text:p>
        </text:list-item>
        <text:list-item>
          <text:p text:style-name="P619">children-safe content — контент, безопасный для детей;</text:p>
        </text:list-item>
      </text:list>
      <text:p text:style-name="P472"/>
      <text:p text:style-name="P472">Существительное и глагол:</text:p>
      <text:list xml:id="list950689834" text:style-name="L34">
        <text:list-item>
          <text:p text:style-name="P620">haircut — стрижка;</text:p>
        </text:list-item>
        <text:list-item>
          <text:p text:style-name="P620">driving licence — водительские права;</text:p>
        </text:list-item>
      </text:list>
      <text:p text:style-name="P472"><text:soft-page-break/>Существительное и предлог:</text:p>
      <text:list xml:id="list1368291290" text:style-name="L35">
        <text:list-item>
          <text:p text:style-name="P621">passer-by — прохожий;</text:p>
        </text:list-item>
        <text:list-item>
          <text:p text:style-name="P621">drawback — помеха;</text:p>
        </text:list-item>
      </text:list>
      <text:p text:style-name="P472"/>
      <text:p text:style-name="P472">Существительное и прилагательное:</text:p>
      <text:list xml:id="list2946400956" text:style-name="L36">
        <text:list-item>
          <text:p text:style-name="P622">greenhouse — теплица;</text:p>
        </text:list-item>
        <text:list-item>
          <text:p text:style-name="P622">redneck — деревенщина;</text:p>
        </text:list-item>
      </text:list>
      <text:p text:style-name="P472"/>
      <text:p text:style-name="P472">Существительное и числительное (записываются через тире):</text:p>
      <text:list xml:id="list3681493066" text:style-name="L37">
        <text:list-item>
          <text:p text:style-name="P623">a two-hour journey — двухчасовое путешествие;</text:p>
        </text:list-item>
        <text:list-item>
          <text:p text:style-name="P610">two ten-dollar notes — две десятидолларовые банкноты;</text:p>
        </text:list-item>
      </text:list>
      <text:p text:style-name="P422"/>
      <text:p text:style-name="P304"><text:span text:style-name="T631">Детерминанты</text:span><text:span text:style-name="T632"> </text:span><text:span text:style-name="T631">и квантификаторы</text:span></text:p>
      <text:p text:style-name="P475"/>
      <text:p text:style-name="P304"><text:span text:style-name="T586">Детерминанты</text:span><text:span text:style-name="T587"> — это уточняющие слова, которые стоят перед существительным. </text:span></text:p>
      <text:p text:style-name="P304"><text:span text:style-name="T588">Они деляться на </text:span><text:span text:style-name="T587">2 группы: конкретизирующие и обобщающие.</text:span></text:p>
      <text:p text:style-name="P476"/>
      <text:p text:style-name="P304"><text:span text:style-name="T588">Конкретизирующие </text:span><text:span text:style-name="T586">детерминанты</text:span><text:span text:style-name="T588"> д</text:span><text:span text:style-name="T587">ают понимание того, о ком или о чем говорят. </text:span></text:p>
      <text:p text:style-name="P516"><text:span text:style-name="T587">Объект можно представить в деталях. </text:span><text:span text:style-name="T558">К ним относятся:</text:span></text:p>
      <text:p text:style-name="P477"/>
      <text:list xml:id="list2965537272" text:style-name="L38">
        <text:list-item>
          <text:p text:style-name="P624">притяжательные местоимения (my, your, his, her, its, our, their);</text:p>
        </text:list-item>
        <text:list-item>
          <text:p text:style-name="P624">указательные местоимения (this, that, these, those);</text:p>
        </text:list-item>
        <text:list-item>
          <text:p text:style-name="P624">вопросительное местоимение (which, whose);</text:p>
        </text:list-item>
        <text:list-item>
          <text:p text:style-name="P624">определенный артикль the;</text:p>
        </text:list-item>
      </text:list>
      <text:p text:style-name="P477"/>
      <text:p text:style-name="P517"><text:span text:style-name="T588">О</text:span><text:span text:style-name="T558">бобщающие </text:span><text:span text:style-name="T586">детерминанты</text:span><text:span text:style-name="T558"> дают лишь абстрактное понимание того, </text:span></text:p>
      <text:p text:style-name="P517"><text:span text:style-name="T558">о ком или о чем говорят. </text:span><text:span text:style-name="T588">К ним отсносятся:</text:span></text:p>
      <text:p text:style-name="P477"/>
      <text:list xml:id="list3662229118" text:style-name="L39">
        <text:list-item>
          <text:p text:style-name="P625"><text:span text:style-name="T690">слова: </text:span>any, another, other, what;</text:p>
        </text:list-item>
        <text:list-item>
          <text:p text:style-name="P625">неопределенный артикль a/an;</text:p>
        </text:list-item>
      </text:list>
      <text:p text:style-name="P445"/>
      <text:p text:style-name="P259"><text:span text:style-name="T645">О</text:span><text:span text:style-name="T544">собые случаи использования артикей:</text:span></text:p>
      <text:p text:style-name="P507"/>
      <text:list xml:id="list1657293229" text:style-name="L40">
        <text:list-item>
          <text:p text:style-name="P586"><text:span text:style-name="T589">если слово перед артиклем начинается с гласной буквы или звука, то вместо </text:span><text:span text:style-name="T552">a</text:span><text:span text:style-name="T589"> будет </text:span><text:span text:style-name="T552">an;</text:span></text:p>
          <text:p text:style-name="P626">(an apple, an hour, an interesting story)</text:p>
          <text:p text:style-name="P626"/>
        </text:list-item>
        <text:list-item>
          <text:p text:style-name="P626">артикль a/an можно замнить словом one;</text:p>
        </text:list-item>
        <text:list-item>
          <text:p text:style-name="P626">артикль a/an используется перед названиями профессий;</text:p>
          <text:p text:style-name="P626"/>
        </text:list-item>
        <text:list-item>
          <text:p text:style-name="P558"><text:span text:style-name="T633">артикль a/an не использ. переде именами, фамилиями, географическими назван</text:span><text:span text:style-name="T635">иями</text:span><text:span text:style-name="T633">;</text:span></text:p>
          <text:p text:style-name="P626">(т. е. перед именами собственными)</text:p>
        </text:list-item>
      </text:list>
      <text:p text:style-name="P478"/>
      <text:list xml:id="list3179810764" text:style-name="L41">
        <text:list-item>
          <text:p text:style-name="P627">артикль the используется когда собеседник понимает, о каком объекте идет речь;</text:p>
          <text:p text:style-name="P627"/>
        </text:list-item>
        <text:list-item>
          <text:p text:style-name="P627">артикль the используется с уникальным и единственным в своем роде объектам, а также </text:p>
          <text:p text:style-name="P627">в словосочетаниях, где прилагательное указано в превосходной степени;</text:p>
          <text:p text:style-name="P627">(The Eifel Tower, the sun, the best movie)</text:p>
          <text:p text:style-name="P627"/>
        </text:list-item>
        <text:list-item>
          <text:p text:style-name="P627">артикль the используется в некоторых выражениях:</text:p>
          <text:p text:style-name="P627"/>
        </text:list-item>
        <text:list-item>
          <text:p text:style-name="P559"><text:span text:style-name="T633">артикль the использ</text:span><text:span text:style-name="T635">уется</text:span><text:span text:style-name="T633">, когда говорят о части какого-то большого помещения, района, города; (on the floor, at the door, to the bank)</text:span></text:p>
        </text:list-item>
        <text:list-item>
          <text:p text:style-name="P560"><text:soft-page-break/><text:span text:style-name="T634">артикль the использ.</text:span><text:span text:style-name="T635"> </text:span><text:span text:style-name="T633">с музыкальными инструментами, когда идут к доктору или говорят </text:span></text:p>
          <text:p text:style-name="P628">о системе, службе; (play the guitar, see the doctor, the police)</text:p>
          <text:p text:style-name="P628"/>
        </text:list-item>
        <text:list-item>
          <text:p text:style-name="P560"><text:span text:style-name="T634">артикль the использ.</text:span><text:span text:style-name="T635"> </text:span><text:span text:style-name="T633">с названиями стран и горных массиов во множ</text:span><text:span text:style-name="T635">ественном</text:span><text:span text:style-name="T633"> числе;</text:span></text:p>
          <text:p text:style-name="P628">(the Netherlands, the Carpathians)</text:p>
          <text:p text:style-name="P628"/>
        </text:list-item>
        <text:list-item>
          <text:p text:style-name="P628"><text:span text:style-name="T456">артикль the </text:span><text:span text:style-name="T457">использу. </text:span><text:span text:style-name="T454">c названиями рек, газет, произеден. искусства, отелей, ресторанов, памятников, </text:span><text:span text:style-name="T457">музеев</text:span><text:span text:style-name="T454">; (the Moskva river, the Guardian, the Last Supper [Тайная Вечеря])</text:span></text:p>
        </text:list-item>
      </text:list>
      <text:p text:style-name="P423"/>
      <table:table table:name="Table5" table:style-name="Table5">
        <table:table-column table:style-name="Table5.A" table:number-columns-repeated="3"/>
        <table:table-row table:style-name="TableLine94618810537952">
          <table:table-cell table:style-name="Table5.A1" office:value-type="string">
            <text:p text:style-name="P529"><text:span text:style-name="T691">С</text:span>уществительное в единственном числе</text:p>
          </table:table-cell>
          <table:table-cell table:style-name="Table5.A1" office:value-type="string">
            <text:p text:style-name="P529">Существительное во множестенном числе</text:p>
          </table:table-cell>
          <table:table-cell table:style-name="Table5.C1" office:value-type="string">
            <text:p text:style-name="P529">Неисчисляемое существительное</text:p>
          </table:table-cell>
        </table:table-row>
        <table:table-row table:style-name="TableLine94618810482320">
          <table:table-cell table:style-name="Table5.A2" office:value-type="string">
            <text:p text:style-name="P543">a/an</text:p>
          </table:table-cell>
          <table:table-cell table:style-name="Table5.A2" office:value-type="string">
            <text:p text:style-name="P543">без артикля</text:p>
          </table:table-cell>
          <table:table-cell table:style-name="Table5.C2" office:value-type="string">
            <text:p text:style-name="P543">без артикля</text:p>
          </table:table-cell>
        </table:table-row>
        <table:table-row table:style-name="TableLine94618810480672">
          <table:table-cell table:style-name="Table5.A2" office:value-type="string">
            <text:p text:style-name="P543">the</text:p>
          </table:table-cell>
          <table:table-cell table:style-name="Table5.A2" office:value-type="string">
            <text:p text:style-name="P543">the</text:p>
          </table:table-cell>
          <table:table-cell table:style-name="Table5.C2" office:value-type="string">
            <text:p text:style-name="P543">the</text:p>
          </table:table-cell>
        </table:table-row>
        <table:table-row table:style-name="TableLine94618808973776">
          <table:table-cell table:style-name="Table5.A2" office:value-type="string">
            <text:p text:style-name="P543">местоимение</text:p>
          </table:table-cell>
          <table:table-cell table:style-name="Table5.A2" office:value-type="string">
            <text:p text:style-name="P543">местоимение</text:p>
          </table:table-cell>
          <table:table-cell table:style-name="Table5.C2" office:value-type="string">
            <text:p text:style-name="P543">местоимение</text:p>
          </table:table-cell>
        </table:table-row>
        <table:table-row table:style-name="TableLine94618809346272">
          <table:table-cell table:style-name="Table5.A2" office:value-type="string">
            <text:p text:style-name="P543">кол-во, выраженное </text:p>
            <text:p text:style-name="P543">словом one</text:p>
          </table:table-cell>
          <table:table-cell table:style-name="Table5.A2" office:value-type="string">
            <text:p text:style-name="P536"><text:span text:style-name="T692">кол-во, выраженное </text:span><text:span text:style-name="T693">квантификатором</text:span></text:p>
          </table:table-cell>
          <table:table-cell table:style-name="Table5.C2" office:value-type="string">
            <text:p text:style-name="P536"><text:span text:style-name="T692">кол-во, выраженное меркой или </text:span><text:span text:style-name="T693">квантификатором</text:span></text:p>
          </table:table-cell>
        </table:table-row>
      </table:table>
      <text:p text:style-name="P518"/>
      <text:p text:style-name="P304"><text:span text:style-name="T586">Квантификаторы</text:span><text:span text:style-name="T590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3"/>
      <text:p text:style-name="P512"><text:span text:style-name="T237">Квантификаторы</text:span><text:span text:style-name="T238"> перед множ. числом и неисчисл. существительными:</text:span></text:p>
      <text:list xml:id="list3468625917" text:style-name="L42">
        <text:list-item>
          <text:p text:style-name="P587"><text:span text:style-name="T590">all — </text:span><text:span text:style-name="T591">вс</text:span><text:span text:style-name="T592">е</text:span><text:span text:style-name="T590">;</text:span></text:p>
        </text:list-item>
        <text:list-item>
          <text:p text:style-name="P637"><text:span text:style-name="T266">some, any — </text:span><text:span text:style-name="T307">какой-то</text:span><text:span text:style-name="T266">;</text:span></text:p>
        </text:list-item>
        <text:list-item>
          <text:p text:style-name="P637"><text:span text:style-name="T266">enough — </text:span><text:span text:style-name="T307">достаточно</text:span><text:span text:style-name="T266">;</text:span></text:p>
        </text:list-item>
        <text:list-item>
          <text:p text:style-name="P637"><text:span text:style-name="T266">less — </text:span><text:span text:style-name="T307">меньше</text:span><text:span text:style-name="T266">;</text:span></text:p>
        </text:list-item>
        <text:list-item>
          <text:p text:style-name="P637"><text:span text:style-name="T266">a lot of </text:span><text:span text:style-name="T307">(</text:span><text:span text:style-name="T266">lots of</text:span><text:span text:style-name="T307">)</text:span><text:span text:style-name="T266"> — </text:span><text:span text:style-name="T307">много</text:span><text:span text:style-name="T266">;</text:span></text:p>
        </text:list-item>
        <text:list-item>
          <text:p text:style-name="P637"><text:span text:style-name="T266">more — </text:span><text:span text:style-name="T307">больше</text:span><text:span text:style-name="T266">;</text:span></text:p>
        </text:list-item>
        <text:list-item>
          <text:p text:style-name="P637"><text:span text:style-name="T266">most — </text:span><text:span text:style-name="T307">большинство</text:span><text:span text:style-name="T266">;</text:span></text:p>
        </text:list-item>
        <text:list-item>
          <text:p text:style-name="P637"><text:span text:style-name="T266">no, none of — </text:span><text:span text:style-name="T307">никакого (кол-ва)</text:span><text:span text:style-name="T266">;</text:span></text:p>
        </text:list-item>
        <text:list-item>
          <text:p text:style-name="P637"><text:span text:style-name="T266">plenty of — </text:span><text:span text:style-name="T307">множество</text:span><text:span text:style-name="T266">;</text:span></text:p>
        </text:list-item>
      </text:list>
      <text:p text:style-name="P503"/>
      <text:p text:style-name="P508"><text:span text:style-name="T308">Квантификаторы</text:span><text:span text:style-name="T266"> только с исчисляемыми существительными:</text:span></text:p>
      <text:list xml:id="list4031612463" text:style-name="L43">
        <text:list-item>
          <text:p text:style-name="P638"><text:span text:style-name="T266">both — оба </text:span><text:span text:style-name="T309">(и тот, и другой)</text:span><text:span text:style-name="T266">;</text:span></text:p>
        </text:list-item>
        <text:list-item>
          <text:p text:style-name="P629">either — либо тот, либо этот;</text:p>
        </text:list-item>
        <text:list-item>
          <text:p text:style-name="P629">neither — никакой (из);</text:p>
        </text:list-item>
        <text:list-item>
          <text:p text:style-name="P629">each — каждый;</text:p>
        </text:list-item>
        <text:list-item>
          <text:p text:style-name="P629">few (a few), several — несколько;</text:p>
        </text:list-item>
      </text:list>
      <text:p text:style-name="P479"/>
      <text:p text:style-name="P508"><text:span text:style-name="T308">Квантификаторы</text:span><text:span text:style-name="T266"> только с неисчисляемыми существительными:</text:span></text:p>
      <text:list xml:id="list929633384" text:style-name="L44">
        <text:list-item>
          <text:p text:style-name="P630">a little — немного;</text:p>
        </text:list-item>
        <text:list-item>
          <text:p text:style-name="P630">much — много;</text:p>
        </text:list-item>
        <text:list-item>
          <text:p text:style-name="P630">a bit of — чуть-чуть;</text:p>
        </text:list-item>
      </text:list>
      <text:p text:style-name="P479"/>
      <text:p text:style-name="P304"><text:span text:style-name="T593">A</text:span><text:span text:style-name="T594"> lot of (</text:span><text:span text:style-name="T595">или </text:span><text:span text:style-name="T594">lots of), в отличие от much </text:span><text:span text:style-name="T595">и</text:span><text:span text:style-name="T594"> many, употреб</text:span><text:span text:style-name="T593">ляется</text:span><text:span text:style-name="T594"> с любыми существит. </text:span></text:p>
      <text:p text:style-name="P480">Предлог of не используется, если далее нет поясняющего слова.</text:p>
      <text:p text:style-name="P480">Prenty of означает «очень много», «чрезмерно», «куча»</text:p>
      <text:p text:style-name="P480"/>
      <text:p text:style-name="P42"><text:span text:style-name="T636">A</text:span><text:span text:style-name="T637"> lot of coffee — </text:span><text:span text:style-name="T636">М</text:span><text:span text:style-name="T637">ного кофе; </text:span><text:span text:style-name="T636">T</text:span><text:span text:style-name="T637">hanks a lot — </text:span><text:span text:style-name="T636">Б</text:span><text:span text:style-name="T637">ольшое спасибо (премного благодарен).</text:span></text:p>
      <text:p text:style-name="P98"><text:span text:style-name="T637">W</text:span><text:span text:style-name="T633">e have got plenty of time — У нас куча времени.</text:span></text:p>
      <text:p text:style-name="P482"/>
      <text:p text:style-name="P519"><text:soft-page-break/><text:span text:style-name="T558">Слова little и few можно использовать с артиклем </text:span><text:span text:style-name="T550">a</text:span><text:span text:style-name="T558">. В этом случае они будут означать </text:span></text:p>
      <text:p text:style-name="P483">не «мало», а «несколько», «немного».</text:p>
      <text:p text:style-name="P483"/>
      <text:p text:style-name="P446">I have a few good friends — У меня есть несколько хороших друзей.</text:p>
      <text:p text:style-name="P446">I have a little money left — У меня осталось еще немного денег.</text:p>
      <text:p text:style-name="P446"/>
      <text:p text:style-name="P305"><text:span text:style-name="T596">Слова both, either, neither связаны с выбором </text:span><text:span text:style-name="T595">2х</text:span><text:span text:style-name="T596"> альтернатив. </text:span><text:span text:style-name="T597">Могут использоваться как </text:span></text:p>
      <text:p text:style-name="P305"><text:span text:style-name="T597">с существительным</text:span><text:span text:style-name="T595">и</text:span><text:span text:style-name="T597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81"/>
      <text:p text:style-name="P448">Both windows are closed — Об<text:span text:style-name="T724">а</text:span> окна закрыты.</text:p>
      <text:p text:style-name="P447">I like neither of these pictures — Мне не нравится ни одна из этих картин.</text:p>
      <text:p text:style-name="P448"/>
      <text:p text:style-name="P99"><text:span text:style-name="T633">Would you like to watch The Matrix or Titanic? We can watch either film — Хо</text:span><text:span text:style-name="T638">тите</text:span><text:span text:style-name="T633"> посмот</text:span><text:span text:style-name="T644">реть</text:span><text:span text:style-name="T633"> «Матрицу» или «Титаник»? <text:s/>Мы можем посмотреть любой из фильмов.</text:span></text:p>
      <text:p text:style-name="P447"/>
      <text:p text:style-name="P201"><text:span text:style-name="T639">Связки</text:span><text:span text:style-name="T633"> both, either, neither </text:span><text:span text:style-name="T639">с предлогами:</text:span></text:p>
      <text:list xml:id="list2092618452" text:style-name="L45">
        <text:list-item>
          <text:p text:style-name="P561"><text:span text:style-name="T633">both … and … </text:span><text:span text:style-name="T553">—</text:span><text:span text:style-name="T633"> и … и …;</text:span></text:p>
        </text:list-item>
        <text:list-item>
          <text:p text:style-name="P631">either ... or ... — или ... или…;</text:p>
        </text:list-item>
        <text:list-item>
          <text:p text:style-name="P631">neither ... nor ... — ни ... ни …;</text:p>
        </text:list-item>
      </text:list>
      <text:p text:style-name="P484"/>
      <text:p text:style-name="P99"><text:span text:style-name="T633">I was </text:span><text:span text:style-name="T646">both</text:span><text:span text:style-name="T633"> tired </text:span><text:span text:style-name="T646">and</text:span><text:span text:style-name="T633"> hungry. — Я был </text:span><text:span text:style-name="T646">и</text:span><text:span text:style-name="T633"> уставшим, </text:span><text:span text:style-name="T646">и</text:span><text:span text:style-name="T633"> голодным.</text:span></text:p>
      <text:p text:style-name="P99"><text:span text:style-name="T637">She </text:span><text:span text:style-name="T647">neither</text:span><text:span text:style-name="T637"> wrote </text:span><text:span text:style-name="T647">nor</text:span><text:span text:style-name="T637"> phoned me — Они и </text:span><text:span text:style-name="T647">не</text:span><text:span text:style-name="T637"> звонила, и </text:span><text:span text:style-name="T647">не</text:span><text:span text:style-name="T637"> писала мне.</text:span></text:p>
      <text:p text:style-name="P447"/>
      <text:p text:style-name="P99"><text:span text:style-name="T646">Either</text:span><text:span text:style-name="T633"> you apologize, </text:span><text:span text:style-name="T646">or</text:span><text:span text:style-name="T633"> I’ll never speak to you again — </text:span></text:p>
      <text:p text:style-name="P447"><text:span text:style-name="T4">Либо</text:span> ты извинишься, <text:span text:style-name="T4">либо</text:span> я больше никогда с тобой не заговорю.</text:p>
      <text:p text:style-name="P485"/>
      <text:p text:style-name="P202"><text:span text:style-name="T633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40">ственном</text:span><text:span text:style-name="T633"> числе.</text:span></text:p>
      <text:p text:style-name="P485"/>
      <text:p text:style-name="P449">All boys in the team are good players — Все мальчики в команде хорошие игроки.</text:p>
      <text:p text:style-name="P449">Every boy in the team is a good player — Каждый мальчик в команде хороший игрок.</text:p>
      <text:p text:style-name="P449"/>
      <text:p text:style-name="P305"><text:span text:style-name="T595">A</text:span><text:span text:style-name="T592">ll </text:span><text:span text:style-name="T595">может </text:span><text:span text:style-name="T592">использ</text:span><text:span text:style-name="T595">оваться</text:span><text:span text:style-name="T592"> самостоятельно, в значении «всё», но с часто с пояснением.</text:span></text:p>
      <text:p text:style-name="P486"/>
      <text:p text:style-name="P43"><text:span text:style-name="T648">All</text:span><text:span text:style-name="T640"> </text:span><text:span text:style-name="T546">we can do</text:span><text:span text:style-name="T640"> is wait — </text:span><text:span text:style-name="T648">Всё</text:span><text:span text:style-name="T640">, </text:span><text:span text:style-name="T546">что мы можем</text:span><text:span text:style-name="T640">, это ждать.</text:span></text:p>
      <text:p text:style-name="P450">That’s all, thank you. — Это всё, спасибо.</text:p>
      <text:p text:style-name="P450"/>
      <text:p text:style-name="P203"><text:span text:style-name="T633">Whole озна</text:span><text:span text:style-name="T641">ч</text:span><text:span text:style-name="T633">ет «весь», «целый» «завершенный». </text:span></text:p>
      <text:p text:style-name="P486">Перед whole стоит либо артикль the, либо личное местоимение.</text:p>
      <text:p text:style-name="P486"/>
      <text:p text:style-name="P450">The whole book / All the book — Вся книга.</text:p>
      <text:p text:style-name="P450">His whole life was a mess — Вся его жизнь была кошмаром.</text:p>
      <text:p text:style-name="P450"/>
      <text:p text:style-name="P305"><text:span text:style-name="T598">Слова each и every также близки по значению, но each означает каждый отдельно взятый объект из группы, </text:span><text:span text:style-name="T599">которая</text:span><text:span text:style-name="T598"> поддается исчислению. А every — все объекты вместе.</text:span></text:p>
      <text:p text:style-name="P453"/>
      <text:p text:style-name="P453">Each book you gave me was interesting — Каждая книга, что ты мне дал, была интересной.</text:p>
      <text:p text:style-name="P453">Carol has read every book in the library — Кэрол прочитала каждую книгу в библиотеке.</text:p>
      <text:p text:style-name="P486"/>
      <text:p text:style-name="P487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52"><text:soft-page-break/>Most of the banks — Большинство этих банков.</text:p>
      <text:p text:style-name="P452">Some of his friends — Некоторые из его друзей.</text:p>
      <text:p text:style-name="P487"/>
      <text:p text:style-name="P487">Исключения состовляют <text:span text:style-name="T694">слова</text:span>: all, half, both. После них можно предлог не ставить. </text:p>
      <text:p text:style-name="P305"><text:span text:style-name="T600">Но если </text:span><text:span text:style-name="T601">в схеме отсутсвует существительное, то of ставится всегда.</text:span></text:p>
      <text:p text:style-name="P504"/>
      <text:p text:style-name="P460">All my life — Вся моя жизнь.</text:p>
      <text:p text:style-name="P452"><text:span text:style-name="T325">All of them</text:span> were good — Все из них были хорошими.</text:p>
      <text:p text:style-name="P452"/>
      <text:p text:style-name="P452"/>
      <text:p text:style-name="P6"><text:span text:style-name="T651">К</text:span><text:span text:style-name="T544">ак сокра</text:span><text:span text:style-name="T652">щать</text:span><text:span text:style-name="T544"> предложени</text:span><text:span text:style-name="T652">я</text:span></text:p>
      <text:p text:style-name="P489"/>
      <text:p text:style-name="P306"><text:span text:style-name="T602">Ч</text:span><text:span text:style-name="T603">тобы не проговаривать одну и туже мысль повторно, ее можно сократить.</text:span></text:p>
      <text:p text:style-name="P306"><text:span text:style-name="T602">Это дает возможность передать тот же смысл, но не повторять предложение </text:span><text:span text:style-name="T603">целиком</text:span><text:span text:style-name="T602">.</text:span></text:p>
      <text:p text:style-name="P488"/>
      <text:p text:style-name="P451"><text:span text:style-name="T695">I know what you want to tell me. </text:span><text:span text:style-name="T477">Do you really know what I want to tell </text:span><text:span text:style-name="T473">you</text:span>? →<text:span text:style-name="T696"> </text:span><text:span text:style-name="T473">Do you</text:span>? </text:p>
      <text:p text:style-name="P488"/>
      <text:p text:style-name="P490">Сокращаются обычно: ответы на вопросы, вопросы переспросы, утверждения, </text:p>
      <text:p text:style-name="P490">где есть отсылка к высказанной ранее мысли.</text:p>
      <text:p text:style-name="P490"/>
      <text:p text:style-name="P509">1) Сокращение по вспомогательному глаголу.</text:p>
      <text:p text:style-name="P509"/>
      <text:p text:style-name="P313"><text:span text:style-name="T623">Совпадение времен может быть полным </text:span><text:span text:style-name="T624">либо</text:span><text:span text:style-name="T623"> частичным. </text:span></text:p>
      <text:p text:style-name="P510">Модальный глагол может меняться, если это необходимо по смыслу. </text:p>
      <text:p text:style-name="P510"/>
      <text:p text:style-name="P511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51"/>
      <text:p text:style-name="P451">Is it cold outside? Yes, it is — <text:bookmark text:name="tw-target-text"/><text:span text:style-name="T697">На улице холодно? Да, холодно.</text:span> </text:p>
      <text:p text:style-name="P451">Do you smoke? I did, but now I don’t — Ты куришь? Я курил, но теперь я не курю.</text:p>
      <text:p text:style-name="P454">Can you call me tonight? I might — Ты можешь мне позвонить вечером? Возможно.</text:p>
      <text:p text:style-name="P454"/>
      <text:p text:style-name="P306"><text:span text:style-name="T604">2) </text:span><text:span text:style-name="T605">Сокращение </text:span><text:span text:style-name="T606">с пом. глаголов мнения </text:span><text:span text:style-name="T607">(think, guess, hope и пр)</text:span><text:span text:style-name="T606">: I + глагол мнения + so.</text:span></text:p>
      <text:p text:style-name="P505"/>
      <text:p text:style-name="P455">Do you think you’ll pass the test? <text:span text:style-name="T473">I guess so</text:span> — Думаешь, что сдашь экзамен? <text:span text:style-name="T473">Наверное, да</text:span>.</text:p>
      <text:p text:style-name="P455">Did they see us? <text:span text:style-name="T473">I don’t think so</text:span> — Они нас видели? <text:span text:style-name="T473">Не думаю</text:span>.</text:p>
      <text:p text:style-name="P455"/>
      <text:p text:style-name="P493"><text:span text:style-name="T703">3) </text:span>Сокращение с помощью нареч<text:span text:style-name="T704">и</text:span><text:span text:style-name="T705">й</text:span> вероятности <text:span text:style-name="T704">(perhaps, probably, maybe и пр)</text:span>.</text:p>
      <text:p text:style-name="P493"/>
      <text:p text:style-name="P306"><text:span text:style-name="T608">Весь ответ состоит из одного слова.</text:span><text:span text:style-name="T609"> В отрицаниях частица not ставится после наречия.</text:span></text:p>
      <text:p text:style-name="P493"/>
      <text:p text:style-name="P456">Do you think it’s going to rain? <text:span text:style-name="T473">Definitely</text:span> — Думаешь, дождь пойдет? <text:span text:style-name="T473">Однозначно, да</text:span>.</text:p>
      <text:p text:style-name="P456">Do you think it’s going to rain? <text:span text:style-name="T473">Probably not</text:span> — Думаешь, дождь пойдет? <text:span text:style-name="T473">Наверное, нет</text:span>.</text:p>
      <text:p text:style-name="P456"/>
      <text:p text:style-name="P494">Иногда ответ может быть более развернутым. Наречие в этом случае позволит </text:p>
      <text:p text:style-name="P494">не повторять одно и тоже слово несколько раз.</text:p>
      <text:p text:style-name="P495"/>
      <text:p text:style-name="P306"><text:span text:style-name="T554">Have we got any food? Yes, we’ve got </text:span><text:span text:style-name="T555">some</text:span><text:span text:style-name="T554"> — </text:span><text:bookmark text:name="tw-target-text1"/><text:span text:style-name="T698">У нас </text:span><text:span text:style-name="T699">есть</text:span><text:span text:style-name="T698"> еда? Да, у нас есть </text:span><text:span text:style-name="T700">немного </text:span><text:span text:style-name="T701">еды</text:span><text:span text:style-name="T702">.</text:span></text:p>
      <text:p text:style-name="P491"/>
      <text:p text:style-name="P490">4) Сокращение со словами: <text:span text:style-name="T705">too, either / </text:span><text:span text:style-name="T706">so, neither</text:span></text:p>
      <text:p text:style-name="P491"/>
      <text:p text:style-name="P494">Использ. чтобы согласиться с собеседником. Слова переводятся одинаково: <text:span text:style-name="T705">«тоже», «также».</text:span></text:p>
      <text:p text:style-name="P496"><text:soft-page-break/>Too используется, когда соглашаются с утверждением, а either — когда соглашаются </text:p>
      <text:p text:style-name="P306"><text:span text:style-name="T610">с отрицанием. Эти слова</text:span><text:span text:style-name="T611"> </text:span><text:span text:style-name="T610">стоят</text:span><text:span text:style-name="T611"> в кон</text:span><text:span text:style-name="T610">ц</text:span><text:span text:style-name="T611">е </text:span><text:span text:style-name="T610">предложения</text:span><text:span text:style-name="T611">. </text:span></text:p>
      <text:p text:style-name="P496"/>
      <text:p text:style-name="P457">I like ice-cream. I like it too / Me too — Я люблю мороженое. Я тоже.</text:p>
      <text:p text:style-name="P457">I`m not hungry. I`m not either / Me either — Я не голоден. Я тоже.</text:p>
      <text:p text:style-name="P496"/>
      <text:p text:style-name="P306">So <text:span text:style-name="T707">и neither подобны двум предыдущим и отличаются </text:span><text:span text:style-name="T708">лишь</text:span><text:span text:style-name="T707"> грамматически.</text:span></text:p>
      <text:p text:style-name="P497">Они стоят в начале и применяются по схеме: so/neither + вспом. глагол + подлежащее.</text:p>
      <text:p text:style-name="P497">Вместо neither иногда используют nor.</text:p>
      <text:p text:style-name="P496"/>
      <text:p text:style-name="P457">I like ice-cream. So do I — Я люблю мороженое. Я тоже.</text:p>
      <text:p text:style-name="P457">I’m not hungry. Neither am I — Я не голоден. Я тоже.</text:p>
      <text:p text:style-name="P457"/>
      <text:p text:style-name="P457"/>
      <text:p text:style-name="P513">Предлоги <text:span text:style-name="T709">и фразовые глаголы</text:span></text:p>
      <text:p text:style-name="P498"/>
      <text:p text:style-name="P499">Предлоги at и in, при указании местоположения, отличаются тем, что at помещает объект </text:p>
      <text:p text:style-name="P499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9"/>
      <text:p text:style-name="P459">in a room — в комнате; in the city — в городе; in a box — в коробке;</text:p>
      <text:p text:style-name="P459">at the bus station — на автобусной остановке; at the top — вверху;</text:p>
      <text:p text:style-name="P492"/>
      <text:p text:style-name="P492">Также at используется с местом работы в какой-то организации.</text:p>
      <text:p text:style-name="P459">My friend works at NASA — Мой друг работает в НАСА.</text:p>
      <text:p text:style-name="P492"/>
      <text:p text:style-name="P500">Предлоги at и in указывают на направление, когда используется с глаголом arrive.</text:p>
      <text:p text:style-name="P500">Если прибывают в страну или город, то используют arrive + at. </text:p>
      <text:p text:style-name="P500">Если прибывают в точное место, то — arrive + at.</text:p>
      <text:p text:style-name="P500"/>
      <text:p text:style-name="P458">arrive in London; arrive at the airport;</text:p>
      <text:p text:style-name="P458"/>
      <text:p text:style-name="P501">Популярные предлоги:</text:p>
      <text:p text:style-name="P501"/>
      <text:list xml:id="list2710695248" text:style-name="L46">
        <text:list-item>
          <text:p text:style-name="P632">about — <text:span text:style-name="T710">об, про</text:span>;</text:p>
        </text:list-item>
        <text:list-item>
          <text:p text:style-name="P632">after — <text:span text:style-name="T710">после</text:span>;</text:p>
        </text:list-item>
        <text:list-item>
          <text:p text:style-name="P632">among — <text:span text:style-name="T710">среди, между (3х и более объектов)</text:span>;</text:p>
        </text:list-item>
        <text:list-item>
          <text:p text:style-name="P632"><text:span text:style-name="T711">w</text:span>ith — <text:span text:style-name="T711">с (кем-то, чем-то)</text:span>;</text:p>
        </text:list-item>
        <text:list-item>
          <text:p text:style-name="P632">without — <text:span text:style-name="T711">без (часто встречается с герундием)</text:span>;</text:p>
        </text:list-item>
        <text:list-item>
          <text:p text:style-name="P632"><text:span text:style-name="T712">f</text:span>rom — <text:span text:style-name="T712">из (отправной точки)</text:span>;</text:p>
          <text:p text:style-name="P632"/>
        </text:list-item>
        <text:list-item>
          <text:p text:style-name="P588"><text:span text:style-name="T612">by </text:span><text:span text:style-name="T613">переводится по разному:</text:span></text:p>
          <text:p text:style-name="P632"/>
          <text:list>
            <text:list-item>
              <text:p text:style-name="P588"><text:span text:style-name="T613">означает «к» (указ. времени): I will finish </text:span><text:span text:style-name="T625">by</text:span><text:span text:style-name="T613"> 6 o`clock — Я закончу работать </text:span><text:span text:style-name="T625">к</text:span><text:span text:style-name="T613"> 6 часам;</text:span></text:p>
            </text:list-item>
            <text:list-item>
              <text:p text:style-name="P588"><text:span text:style-name="T613">о</text:span><text:span text:style-name="T614">значает «рядом» (синоним near): <text:s/>We walk </text:span><text:span text:style-name="T626">by</text:span><text:span text:style-name="T614"> the sea — Мы гуляем </text:span><text:span text:style-name="T626">у</text:span><text:span text:style-name="T614"> моря.</text:span></text:p>
              <text:p text:style-name="P633"/>
            </text:list-item>
            <text:list-item>
              <text:p text:style-name="P634">в пассивном залоге указывает на автора действия: </text:p>
              <text:p text:style-name="P645"><text:span text:style-name="T642">This picture was created </text:span><text:span text:style-name="T649">by</text:span><text:span text:style-name="T642"> </text:span><text:span text:style-name="T649">Aivazovsky</text:span><text:span text:style-name="T642"> — Эта картина была создана </text:span><text:span text:style-name="T649">Айвазовским</text:span><text:span text:style-name="T642">. </text:span></text:p>
              <text:p text:style-name="P634"/>
            </text:list-item>
            <text:list-item>
              <text:p text:style-name="P634">b + герундий сообщает, как что-то делается:</text:p>
              <text:p text:style-name="P645"><text:span text:style-name="T642">You can turn on the TV </text:span><text:span text:style-name="T649">by pressing</text:span><text:span text:style-name="T642"> this button — Можно включить телевизор, </text:span></text:p>
              <text:p text:style-name="P645"><text:span text:style-name="T649">нажав</text:span><text:span text:style-name="T642"> (по нажатию на) эту кнопку.</text:span></text:p>
            </text:list-item>
            <text:list-item>
              <text:p text:style-name="P588"><text:soft-page-break/><text:span text:style-name="T613">by + транспорт</text:span><text:span text:style-name="T612"> </text:span><text:span text:style-name="T613">сообщает, как перемещается человек:</text:span></text:p>
              <text:p text:style-name="P645"><text:span text:style-name="T642">I like to go </text:span><text:span text:style-name="T649">by taxi</text:span><text:span text:style-name="T642"> — Я люблю ездить </text:span><text:span text:style-name="T649">на такси</text:span><text:span text:style-name="T642">.</text:span></text:p>
              <text:p text:style-name="P632"/>
            </text:list-item>
            <text:list-item>
              <text:p text:style-name="P648"><text:span text:style-name="T612">b</text:span><text:span text:style-name="T558">y + self сообщает, что кто-то делает дело </text:span><text:span text:style-name="T614">сам</text:span><text:span text:style-name="T558">:</text:span></text:p>
            </text:list-item>
          </text:list>
          <text:p text:style-name="P646"><text:span text:style-name="T633"><text:s text:c="6"/>I prefer living </text:span><text:span text:style-name="T646">by myself</text:span><text:span text:style-name="T633"> — Я предпочитаю жить </text:span><text:span text:style-name="T646">самостоятельно</text:span><text:span text:style-name="T633">.</text:span></text:p>
          <text:p text:style-name="P632"/>
        </text:list-item>
        <text:list-item>
          <text:p text:style-name="P588"><text:span text:style-name="T615">f</text:span><text:span text:style-name="T612">or </text:span><text:span text:style-name="T615">переводится по разному</text:span><text:span text:style-name="T612">:</text:span></text:p>
          <text:p text:style-name="P632"/>
          <text:list>
            <text:list-item>
              <text:p text:style-name="P649"><text:span text:style-name="T612">о</text:span><text:span text:style-name="T558">значает «для» (указанной цели), когда с существительным или герундием:</text:span></text:p>
              <text:p text:style-name="P647"><text:span text:style-name="T633">Paul left Laura </text:span><text:span text:style-name="T646">for</text:span><text:span text:style-name="T633"> another woman! — Пол бросил Лауру </text:span><text:span text:style-name="T646">ради</text:span><text:span text:style-name="T633"> другой женщины!</text:span></text:p>
              <text:p text:style-name="P632"/>
            </text:list-item>
            <text:list-item>
              <text:p text:style-name="P635">означает «уже», когда указывает на длительность периода:</text:p>
              <text:p text:style-name="P645"><text:span text:style-name="T643">I’ve lived in this town </text:span><text:span text:style-name="T650">for</text:span><text:span text:style-name="T643"> all my life. — Я живу в этом городе </text:span><text:span text:style-name="T650">уже</text:span><text:span text:style-name="T643"> всю свою жизнь.</text:span></text:p>
            </text:list-item>
          </text:list>
          <text:p text:style-name="P632"/>
        </text:list-item>
        <text:list-item>
          <text:p text:style-name="P632">of <text:span text:style-name="T712">переводится по разному:</text:span></text:p>
          <text:p text:style-name="P632"/>
          <text:list>
            <text:list-item>
              <text:p text:style-name="P635">соответсвует родистельскому падежу (кого? чего?):</text:p>
              <text:p text:style-name="P641">Would you like a piece <text:span text:style-name="T4">of cake</text:span>? — Вы хотите кусочек <text:span text:style-name="T4">торта</text:span>?</text:p>
              <text:p text:style-name="P632"/>
            </text:list-item>
            <text:list-item>
              <text:p text:style-name="P588"><text:span text:style-name="T616">и</text:span><text:span text:style-name="T615">спользуется в связк</text:span><text:span text:style-name="T616">е</text:span><text:span text:style-name="T615"> determiner + of + noun: </text:span></text:p>
              <text:p text:style-name="P641"><text:span text:style-name="T473">Some of my friends</text:span> play computer games — <text:span text:style-name="T473">Некоторые мои друзья</text:span> играют в игры.</text:p>
            </text:list-item>
          </text:list>
        </text:list-item>
      </text:list>
      <text:p text:style-name="P515"/>
      <text:list xml:id="list183654324417659" text:continue-numbering="true" text:style-name="L46">
        <text:list-item>
          <text:p text:style-name="P589"><text:span text:style-name="T653">into, onto — </text:span><text:span text:style-name="T654">в</text:span><text:span text:style-name="T655">, на (с глаголами движения, подчеркивают направление, </text:span><text:span text:style-name="T654">отвечая на вопрос «куда? </text:span><text:span text:style-name="T657">(внутрь)</text:span><text:span text:style-name="T654">», тогда как in/on </text:span><text:span text:style-name="T656">чаще </text:span><text:span text:style-name="T654">отвечают на вопрос «где? </text:span><text:span text:style-name="T658">(внутри)</text:span><text:span text:style-name="T654">»</text:span><text:span text:style-name="T655">);</text:span></text:p>
        </text:list-item>
      </text:list>
      <text:p text:style-name="P515"/>
      <text:p text:style-name="P515"><text:span text:style-name="T711">Ф</text:span><text:span text:style-name="T713">разовые глаголы</text:span></text:p>
      <text:p text:style-name="P502"/>
      <text:p text:style-name="P307">Это <text:span text:style-name="T714">связки </text:span>глагол<text:span text:style-name="T714">ов</text:span> с предлог<text:span text:style-name="T714">ами</text:span>. Предлог<text:span text:style-name="T714">и</text:span> <text:span text:style-name="T714">в этом случае является послелогами, </text:span></text:p>
      <text:p text:style-name="P520">т. к. могут идти в отрыве от глагола.</text:p>
      <text:p text:style-name="P307"/>
      <text:p text:style-name="P44">Can you <text:span text:style-name="T4">turn</text:span> the light <text:span text:style-name="T4">on</text:span>? — Ты можешь <text:span text:style-name="T4">включить</text:span> свет?</text:p>
      <text:p text:style-name="P204"/>
      <text:p text:style-name="P204">После глагола может идти сразу несколько предлогов. <text:span text:style-name="T715">Первым будет послелог, </text:span></text:p>
      <text:p text:style-name="P205">а вторым — предлог требующий дополнения.</text:p>
      <text:p text:style-name="P204"/>
      <text:p text:style-name="P100">He got up off the floor — Он поднялся с пола. </text:p>
      <text:p text:style-name="P100"/>
      <text:p text:style-name="P10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0"/>
      <text:p text:style-name="P100">I look back on a few years of incredibly hard, but at the same time challenging work — </text:p>
      <text:p text:style-name="P100">Я вспоминаю годы невероятно тяжкой, но вместе с тем и захватывающей работы.</text:p>
      <text:p text:style-name="P100"/>
      <text:p text:style-name="P101">(look back — огядываться, вспоминать; предлог on показывает то, </text:p>
      <text:p text:style-name="P101">что вспоминают и трубет после себя пояснений)</text:p>
      <text:p text:style-name="P101"/>
      <text:p text:style-name="P206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6"/>
      <text:p text:style-name="P102">Turn on the light / Switch on the light — Включи свет.</text:p>
      <text:p text:style-name="P102">I’ll come back next week / I’ll return next week — Я вернусь на следующей неделе.</text:p>
      <text:p text:style-name="P206"/>
      <text:p text:style-name="P206"><text:soft-page-break/>Один и тот же фразовый глагол может иметь сразу несколько значений.</text:p>
      <text:p text:style-name="P206"/>
      <text:p text:style-name="P102">Come on, let’s get back to work — Ну же, давай вернемся к работе. (come on говорят, </text:p>
      <text:p text:style-name="P102">чтобы кого-то подбодрить или побудить к действию)</text:p>
      <text:p text:style-name="P44"/>
      <text:p text:style-name="P102">There was great applause when an actor came on — Были громкие аплодисменты, когда актер вышел на сцену (здесь come on означает «появляться на публике»).</text:p>
      <text:p text:style-name="P417"/>
      <text:p text:style-name="P225">Фразовые глаголы на основе глаголов движения</text:p>
      <text:p text:style-name="P207"/>
      <text:p text:style-name="P308"><text:span text:style-name="T617">Предлог для глагола движения выстувает в роли приставки (</text:span><text:span text:style-name="T618">бежать → отбежать</text:span><text:span text:style-name="T617">)</text:span></text:p>
      <text:p text:style-name="P309"><text:span text:style-name="T619">либо переда</text:span><text:span text:style-name="T620">е</text:span><text:span text:style-name="T619">т какой-то особый контекст для него:</text:span></text:p>
      <text:p text:style-name="P506"/>
      <text:list xml:id="list3670780962" text:style-name="L47">
        <text:list-item>
          <text:p text:style-name="P562">come in — войти;</text:p>
        </text:list-item>
        <text:list-item>
          <text:p text:style-name="P562">come out — выйти, появиться;</text:p>
        </text:list-item>
        <text:list-item>
          <text:p text:style-name="P562">come on — приближаться, появляться на сцене;</text:p>
        </text:list-item>
        <text:list-item>
          <text:p text:style-name="P562">come off — оторваться;</text:p>
        </text:list-item>
        <text:list-item>
          <text:p text:style-name="P562">come up — подойти, возникнуть, подняться до уровня;</text:p>
        </text:list-item>
        <text:list-item>
          <text:p text:style-name="P562">come down — опускаться, спадать, уменьшаться;</text:p>
        </text:list-item>
        <text:list-item>
          <text:p text:style-name="P562">come away — уходить;</text:p>
        </text:list-item>
        <text:list-item>
          <text:p text:style-name="P562">come back — возвращаться;</text:p>
        </text:list-item>
        <text:list-item>
          <text:p text:style-name="P562">come over — подходить;</text:p>
        </text:list-item>
        <text:list-item>
          <text:p text:style-name="P636">come round — заходить в гости, происходить в свое время;</text:p>
        </text:list-item>
      </text:list>
      <text:p text:style-name="P207"/>
      <text:p text:style-name="P207">Глаголами движения/<text:span text:style-name="T716">перемещения</text:span> являются:</text:p>
      <text:list xml:id="list2878480632" text:style-name="L48">
        <text:list-item>
          <text:p text:style-name="P563">go — идти;</text:p>
        </text:list-item>
        <text:list-item>
          <text:p text:style-name="P563">walk — ходить пешком;</text:p>
        </text:list-item>
        <text:list-item>
          <text:p text:style-name="P563">run — бегать;</text:p>
        </text:list-item>
        <text:list-item>
          <text:p text:style-name="P563">jump — прыгать;</text:p>
        </text:list-item>
        <text:list-item>
          <text:p text:style-name="P563">swim — плавать;</text:p>
        </text:list-item>
        <text:list-item>
          <text:p text:style-name="P563">climb — лазить;</text:p>
        </text:list-item>
        <text:list-item>
          <text:p text:style-name="P563">fall — падать;</text:p>
        </text:list-item>
        <text:list-item>
          <text:p text:style-name="P563">pass — передать;</text:p>
        </text:list-item>
        <text:list-item>
          <text:p text:style-name="P563">carry — нести;</text:p>
        </text:list-item>
        <text:list-item>
          <text:p text:style-name="P563">catch — ловить;</text:p>
        </text:list-item>
        <text:list-item>
          <text:p text:style-name="P563">take — брать;</text:p>
        </text:list-item>
        <text:list-item>
          <text:p text:style-name="P563">drive — ехать за рулем;</text:p>
        </text:list-item>
        <text:list-item>
          <text:p text:style-name="P563">fly — лететь на самолете;</text:p>
        </text:list-item>
        <text:list-item>
          <text:p text:style-name="P563">put — класть;</text:p>
          <text:p text:style-name="P563"/>
        </text:list-item>
      </text:list>
      <text:p text:style-name="P307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1377814161" text:style-name="L49">
        <text:list-item>
          <text:p text:style-name="P564">in — переместить(ся) в закрытое пространство;</text:p>
        </text:list-item>
        <text:list-item>
          <text:p text:style-name="P564">out — покинуть закрытое пространство;</text:p>
        </text:list-item>
        <text:list-item>
          <text:p text:style-name="P564">on — переместить(ся) на поверхность;</text:p>
        </text:list-item>
        <text:list-item>
          <text:p text:style-name="P564">off — убрать (с поверхности);</text:p>
        </text:list-item>
        <text:list-item>
          <text:p text:style-name="P564">up — переместить(ся) выше уровнем;</text:p>
        </text:list-item>
        <text:list-item>
          <text:p text:style-name="P564">down — переместить(ся) ниже уровнем;</text:p>
        </text:list-item>
        <text:list-item>
          <text:p text:style-name="P564">away — убрать(ся) прочь;</text:p>
        </text:list-item>
        <text:list-item>
          <text:p text:style-name="P564">back — вернуть(ся) назад;</text:p>
        </text:list-item>
        <text:list-item>
          <text:p text:style-name="P564">over — над (через);</text:p>
        </text:list-item>
        <text:list-item>
          <text:p text:style-name="P564">(a)round — вокруг;</text:p>
        </text:list-item>
      </text:list>
      <text:p text:style-name="P207"/>
      <text:p text:style-name="P547">Популярные фразовые глаголы:</text:p>
      <text:p text:style-name="P411"/>
      <text:list xml:id="list2080680203" text:style-name="L50">
        <text:list-item>
          <text:p text:style-name="P650">back off — <text:span text:style-name="T719">отступать;</text:span></text:p>
        </text:list-item>
        <text:list-item>
          <text:p text:style-name="P652">give up — <text:span text:style-name="T717">сдаваться;</text:span></text:p>
        </text:list-item>
        <text:list-item>
          <text:p text:style-name="P603">look back on — оглядываться на;</text:p>
        </text:list-item>
        <text:list-item>
          <text:p text:style-name="P603">stand up to — противостоять;</text:p>
        </text:list-item>
        <text:list-item>
          <text:p text:style-name="P603">do away with — избавиться от, закончить;</text:p>
        </text:list-item>
        <text:list-item>
          <text:p text:style-name="P603">come about — произойти, случиться;</text:p>
        </text:list-item>
        <text:list-item>
          <text:p text:style-name="P603">settle for — согласиться на (то, что есть);</text:p>
        </text:list-item>
        <text:list-item>
          <text:p text:style-name="P603">take over — перенимать, брать на себя;</text:p>
        </text:list-item>
        <text:list-item>
          <text:p text:style-name="P604">get off — выйти, сойти (стать на землю);</text:p>
        </text:list-item>
        <text:list-item>
          <text:p text:style-name="P604">get up — подняться (принять вертикальное положение);</text:p>
        </text:list-item>
        <text:list-item>
          <text:p text:style-name="P604">go back — вернуться назад;</text:p>
        </text:list-item>
        <text:list-item>
          <text:p text:style-name="P604">let in — впустить (внутрь);</text:p>
        </text:list-item>
        <text:list-item>
          <text:p text:style-name="P605">let down — подвести (не оправдать ожиданий);</text:p>
        </text:list-item>
        <text:list-item>
          <text:p text:style-name="P604">put down — положить вниз (из рук, на поверхность) ;</text:p>
        </text:list-item>
        <text:list-item>
          <text:p text:style-name="P604">hand on / hold on — подождать (попросить кого-то);</text:p>
        </text:list-item>
        <text:list-item>
          <text:p text:style-name="P604">turn down — отклонить, отказаться;</text:p>
        </text:list-item>
        <text:list-item>
          <text:p text:style-name="P611"><text:span text:style-name="T185">end up — </text:span><text:span text:style-name="T250">в итоге (оказаться в ситуации); </text:span></text:p>
        </text:list-item>
        <text:list-item>
          <text:p text:style-name="P612"><text:span text:style-name="T248">run into — </text:span><text:span text:style-name="T251">столкнуться с (неожиданно);</text:span></text:p>
        </text:list-item>
        <text:list-item>
          <text:p text:style-name="P612"><text:span text:style-name="T251">care for — заботиться, быть небезразличным;</text:span><text:span text:style-name="T248"> </text:span></text:p>
        </text:list-item>
        <text:list-item>
          <text:p text:style-name="P606">get over — преодолеть, справиться;</text:p>
        </text:list-item>
        <text:list-item>
          <text:p text:style-name="P607">break down — расстаться (прекратить отношения);</text:p>
        </text:list-item>
        <text:list-item>
          <text:p text:style-name="P607">get together — сойтись, начать встречаться;</text:p>
        </text:list-item>
        <text:list-item>
          <text:p text:style-name="P607">go out — ходить на свидание, встречаться;</text:p>
        </text:list-item>
        <text:list-item>
          <text:p text:style-name="P611">fall apart — закончить, распадаться (о браке);</text:p>
        </text:list-item>
        <text:list-item>
          <text:p text:style-name="P651">be away — отсутствовать, быть в отпуске;</text:p>
        </text:list-item>
        <text:list-item>
          <text:p text:style-name="P651">break up — разбиться на части;</text:p>
        </text:list-item>
        <text:list-item>
          <text:p text:style-name="P651">call back — перезванивать;</text:p>
        </text:list-item>
        <text:list-item>
          <text:p text:style-name="P651">fall down — упасть на землю;</text:p>
        </text:list-item>
        <text:list-item>
          <text:p text:style-name="P651">eat out — есть вне дома <text:span text:style-name="T717">(</text:span>в кафе <text:span text:style-name="T717">или </text:span>ресторане<text:span text:style-name="T717">);</text:span></text:p>
        </text:list-item>
        <text:list-item>
          <text:p text:style-name="P651">get out — <text:span text:style-name="T718">вынимать</text:span>, покинуть помещение;</text:p>
        </text:list-item>
        <text:list-item>
          <text:p text:style-name="P651">work out — заниматься спортом, решать проблему;</text:p>
        </text:list-item>
        <text:list-item>
          <text:p text:style-name="P651">find out — выяснить, узнать правду;</text:p>
        </text:list-item>
        <text:list-item>
          <text:p text:style-name="P651">turn out — <text:span text:style-name="T717">выясняться, открывать правду;</text:span></text:p>
        </text:list-item>
        <text:list-item>
          <text:p text:style-name="P651">turn on — <text:span text:style-name="T717">включить;</text:span></text:p>
        </text:list-item>
        <text:list-item>
          <text:p text:style-name="P651">turn off — <text:span text:style-name="T717">выключить;</text:span></text:p>
        </text:list-item>
        <text:list-item>
          <text:p text:style-name="P651">go on — <text:span text:style-name="T717">происходить (о ситуации);</text:span></text:p>
        </text:list-item>
        <text:list-item>
          <text:p text:style-name="P651">carry on — <text:span text:style-name="T717">продолжать;</text:span></text:p>
        </text:list-item>
        <text:list-item>
          <text:p text:style-name="P651">keep on — <text:span text:style-name="T717">постоянно делать;</text:span></text:p>
        </text:list-item>
        <text:list-item>
          <text:p text:style-name="P651">put on - <text:span text:style-name="T717">надевать (одежду), набирать вес;</text:span></text:p>
        </text:list-item>
        <text:list-item>
          <text:p text:style-name="P651">take off — <text:span text:style-name="T717">снимать (одежду);</text:span></text:p>
        </text:list-item>
        <text:list-item>
          <text:p text:style-name="P651">calm down — <text:span text:style-name="T717">успокоиться;</text:span></text:p>
        </text:list-item>
        <text:list-item>
          <text:p text:style-name="P650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3T18:36:53.066694015</dc:date>
    <meta:editing-duration>PT6H59M2S</meta:editing-duration>
    <meta:editing-cycles>94</meta:editing-cycles>
    <meta:generator>LibreOffice/6.4.7.2$Linux_X86_64 LibreOffice_project/40$Build-2</meta:generator>
    <meta:document-statistic meta:table-count="4" meta:image-count="0" meta:object-count="0" meta:page-count="33" meta:paragraph-count="1206" meta:word-count="11139" meta:character-count="68341" meta:non-whitespace-character-count="57956"/>
  </office:meta>
</office:document-meta>
</file>